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19000000030DFA708A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direction="reverse"/>
    </style:style>
    <style:style style:name="dp5" style:family="drawing-page">
      <style:drawing-page-properties presentation:background-visible="true" presentation:background-objects-visible="true" draw:fill="solid" draw:fill-color="#ffffff" presentation:display-footer="true" presentation:display-page-number="false" presentation:display-date-time="true" smil:direction="reverse"/>
    </style:style>
    <style:style style:name="gr1" style:family="graphic" style:parent-style-name="standard">
      <style:graphic-properties draw:stroke="solid" svg:stroke-width="0.026cm" svg:stroke-color="#000000" draw:fill="solid" draw:fill-color="#ccffff" draw:textarea-horizontal-align="center" draw:textarea-vertical-align="middle" fo:padding-top="0.013cm" fo:padding-bottom="0.013cm" fo:padding-left="0.013cm" fo:padding-right="0.013cm" draw:shadow="hidden" draw:shadow-color="#5e574e"/>
    </style:style>
    <style:style style:name="gr2" style:family="graphic" style:parent-style-name="standard">
      <style:graphic-properties draw:stroke="none" draw:fill="none" draw:textarea-horizontal-align="justify" draw:textarea-vertical-align="middle" draw:auto-grow-height="false" draw:auto-grow-width="false" fo:min-height="6.726cm" fo:min-width="0cm" fo:padding-top="0.13cm" fo:padding-bottom="0.13cm" fo:padding-left="0.25cm" fo:padding-right="0.25cm"/>
    </style:style>
    <style:style style:name="gr3" style:family="graphic" style:parent-style-name="standard" style:list-style-name="L8">
      <style:graphic-properties draw:stroke="none" draw:fill="none" draw:textarea-horizontal-align="center" draw:textarea-vertical-align="middle" draw:auto-grow-height="false" draw:auto-grow-width="false" fo:min-height="6.726cm" fo:min-width="0cm" fo:padding-top="0.13cm" fo:padding-bottom="0.13cm" fo:padding-left="0.25cm" fo:padding-right="0.25cm"/>
    </style:style>
    <style:style style:name="gr4" style:family="graphic" style:parent-style-name="standard">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draw:shadow-color="#5e574e"/>
    </style:style>
    <style:style style:name="gr5" style:family="graphic" style:parent-style-name="standard">
      <style:graphic-properties draw:stroke="solid" svg:stroke-width="0.106cm" svg:stroke-color="#000000"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5e574e"/>
    </style:style>
    <style:style style:name="gr6" style:family="graphic" style:parent-style-name="standard">
      <style:graphic-properties draw:stroke="none" draw:fill="none" draw:fill-color="#ff6600" draw:textarea-horizontal-align="left" draw:textarea-vertical-align="top" draw:auto-grow-height="true" draw:auto-grow-width="true" fo:min-height="1.011cm" fo:min-width="0cm" fo:padding-top="0.13cm" fo:padding-bottom="0.13cm" fo:padding-left="0.25cm" fo:padding-right="0.25cm" draw:shadow="hidden" draw:shadow-color="#5e574e"/>
    </style:style>
    <style:style style:name="gr7" style:family="graphic" style:parent-style-name="standard">
      <style:graphic-properties draw:stroke="none" draw:fill="solid" draw:fill-color="#ffffff" draw:textarea-horizontal-align="center" draw:textarea-vertical-align="middle" fo:min-height="1.271cm" draw:shadow="hidden" draw:shadow-color="#5e574e"/>
    </style:style>
    <style:style style:name="gr8" style:family="graphic" style:parent-style-name="standard">
      <style:graphic-properties draw:stroke="none" draw:fill="none" draw:textarea-horizontal-align="left" draw:textarea-vertical-align="top" draw:auto-grow-height="true" draw:auto-grow-width="true" fo:min-height="1.011cm" fo:min-width="0cm" fo:padding-top="0.13cm" fo:padding-bottom="0.13cm" fo:padding-left="0.25cm" fo:padding-right="0.25cm"/>
    </style:style>
    <style:style style:name="gr9" style:family="graphic" style:parent-style-name="standard">
      <style:graphic-properties draw:stroke="dash" draw:stroke-dash="Dash_20_1" svg:stroke-width="0.106cm" svg:stroke-color="#000000" draw:fill="solid" draw:fill-color="#ffffff" draw:textarea-horizontal-align="center" draw:textarea-vertical-align="middle" fo:padding-top="0.053cm" fo:padding-bottom="0.053cm" fo:padding-left="0.053cm" fo:padding-right="0.053cm" draw:shadow="hidden" draw:shadow-color="#5e574e"/>
    </style:style>
    <style:style style:name="gr10" style:family="graphic" style:parent-style-name="standard">
      <style:graphic-properties draw:stroke="none" draw:fill="none" draw:textarea-horizontal-align="justify" draw:textarea-vertical-align="middle" draw:auto-grow-height="false" draw:auto-grow-width="false" fo:min-height="13.923cm" fo:min-width="0cm" fo:padding-top="0.13cm" fo:padding-bottom="0.13cm" fo:padding-left="0.25cm" fo:padding-right="0.25cm"/>
    </style:style>
    <style:style style:name="gr11" style:family="graphic" style:parent-style-name="standard">
      <style:graphic-properties draw:stroke="dash" draw:stroke-dash="Dash_20_1" svg:stroke-width="0.106cm" svg:stroke-color="#000000" draw:fill="none" draw:fill-color="#ffffff" draw:textarea-horizontal-align="center" draw:textarea-vertical-align="middle" fo:padding-top="0.053cm" fo:padding-bottom="0.053cm" fo:padding-left="0.053cm" fo:padding-right="0.053cm" draw:shadow="hidden" draw:shadow-color="#5e574e"/>
    </style:style>
    <style:style style:name="gr12" style:family="graphic" style:parent-style-name="standard">
      <style:graphic-properties draw:stroke="none" draw:fill="gradient" draw:fill-color="#996633" draw:fill-gradient-name="Gradient_20_9" draw:textarea-horizontal-align="center" draw:textarea-vertical-align="middle" draw:shadow="hidden" draw:shadow-color="#5e574e"/>
    </style:style>
    <style:style style:name="gr13" style:family="graphic" style:parent-style-name="standard" style:list-style-name="L9">
      <style:graphic-properties draw:stroke="none" draw:fill="none" draw:textarea-horizontal-align="center" draw:textarea-vertical-align="middle" draw:auto-grow-height="false" draw:auto-grow-width="false" fo:min-height="12.017cm" fo:min-width="0cm" fo:padding-top="0.13cm" fo:padding-bottom="0.13cm" fo:padding-left="0.25cm" fo:padding-right="0.25cm"/>
    </style:style>
    <style:style style:name="gr14" style:family="graphic" style:parent-style-name="standard">
      <style:graphic-properties draw:stroke="none" draw:fill="gradient" draw:fill-color="#808000" draw:fill-gradient-name="Gradient_20_10" draw:textarea-horizontal-align="center" draw:textarea-vertical-align="middle" draw:shadow="hidden" draw:shadow-color="#5e574e"/>
    </style:style>
    <style:style style:name="gr15" style:family="graphic" style:parent-style-name="standard" style:list-style-name="L8">
      <style:graphic-properties draw:stroke="none" draw:fill="none" draw:textarea-horizontal-align="center" draw:textarea-vertical-align="middle" draw:auto-grow-height="false" draw:auto-grow-width="false" fo:min-height="9.721cm" fo:min-width="0cm" fo:padding-top="0.13cm" fo:padding-bottom="0.13cm" fo:padding-left="0.25cm" fo:padding-right="0.25cm"/>
    </style:style>
    <style:style style:name="gr16" style:family="graphic" style:parent-style-name="standard">
      <style:graphic-properties draw:stroke="none" draw:fill="solid" draw:fill-color="#ccecff" draw:textarea-horizontal-align="center" draw:textarea-vertical-align="middle" draw:shadow="hidden" draw:shadow-color="#5e574e"/>
    </style:style>
    <style:style style:name="gr17" style:family="graphic" style:parent-style-name="standard" style:list-style-name="L8">
      <style:graphic-properties draw:stroke="none" draw:fill="none" draw:textarea-horizontal-align="center" draw:textarea-vertical-align="middle" draw:auto-grow-height="false" draw:auto-grow-width="false" fo:min-height="12.017cm" fo:min-width="0cm" fo:padding-top="0.13cm" fo:padding-bottom="0.13cm" fo:padding-left="0.25cm" fo:padding-right="0.25cm"/>
    </style:style>
    <style:style style:name="gr18" style:family="graphic" style:parent-style-name="standard" style:list-style-name="L9">
      <style:graphic-properties draw:stroke="none" draw:fill="none" draw:textarea-horizontal-align="center" draw:textarea-vertical-align="middle" draw:auto-grow-height="false" draw:auto-grow-width="false" fo:min-height="12.017cm" fo:min-width="0cm" fo:padding-top="0.13cm" fo:padding-bottom="0.13cm" fo:padding-left="0.25cm" fo:padding-right="0.25cm"/>
    </style:style>
    <style:style style:name="gr19" style:family="graphic" style:parent-style-name="standard" style:list-style-name="L8">
      <style:graphic-properties draw:stroke="none" draw:fill="none" draw:textarea-horizontal-align="center" draw:textarea-vertical-align="middle" draw:auto-grow-height="false" draw:auto-grow-width="false" fo:min-height="12.017cm" fo:min-width="0cm" fo:padding-top="0.13cm" fo:padding-bottom="0.13cm" fo:padding-left="0.25cm" fo:padding-right="0.25cm"/>
    </style:style>
    <style:style style:name="gr20" style:family="graphic" style:parent-style-name="standard" style:list-style-name="L8">
      <style:graphic-properties draw:stroke="none" draw:fill="none" draw:textarea-horizontal-align="center" draw:textarea-vertical-align="middle" draw:auto-grow-height="false" draw:auto-grow-width="false" fo:min-height="12.017cm" fo:min-width="0cm" fo:padding-top="0.13cm" fo:padding-bottom="0.13cm" fo:padding-left="0.25cm" fo:padding-right="0.25cm"/>
    </style:style>
    <style:style style:name="gr21" style:family="graphic" style:parent-style-name="standard">
      <style:graphic-properties draw:stroke="none" draw:fill="none" draw:textarea-horizontal-align="justify" draw:textarea-vertical-align="middle" draw:auto-grow-height="false" draw:auto-grow-width="false" fo:min-height="12.017cm" fo:min-width="0cm" fo:padding-top="0.13cm" fo:padding-bottom="0.13cm" fo:padding-left="0.25cm" fo:padding-right="0.25cm"/>
    </style:style>
    <style:style style:name="gr22" style:family="graphic" style:parent-style-name="standard">
      <style:graphic-properties draw:stroke="none" draw:fill="solid" draw:fill-color="#ff6600" draw:textarea-horizontal-align="center" draw:textarea-vertical-align="middle" draw:shadow="hidden" draw:shadow-color="#5e574e"/>
    </style:style>
    <style:style style:name="gr23" style:family="graphic" style:parent-style-name="standard">
      <style:graphic-properties draw:stroke="none" draw:fill="none" draw:textarea-horizontal-align="justify" draw:textarea-vertical-align="middle" draw:auto-grow-height="false" draw:auto-grow-width="false" fo:min-height="1.011cm" fo:min-width="0cm" fo:padding-top="0.13cm" fo:padding-bottom="0.13cm" fo:padding-left="0.25cm" fo:padding-right="0.25cm"/>
    </style:style>
    <style:style style:name="gr24" style:family="graphic" style:parent-style-name="standard">
      <style:graphic-properties draw:stroke="dash" draw:stroke-dash="Dash_20_2" svg:stroke-width="0.106cm" svg:stroke-color="#000000" draw:fill="none" draw:fill-color="#ffffff" draw:textarea-horizontal-align="center" draw:textarea-vertical-align="middle" fo:padding-top="0.053cm" fo:padding-bottom="0.053cm" fo:padding-left="0.053cm" fo:padding-right="0.053cm" draw:shadow="hidden" draw:shadow-color="#5e574e"/>
    </style:style>
    <style:style style:name="gr25" style:family="graphic" style:parent-style-name="standard">
      <style:graphic-properties draw:stroke="dash" draw:stroke-dash="Dash_20_2" svg:stroke-width="0.106cm" svg:stroke-color="#000000"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5e574e"/>
    </style:style>
    <style:style style:name="gr26" style:family="graphic" style:parent-style-name="standard">
      <style:graphic-properties draw:stroke="solid" svg:stroke-width="0.035cm" svg:stroke-color="#000000" draw:fill="solid" draw:fill-color="#c0fef9" draw:textarea-horizontal-align="center" draw:textarea-vertical-align="middle" fo:padding-top="0.017cm" fo:padding-bottom="0.017cm" fo:padding-left="0.017cm" fo:padding-right="0.017cm" draw:shadow="hidden" draw:shadow-color="#5e574e"/>
    </style:style>
    <style:style style:name="gr27" style:family="graphic" style:parent-style-name="standard">
      <style:graphic-properties draw:stroke="solid" svg:stroke-width="0.035cm" svg:stroke-color="#000000" draw:fill="solid" draw:fill-color="#ffffff" draw:textarea-horizontal-align="center" draw:textarea-vertical-align="middle" fo:min-height="0.971cm" fo:padding-top="0.017cm" fo:padding-bottom="0.017cm" fo:padding-left="0.017cm" fo:padding-right="0.017cm" draw:shadow="hidden" draw:shadow-color="#5e574e"/>
    </style:style>
    <style:style style:name="gr28" style:family="graphic" style:parent-style-name="standard">
      <style:graphic-properties draw:stroke="none" draw:fill="none" draw:fill-color="#ffffff" draw:textarea-horizontal-align="justify" draw:textarea-vertical-align="top" draw:auto-grow-height="true" draw:auto-grow-width="false" fo:min-height="0.71cm" fo:min-width="0cm" fo:padding-top="0.13cm" fo:padding-bottom="0.13cm" fo:padding-left="0.25cm" fo:padding-right="0.25cm"/>
    </style:style>
    <style:style style:name="gr29" style:family="graphic" style:parent-style-name="standard">
      <style:graphic-properties draw:stroke="solid" svg:stroke-width="0.035cm" svg:stroke-color="#000000" draw:fill="solid" draw:fill-color="#ffffff" draw:textarea-horizontal-align="center" draw:textarea-vertical-align="middle" fo:padding-top="0.017cm" fo:padding-bottom="0.017cm" fo:padding-left="0.017cm" fo:padding-right="0.017cm" draw:shadow="hidden" draw:shadow-color="#5e574e"/>
    </style:style>
    <style:style style:name="gr30" style:family="graphic" style:parent-style-name="standard">
      <style:graphic-properties draw:stroke="none" draw:fill="none" draw:fill-color="#ffffff" draw:textarea-horizontal-align="left" draw:textarea-vertical-align="top" draw:auto-grow-height="true" draw:auto-grow-width="false" fo:min-height="0.71cm" fo:min-width="0cm" fo:padding-top="0.13cm" fo:padding-bottom="0.13cm" fo:padding-left="0.25cm" fo:padding-right="0.25cm"/>
    </style:style>
    <style:style style:name="gr31"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5e574e"/>
    </style:style>
    <style:style style:name="gr32" style:family="graphic" style:parent-style-name="standard">
      <style:graphic-properties draw:stroke="none" draw:fill="none" draw:fill-color="#ffffff" draw:textarea-horizontal-align="left" draw:textarea-vertical-align="top" draw:auto-grow-height="true" draw:auto-grow-width="true" fo:min-height="0.76cm" fo:min-width="0cm" fo:padding-top="0.13cm" fo:padding-bottom="0.13cm" fo:padding-left="0.25cm" fo:padding-right="0.25cm" draw:shadow="hidden" draw:shadow-color="#5e574e"/>
    </style:style>
    <style:style style:name="gr33" style:family="graphic" style:parent-style-name="standard">
      <style:graphic-properties draw:stroke="solid" svg:stroke-width="0.035cm" svg:stroke-color="#000000" draw:fill="solid" draw:fill-color="#fcfeb9" draw:textarea-horizontal-align="center" draw:textarea-vertical-align="middle" fo:padding-top="0.017cm" fo:padding-bottom="0.017cm" fo:padding-left="0.017cm" fo:padding-right="0.017cm" draw:shadow="hidden" draw:shadow-color="#5e574e"/>
    </style:style>
    <style:style style:name="gr34" style:family="graphic" style:parent-style-name="standard">
      <style:graphic-properties draw:stroke="solid" svg:stroke-width="0.035cm" svg:stroke-color="#000000" draw:fill="solid" draw:fill-color="#ffcc00" draw:textarea-horizontal-align="center" draw:textarea-vertical-align="middle" fo:padding-top="0.017cm" fo:padding-bottom="0.017cm" fo:padding-left="0.017cm" fo:padding-right="0.017cm" draw:shadow="hidden" draw:shadow-color="#5e574e"/>
    </style:style>
    <style:style style:name="gr35" style:family="graphic" style:parent-style-name="standard">
      <style:graphic-properties draw:stroke="solid" svg:stroke-width="0.035cm" svg:stroke-color="#000000" draw:fill="solid" draw:fill-color="#dbffb8" draw:textarea-horizontal-align="center" draw:textarea-vertical-align="middle" fo:padding-top="0.017cm" fo:padding-bottom="0.017cm" fo:padding-left="0.017cm" fo:padding-right="0.017cm" draw:shadow="hidden" draw:shadow-color="#5e574e"/>
    </style:style>
    <style:style style:name="gr36" style:family="graphic" style:parent-style-name="standard">
      <style:graphic-properties draw:stroke="solid" svg:stroke-width="0.212cm" svg:stroke-color="#000000" draw:marker-end="Extrémité_20_de_20_ligne_20_17"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37" style:family="graphic" style:parent-style-name="standard">
      <style:graphic-properties draw:stroke="none" draw:fill="none" draw:fill-color="#ffffff" draw:textarea-horizontal-align="left" draw:textarea-vertical-align="top" draw:auto-grow-height="true" draw:auto-grow-width="true" fo:min-height="0.676cm" fo:min-width="0cm" fo:padding-top="0.13cm" fo:padding-bottom="0.13cm" fo:padding-left="0.25cm" fo:padding-right="0.25cm" draw:shadow="hidden" draw:shadow-color="#5e574e"/>
    </style:style>
    <style:style style:name="gr38" style:family="graphic" style:parent-style-name="standard">
      <style:graphic-properties draw:stroke="none" draw:fill="none" draw:fill-color="#ffffff" draw:textarea-horizontal-align="left" draw:textarea-vertical-align="top" draw:auto-grow-height="true" draw:auto-grow-width="true" fo:min-height="0.675cm" fo:min-width="0cm" fo:padding-top="0.13cm" fo:padding-bottom="0.13cm" fo:padding-left="0.25cm" fo:padding-right="0.25cm" draw:shadow="hidden" draw:shadow-color="#5e574e"/>
    </style:style>
    <style:style style:name="gr39" style:family="graphic" style:parent-style-name="standard">
      <style:graphic-properties draw:stroke="none" draw:fill="solid" draw:fill-color="#ffffff" draw:textarea-horizontal-align="center" draw:textarea-vertical-align="middle" fo:min-height="1.615cm" draw:shadow="hidden" draw:shadow-color="#5e574e"/>
    </style:style>
    <style:style style:name="gr40" style:family="graphic" style:parent-style-name="standard">
      <style:graphic-properties draw:stroke="none" draw:fill="none" draw:textarea-horizontal-align="justify" draw:textarea-vertical-align="top" draw:auto-grow-height="true" draw:auto-grow-width="true" fo:min-height="1.355cm" fo:min-width="0cm" fo:padding-top="0.13cm" fo:padding-bottom="0.13cm" fo:padding-left="0.25cm" fo:padding-right="0.25cm"/>
    </style:style>
    <style:style style:name="gr41" style:family="graphic" style:parent-style-name="standard">
      <style:graphic-properties draw:stroke="solid" svg:stroke-width="0.035cm" svg:stroke-color="#000000" draw:fill="none" draw:fill-color="#ffffff" draw:textarea-horizontal-align="center" draw:textarea-vertical-align="middle" fo:min-height="0.883cm" fo:padding-top="0.017cm" fo:padding-bottom="0.017cm" fo:padding-left="0.017cm" fo:padding-right="0.017cm" draw:shadow="hidden" draw:shadow-color="#5e574e"/>
    </style:style>
    <style:style style:name="gr42" style:family="graphic" style:parent-style-name="standard">
      <style:graphic-properties draw:stroke="none" draw:fill="none" draw:textarea-horizontal-align="left" draw:textarea-vertical-align="top" draw:auto-grow-height="true" draw:auto-grow-width="true" fo:min-height="0.623cm" fo:min-width="0cm" fo:padding-top="0.13cm" fo:padding-bottom="0.13cm" fo:padding-left="0.25cm" fo:padding-right="0.25cm"/>
    </style:style>
    <style:style style:name="gr43" style:family="graphic" style:parent-style-name="standard">
      <style:graphic-properties draw:stroke="solid" svg:stroke-width="0.026cm" svg:stroke-color="#000000" draw:marker-end="Extrémité_20_de_20_ligne_20_18" draw:marker-end-width="0.21cm" draw:marker-end-center="false" draw:fill="none" draw:fill-color="#ffffff" draw:textarea-horizontal-align="center" draw:textarea-vertical-align="middle" fo:padding-top="0.013cm" fo:padding-bottom="0.013cm" fo:padding-left="0.013cm" fo:padding-right="0.013cm" draw:shadow="hidden" draw:shadow-color="#5e574e" draw:start-line-spacing-horizontal="0cm" draw:start-line-spacing-vertical="0cm" draw:end-line-spacing-horizontal="0cm" draw:end-line-spacing-vertical="0cm"/>
    </style:style>
    <style:style style:name="gr44" style:family="graphic" style:parent-style-name="standard">
      <style:graphic-properties draw:stroke="solid" svg:stroke-width="0.212cm" svg:stroke-color="#996633" draw:marker-end="Extrémité_20_de_20_ligne_20_19"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45" style:family="graphic" style:parent-style-name="standard">
      <style:graphic-properties draw:stroke="none" draw:fill="none" draw:fill-color="#ffffff" draw:textarea-horizontal-align="left" draw:textarea-vertical-align="top" draw:auto-grow-height="true" draw:auto-grow-width="true" fo:min-height="0.588cm" fo:min-width="0cm" fo:padding-top="0.13cm" fo:padding-bottom="0.13cm" fo:padding-left="0.25cm" fo:padding-right="0.25cm" draw:shadow="hidden" draw:shadow-color="#5e574e"/>
    </style:style>
    <style:style style:name="gr46" style:family="graphic" style:parent-style-name="standard">
      <style:graphic-properties draw:stroke="solid" svg:stroke-width="0.106cm" svg:stroke-color="#996633" draw:fill="none" draw:fill-color="#ffffff" draw:textarea-horizontal-align="center" draw:textarea-vertical-align="middle" fo:padding-top="0.053cm" fo:padding-bottom="0.053cm" fo:padding-left="0.053cm" fo:padding-right="0.053cm" draw:shadow="hidden" draw:shadow-color="#5e574e"/>
    </style:style>
    <style:style style:name="gr47" style:family="graphic" style:parent-style-name="standard">
      <style:graphic-properties draw:stroke="none" draw:fill="none" draw:fill-color="#ffffff" draw:textarea-horizontal-align="left" draw:textarea-vertical-align="top" draw:auto-grow-height="true" draw:auto-grow-width="false" fo:min-height="0.587cm" fo:min-width="0cm" fo:padding-top="0.13cm" fo:padding-bottom="0.13cm" fo:padding-left="0.25cm" fo:padding-right="0.25cm" draw:shadow="hidden" draw:shadow-color="#5e574e"/>
    </style:style>
    <style:style style:name="gr48" style:family="graphic" style:parent-style-name="standard">
      <style:graphic-properties draw:stroke="dash" draw:stroke-dash="Dash_20_3" svg:stroke-width="0.212cm" svg:stroke-color="#ffcc00" draw:marker-end="Extrémité_20_de_20_ligne_20_20"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49" style:family="graphic" style:parent-style-name="standard">
      <style:graphic-properties draw:stroke="none" draw:fill="none" draw:fill-color="#ffffff" draw:textarea-horizontal-align="left" draw:textarea-vertical-align="top" draw:auto-grow-height="true" draw:auto-grow-width="true" fo:min-height="2.36cm" fo:min-width="0cm" fo:padding-top="0.13cm" fo:padding-bottom="0.13cm" fo:padding-left="0.25cm" fo:padding-right="0.25cm" draw:shadow="hidden" draw:shadow-color="#5e574e"/>
    </style:style>
    <style:style style:name="gr50" style:family="graphic" style:parent-style-name="standard">
      <style:graphic-properties draw:stroke="solid" svg:stroke-width="0.212cm" svg:stroke-color="#996633" draw:marker-end="Extrémité_20_de_20_ligne_20_21"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51" style:family="graphic" style:parent-style-name="standard">
      <style:graphic-properties draw:stroke="solid" svg:stroke-width="0.212cm" svg:stroke-color="#996633" draw:marker-start="Extrémité_20_de_20_ligne_20_22" draw:marker-start-width="0.636cm" draw:marker-start-center="false" draw:fill="none" draw:fill-color="#ffffff" draw:textarea-horizontal-align="center" draw:textarea-vertical-align="middle" fo:padding-top="0.106cm" fo:padding-bottom="0.106cm" fo:padding-left="0.106cm" fo:padding-right="0.106cm" draw:shadow="hidden" draw:shadow-color="#5e574e"/>
    </style:style>
    <style:style style:name="gr52" style:family="graphic" style:parent-style-name="standard">
      <style:graphic-properties draw:stroke="solid" svg:stroke-width="0.212cm" svg:stroke-color="#000000" draw:marker-end="Extrémité_20_de_20_ligne_20_23"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53" style:family="graphic" style:parent-style-name="standard">
      <style:graphic-properties draw:stroke="dash" draw:stroke-dash="Dash_20_3" svg:stroke-width="0.212cm" svg:stroke-color="#ffcc00" draw:marker-end="Extrémité_20_de_20_ligne_20_24" draw:marker-end-width="0.636cm" draw:marker-end-center="false" draw:fill="none" draw:fill-color="#ffffff" draw:textarea-horizontal-align="center" draw:textarea-vertical-align="middle" fo:padding-top="0.106cm" fo:padding-bottom="0.106cm" fo:padding-left="0.106cm" fo:padding-right="0.106cm" draw:shadow="hidden" draw:shadow-color="#5e574e"/>
    </style:style>
    <style:style style:name="gr54" style:family="graphic" style:parent-style-name="standard">
      <style:graphic-properties draw:stroke="dash" draw:stroke-dash="Dash_20_3" svg:stroke-width="0.212cm" svg:stroke-color="#ffcc00" draw:marker-start="Extrémité_20_de_20_ligne_20_25" draw:marker-start-width="0.636cm" draw:marker-start-center="false" draw:fill="none" draw:fill-color="#ffffff" draw:textarea-horizontal-align="center" draw:textarea-vertical-align="middle" fo:padding-top="0.106cm" fo:padding-bottom="0.106cm" fo:padding-left="0.106cm" fo:padding-right="0.106cm" draw:shadow="hidden" draw:shadow-color="#5e574e"/>
    </style:style>
    <style:style style:name="gr55" style:family="graphic" style:parent-style-name="standard">
      <style:graphic-properties draw:stroke="solid" svg:stroke-width="0.053cm" svg:stroke-color="#393939" draw:fill="solid" draw:fill-color="#eaeaea" draw:textarea-horizontal-align="center" draw:textarea-vertical-align="middle" fo:padding-top="0.026cm" fo:padding-bottom="0.026cm" fo:padding-left="0.026cm" fo:padding-right="0.026cm" draw:shadow="hidden" draw:shadow-color="#393939"/>
    </style:style>
    <style:style style:name="gr56" style:family="graphic" style:parent-style-name="standard">
      <style:graphic-properties draw:stroke="none" draw:fill="none" draw:fill-color="#cbcbcb" draw:textarea-horizontal-align="right" draw:textarea-vertical-align="top" draw:auto-grow-height="true" draw:auto-grow-width="true" fo:min-height="0.588cm" fo:min-width="0cm" fo:padding-top="0.13cm" fo:padding-bottom="0.13cm" fo:padding-left="0.25cm" fo:padding-right="0.25cm" draw:shadow="hidden" draw:shadow-color="#393939"/>
    </style:style>
    <style:style style:name="gr57" style:family="graphic" style:parent-style-name="standard">
      <style:graphic-properties draw:stroke="solid" svg:stroke-width="0.035cm" svg:stroke-color="#868686" draw:fill="solid" draw:fill-color="#cbcbcb" draw:textarea-horizontal-align="center" draw:textarea-vertical-align="middle" fo:min-height="1.002cm" fo:padding-top="0.017cm" fo:padding-bottom="0.017cm" fo:padding-left="0.017cm" fo:padding-right="0.017cm" draw:shadow="visible" draw:shadow-offset-x="0.212cm" draw:shadow-offset-y="0.212cm" draw:shadow-color="#393939"/>
    </style:style>
    <style:style style:name="gr58" style:family="graphic" style:parent-style-name="standard">
      <style:graphic-properties draw:stroke="none" draw:fill="none" draw:textarea-horizontal-align="justify" draw:textarea-vertical-align="middle" draw:auto-grow-height="false" draw:auto-grow-width="false" fo:min-height="0.742cm" fo:min-width="0cm" fo:padding-top="0.13cm" fo:padding-bottom="0.13cm" fo:padding-left="0.25cm" fo:padding-right="0.25cm"/>
    </style:style>
    <style:style style:name="gr59" style:family="graphic" style:parent-style-name="standard">
      <style:graphic-properties draw:stroke="solid" svg:stroke-width="0.035cm" svg:stroke-color="#868686" draw:fill="solid" draw:fill-color="#cbcbcb" draw:textarea-horizontal-align="center" draw:textarea-vertical-align="middle" fo:min-height="1.2cm" fo:padding-top="0.017cm" fo:padding-bottom="0.017cm" fo:padding-left="0.017cm" fo:padding-right="0.017cm" draw:shadow="visible" draw:shadow-offset-x="0.212cm" draw:shadow-offset-y="0.212cm" draw:shadow-color="#393939"/>
    </style:style>
    <style:style style:name="gr60" style:family="graphic" style:parent-style-name="standard" style:list-style-name="L10">
      <style:graphic-properties draw:stroke="none" draw:fill="none" draw:textarea-horizontal-align="center" draw:textarea-vertical-align="middle" draw:auto-grow-height="false" draw:auto-grow-width="false" fo:min-height="0.94cm" fo:min-width="0cm" fo:padding-top="0.13cm" fo:padding-bottom="0.13cm" fo:padding-left="0.25cm" fo:padding-right="0.25cm"/>
    </style:style>
    <style:style style:name="gr61" style:family="graphic" style:parent-style-name="standard">
      <style:graphic-properties draw:stroke="solid" svg:stroke-width="0.035cm" svg:stroke-color="#868686" draw:fill="gradient" draw:fill-color="#eaeaea" draw:fill-gradient-name="Gradient_20_11" draw:textarea-horizontal-align="center" draw:textarea-vertical-align="middle" fo:min-height="4.869cm" fo:padding-top="0.017cm" fo:padding-bottom="0.017cm" fo:padding-left="0.017cm" fo:padding-right="0.017cm" draw:shadow="visible" draw:shadow-offset-x="0.212cm" draw:shadow-offset-y="0.212cm" draw:shadow-color="#393939"/>
    </style:style>
    <style:style style:name="gr62" style:family="graphic" style:parent-style-name="standard" style:list-style-name="L10">
      <style:graphic-properties draw:stroke="none" draw:fill="none" draw:textarea-horizontal-align="center" draw:textarea-vertical-align="middle" draw:auto-grow-height="false" draw:auto-grow-width="false" fo:min-height="4.609cm" fo:min-width="0cm" fo:padding-top="0.13cm" fo:padding-bottom="0.13cm" fo:padding-left="0.25cm" fo:padding-right="0.25cm"/>
    </style:style>
    <style:style style:name="gr63" style:family="graphic" style:parent-style-name="standard">
      <style:graphic-properties draw:stroke="solid" svg:stroke-width="0.035cm" svg:stroke-color="#868686" draw:fill="solid" draw:fill-color="#cbcbcb" draw:textarea-horizontal-align="center" draw:textarea-vertical-align="middle" fo:min-height="0.901cm" fo:padding-top="0.017cm" fo:padding-bottom="0.017cm" fo:padding-left="0.017cm" fo:padding-right="0.017cm" draw:shadow="visible" draw:shadow-offset-x="0.212cm" draw:shadow-offset-y="0.212cm" draw:shadow-color="#393939"/>
    </style:style>
    <style:style style:name="gr64" style:family="graphic" style:parent-style-name="standard" style:list-style-name="L10">
      <style:graphic-properties draw:stroke="none" draw:fill="none" draw:textarea-horizontal-align="center" draw:textarea-vertical-align="middle" draw:auto-grow-height="false" draw:auto-grow-width="false" fo:min-height="0.641cm" fo:min-width="0cm" fo:padding-top="0.13cm" fo:padding-bottom="0.13cm" fo:padding-left="0.25cm" fo:padding-right="0.25cm"/>
    </style:style>
    <style:style style:name="gr65" style:family="graphic" style:parent-style-name="standard">
      <style:graphic-properties draw:stroke="solid" svg:stroke-width="0.035cm" svg:stroke-color="#868686" draw:fill="gradient" draw:fill-color="#cbcbcb" draw:fill-gradient-name="Gradient_20_12" draw:textarea-horizontal-align="center" draw:textarea-vertical-align="middle" fo:min-height="1.385cm" fo:padding-top="0.017cm" fo:padding-bottom="0.017cm" fo:padding-left="0.017cm" fo:padding-right="0.017cm" draw:shadow="visible" draw:shadow-offset-x="0.212cm" draw:shadow-offset-y="0.212cm" draw:shadow-color="#393939"/>
    </style:style>
    <style:style style:name="gr66" style:family="graphic" style:parent-style-name="standard" style:list-style-name="L10">
      <style:graphic-properties draw:stroke="none" draw:fill="none" draw:textarea-horizontal-align="center" draw:textarea-vertical-align="middle" draw:auto-grow-height="false" draw:auto-grow-width="false" fo:min-height="1.125cm" fo:min-width="0cm" fo:padding-top="0.13cm" fo:padding-bottom="0.13cm" fo:padding-left="0.25cm" fo:padding-right="0.25cm"/>
    </style:style>
    <style:style style:name="gr67" style:family="graphic" style:parent-style-name="standard">
      <style:graphic-properties draw:stroke="dash" draw:stroke-dash="Dash_20_4" svg:stroke-width="0.141cm" svg:stroke-color="#4d4d4d" draw:marker-start="Extrémité_20_de_20_ligne_20_26" draw:marker-start-width="0.423cm" draw:marker-start-center="false" draw:marker-end="Extrémité_20_de_20_ligne_20_27" draw:marker-end-width="0.423cm" draw:marker-end-center="false" draw:fill="none" draw:fill-color="#ffffff" draw:textarea-horizontal-align="center" draw:textarea-vertical-align="middle" fo:padding-top="0.07cm" fo:padding-bottom="0.07cm" fo:padding-left="0.07cm" fo:padding-right="0.07cm" draw:shadow="hidden" draw:shadow-color="#393939" draw:start-line-spacing-horizontal="0cm" draw:start-line-spacing-vertical="0cm" draw:end-line-spacing-horizontal="0cm" draw:end-line-spacing-vertical="0cm"/>
    </style:style>
    <style:style style:name="gr68" style:family="graphic" style:parent-style-name="standard">
      <style:graphic-properties draw:stroke="solid" svg:stroke-width="0.053cm" svg:stroke-color="#000000" draw:marker-end="Arrow" draw:marker-end-width="0.31cm" draw:marker-end-center="false" draw:fill="none" draw:fill-color="#ffffff" draw:textarea-horizontal-align="center" draw:textarea-vertical-align="middle" fo:padding-top="0.026cm" fo:padding-bottom="0.026cm" fo:padding-left="0.026cm" fo:padding-right="0.026cm" draw:shadow="hidden" draw:shadow-color="#393939" draw:start-line-spacing-horizontal="0cm" draw:start-line-spacing-vertical="0cm" draw:end-line-spacing-horizontal="0cm" draw:end-line-spacing-vertical="0cm"/>
    </style:style>
    <style:style style:name="gr69" style:family="graphic" style:parent-style-name="standard">
      <style:graphic-properties draw:stroke="solid" svg:stroke-width="0.053cm" svg:stroke-color="#0000ff" draw:marker-end="Arrow" draw:marker-end-width="0.31cm" draw:marker-end-center="false" draw:fill="none" draw:fill-color="#ffffff" draw:textarea-horizontal-align="center" draw:textarea-vertical-align="middle" fo:padding-top="0.026cm" fo:padding-bottom="0.026cm" fo:padding-left="0.026cm" fo:padding-right="0.026cm" draw:shadow="hidden" draw:shadow-color="#393939" draw:start-line-spacing-horizontal="0cm" draw:start-line-spacing-vertical="0cm" draw:end-line-spacing-horizontal="0cm" draw:end-line-spacing-vertical="0cm"/>
    </style:style>
    <style:style style:name="gr70" style:family="graphic" style:parent-style-name="standard">
      <style:graphic-properties draw:stroke="solid" svg:stroke-width="0.071cm" svg:stroke-color="#393939" draw:fill="solid" draw:fill-color="#ffffff" draw:textarea-horizontal-align="center" draw:textarea-vertical-align="middle" fo:padding-top="0.035cm" fo:padding-bottom="0.035cm" fo:padding-left="0.035cm" fo:padding-right="0.035cm" draw:shadow="hidden" draw:shadow-color="#393939"/>
    </style:style>
    <style:style style:name="gr71" style:family="graphic" style:parent-style-name="standard">
      <style:graphic-properties draw:stroke="solid" svg:stroke-width="0.053cm" svg:stroke-color="#393939" draw:fill="none" draw:fill-color="#ffffff" draw:textarea-horizontal-align="center" draw:textarea-vertical-align="middle" fo:padding-top="0.026cm" fo:padding-bottom="0.026cm" fo:padding-left="0.026cm" fo:padding-right="0.026cm" draw:shadow="hidden" draw:shadow-color="#393939" draw:start-line-spacing-horizontal="0cm" draw:start-line-spacing-vertical="0cm" draw:end-line-spacing-horizontal="0cm" draw:end-line-spacing-vertical="0cm"/>
    </style:style>
    <style:style style:name="gr72" style:family="graphic" style:parent-style-name="standard">
      <style:graphic-properties draw:stroke="none" draw:fill="none" draw:textarea-horizontal-align="justify" draw:textarea-vertical-align="middle" draw:auto-grow-height="false" draw:auto-grow-width="false" fo:min-height="0.94cm" fo:min-width="0cm" fo:padding-top="0.13cm" fo:padding-bottom="0.13cm" fo:padding-left="0.25cm" fo:padding-right="0.25cm"/>
    </style:style>
    <style:style style:name="gr73" style:family="graphic" style:parent-style-name="standard">
      <style:graphic-properties draw:stroke="solid" svg:stroke-width="0.035cm" svg:stroke-color="#868686" draw:fill="solid" draw:fill-color="#cbcbcb" draw:textarea-horizontal-align="center" draw:textarea-vertical-align="middle" fo:min-height="1.201cm" fo:padding-top="0.017cm" fo:padding-bottom="0.017cm" fo:padding-left="0.017cm" fo:padding-right="0.017cm" draw:shadow="visible" draw:shadow-offset-x="0.212cm" draw:shadow-offset-y="0.212cm" draw:shadow-color="#393939"/>
    </style:style>
    <style:style style:name="gr74" style:family="graphic" style:parent-style-name="standard">
      <style:graphic-properties draw:stroke="none" draw:fill="none" draw:textarea-horizontal-align="justify" draw:textarea-vertical-align="middle" draw:auto-grow-height="false" draw:auto-grow-width="false" fo:min-height="0.941cm" fo:min-width="0cm" fo:padding-top="0.13cm" fo:padding-bottom="0.13cm" fo:padding-left="0.25cm" fo:padding-right="0.25cm"/>
    </style:style>
    <style:style style:name="gr75" style:family="graphic" style:parent-style-name="standard">
      <style:graphic-properties draw:stroke="none" svg:stroke-color="#000000" draw:fill="none" draw:fill-color="#ffffff" draw:auto-grow-height="true" draw:auto-grow-width="false" fo:max-height="0cm" fo:min-height="0.721cm"/>
    </style:style>
    <style:style style:name="gr76" style:family="graphic" style:parent-style-name="standard">
      <style:graphic-properties svg:stroke-width="0.1cm" draw:marker-start-width="0.45cm" draw:marker-end-width="0.45cm" draw:fill="none" draw:textarea-horizontal-align="center" draw:textarea-vertical-align="middle" fo:padding-top="0.05cm" fo:padding-bottom="0.05cm" fo:padding-left="0.05cm" fo:padding-right="0.05cm"/>
    </style:style>
    <style:style style:name="gr77" style:family="graphic" style:parent-style-name="standard">
      <style:graphic-properties draw:stroke="solid" svg:stroke-width="0.053cm" svg:stroke-color="#393939" draw:fill="solid" draw:fill-color="#ffffff" draw:textarea-horizontal-align="center" draw:textarea-vertical-align="middle" fo:padding-top="0.026cm" fo:padding-bottom="0.026cm" fo:padding-left="0.026cm" fo:padding-right="0.026cm" draw:shadow="hidden" draw:shadow-color="#393939"/>
    </style:style>
    <style:style style:name="gr78" style:family="graphic" style:parent-style-name="standard">
      <style:graphic-properties draw:stroke="none" draw:fill="none" draw:fill-color="#cbcbcb" draw:textarea-horizontal-align="right" draw:textarea-vertical-align="top" draw:auto-grow-height="true" draw:auto-grow-width="true" fo:min-height="0.587cm" fo:min-width="0cm" fo:padding-top="0.13cm" fo:padding-bottom="0.13cm" fo:padding-left="0.25cm" fo:padding-right="0.25cm" draw:shadow="hidden" draw:shadow-color="#393939"/>
    </style:style>
    <style:style style:name="gr79" style:family="graphic" style:parent-style-name="standard">
      <style:graphic-properties draw:stroke="solid" svg:stroke-width="0.035cm" svg:stroke-color="#868686" draw:fill="gradient" draw:fill-color="#eaeaea" draw:fill-gradient-name="Gradient_20_11" draw:textarea-horizontal-align="center" draw:textarea-vertical-align="middle" fo:min-height="1.302cm" fo:padding-top="0.017cm" fo:padding-bottom="0.017cm" fo:padding-left="0.017cm" fo:padding-right="0.017cm" draw:shadow="visible" draw:shadow-offset-x="0.212cm" draw:shadow-offset-y="0.212cm" draw:shadow-color="#393939"/>
    </style:style>
    <style:style style:name="gr80" style:family="graphic" style:parent-style-name="standard" style:list-style-name="L10">
      <style:graphic-properties draw:stroke="none" draw:fill="none" draw:textarea-horizontal-align="center" draw:textarea-vertical-align="middle" draw:auto-grow-height="false" draw:auto-grow-width="false" fo:min-height="1.042cm" fo:min-width="0cm" fo:padding-top="0.13cm" fo:padding-bottom="0.13cm" fo:padding-left="0.25cm" fo:padding-right="0.25cm"/>
    </style:style>
    <style:style style:name="gr81" style:family="graphic" style:parent-style-name="standard" style:list-style-name="L10">
      <style:graphic-properties draw:stroke="none" draw:fill="none" draw:textarea-horizontal-align="center" draw:textarea-vertical-align="middle" draw:auto-grow-height="false" draw:auto-grow-width="false" fo:min-height="0.94cm" fo:min-width="0cm" fo:padding-top="0.13cm" fo:padding-bottom="0.13cm" fo:padding-left="0.25cm" fo:padding-right="0.25cm"/>
    </style:style>
    <style:style style:name="gr82" style:family="graphic" style:parent-style-name="standard" style:list-style-name="L10">
      <style:graphic-properties draw:stroke="none" draw:fill="none" draw:textarea-horizontal-align="center" draw:textarea-vertical-align="middle" draw:auto-grow-height="false" draw:auto-grow-width="false" fo:min-height="4.609cm" fo:min-width="0cm" fo:padding-top="0.13cm" fo:padding-bottom="0.13cm" fo:padding-left="0.25cm" fo:padding-right="0.25cm"/>
    </style:style>
    <style:style style:name="gr83" style:family="graphic" style:parent-style-name="standard" style:list-style-name="L10">
      <style:graphic-properties draw:stroke="none" draw:fill="none" draw:textarea-horizontal-align="center" draw:textarea-vertical-align="middle" draw:auto-grow-height="false" draw:auto-grow-width="false" fo:min-height="0.641cm" fo:min-width="0cm" fo:padding-top="0.13cm" fo:padding-bottom="0.13cm" fo:padding-left="0.25cm" fo:padding-right="0.25cm"/>
    </style:style>
    <style:style style:name="gr84" style:family="graphic" style:parent-style-name="standard">
      <style:graphic-properties draw:stroke="dash" draw:stroke-dash="Dash_20_4" svg:stroke-width="0.141cm" svg:stroke-color="#4d4d4d" draw:marker-start="Extrémité_20_de_20_ligne_20_28" draw:marker-start-width="0.423cm" draw:marker-start-center="false" draw:marker-end="Extrémité_20_de_20_ligne_20_29" draw:marker-end-width="0.423cm" draw:marker-end-center="false" draw:fill="none" draw:fill-color="#ffffff" draw:textarea-horizontal-align="center" draw:textarea-vertical-align="middle" fo:padding-top="0.07cm" fo:padding-bottom="0.07cm" fo:padding-left="0.07cm" fo:padding-right="0.07cm" draw:shadow="hidden" draw:shadow-color="#393939" draw:start-line-spacing-horizontal="0cm" draw:start-line-spacing-vertical="0cm" draw:end-line-spacing-horizontal="0cm" draw:end-line-spacing-vertical="0cm"/>
    </style:style>
    <style:style style:name="gr85" style:family="graphic" style:parent-style-name="standard">
      <style:graphic-properties draw:stroke="solid" svg:stroke-width="0.035cm" svg:stroke-color="#868686" draw:fill="gradient" draw:fill-color="#eaeaea" draw:fill-gradient-name="Gradient_20_11" draw:textarea-horizontal-align="center" draw:textarea-vertical-align="middle" fo:min-height="1.385cm" fo:padding-top="0.017cm" fo:padding-bottom="0.017cm" fo:padding-left="0.017cm" fo:padding-right="0.017cm" draw:shadow="visible" draw:shadow-offset-x="0.212cm" draw:shadow-offset-y="0.212cm" draw:shadow-color="#393939"/>
    </style:style>
    <style:style style:name="gr86" style:family="graphic" style:parent-style-name="standard" style:list-style-name="L10">
      <style:graphic-properties draw:stroke="none" draw:fill="none" draw:textarea-horizontal-align="center" draw:textarea-vertical-align="middle" draw:auto-grow-height="false" draw:auto-grow-width="false" fo:min-height="1.125cm" fo:min-width="0cm" fo:padding-top="0.13cm" fo:padding-bottom="0.13cm" fo:padding-left="0.25cm" fo:padding-right="0.25cm"/>
    </style:style>
    <style:style style:name="gr87" style:family="graphic" style:parent-style-name="standard">
      <style:graphic-properties draw:stroke="dash" draw:stroke-dash="Dash_20_5" svg:stroke-width="0.141cm" svg:stroke-color="#4d4d4d" draw:marker-end="Extrémité_20_de_20_ligne_20_30" draw:marker-end-width="0.423cm" draw:marker-end-center="false" draw:fill="none" draw:fill-color="#ffffff" draw:textarea-horizontal-align="center" draw:textarea-vertical-align="middle" fo:padding-top="0.07cm" fo:padding-bottom="0.07cm" fo:padding-left="0.07cm" fo:padding-right="0.07cm" draw:shadow="hidden" draw:shadow-color="#393939" draw:start-line-spacing-horizontal="0cm" draw:start-line-spacing-vertical="0cm" draw:end-line-spacing-horizontal="0cm" draw:end-line-spacing-vertical="0cm"/>
    </style:style>
    <style:style style:name="gr88" style:family="graphic" style:parent-style-name="standard">
      <style:graphic-properties draw:stroke="solid" svg:stroke-width="0.106cm" svg:stroke-color="#393939" draw:fill="none" draw:fill-color="#ffffff" draw:textarea-horizontal-align="center" draw:textarea-vertical-align="middle" fo:padding-top="0.053cm" fo:padding-bottom="0.053cm" fo:padding-left="0.053cm" fo:padding-right="0.053cm" draw:shadow="hidden" draw:shadow-color="#393939" draw:start-line-spacing-horizontal="0cm" draw:start-line-spacing-vertical="0cm" draw:end-line-spacing-horizontal="0cm" draw:end-line-spacing-vertical="0cm"/>
    </style:style>
    <style:style style:name="gr89" style:family="graphic" style:parent-style-name="standard">
      <style:graphic-properties draw:stroke="solid" svg:stroke-width="0.026cm" svg:stroke-color="#393939" draw:fill="gradient" draw:fill-color="#cbcbcb" draw:fill-gradient-name="Gradient_20_13" draw:textarea-horizontal-align="center" draw:textarea-vertical-align="middle" fo:min-height="4.86cm" fo:padding-top="0.013cm" fo:padding-bottom="0.013cm" fo:padding-left="0.013cm" fo:padding-right="0.013cm" draw:shadow="visible" draw:shadow-offset-x="0.212cm" draw:shadow-offset-y="0.212cm" draw:shadow-color="#868686"/>
    </style:style>
    <style:style style:name="gr90" style:family="graphic" style:parent-style-name="standard">
      <style:graphic-properties draw:stroke="none" draw:fill="none" draw:fill-color="#ffffff" draw:textarea-horizontal-align="left" draw:textarea-vertical-align="top" draw:auto-grow-height="true" draw:auto-grow-width="false" fo:min-height="4.846cm" fo:min-width="0cm" fo:padding-top="0.13cm" fo:padding-bottom="0.13cm" fo:padding-left="0.25cm" fo:padding-right="0.25cm"/>
    </style:style>
    <style:style style:name="gr91" style:family="graphic" style:parent-style-name="standard">
      <style:graphic-properties draw:stroke="none" draw:fill="none" draw:fill-color="#cbcbcb" draw:textarea-horizontal-align="justify" draw:textarea-vertical-align="top" draw:auto-grow-height="true" draw:auto-grow-width="true" fo:min-height="3.039cm" fo:min-width="0cm" fo:padding-top="0.13cm" fo:padding-bottom="0.13cm" fo:padding-left="0.25cm" fo:padding-right="0.25cm" draw:shadow="hidden" draw:shadow-color="#393939"/>
    </style:style>
    <style:style style:name="gr92" style:family="graphic" style:parent-style-name="standard">
      <style:graphic-properties draw:stroke="solid" svg:stroke-width="0.026cm" svg:stroke-color="#393939" draw:fill="gradient" draw:fill-color="#cbcbcb" draw:fill-gradient-name="Gradient_20_14" draw:textarea-horizontal-align="center" draw:textarea-vertical-align="middle" fo:min-height="13.186cm" fo:padding-top="0.013cm" fo:padding-bottom="0.013cm" fo:padding-left="0.013cm" fo:padding-right="0.013cm" draw:shadow="visible" draw:shadow-offset-x="0.212cm" draw:shadow-offset-y="0.212cm" draw:shadow-color="#868686"/>
    </style:style>
    <style:style style:name="gr93" style:family="graphic" style:parent-style-name="standard">
      <style:graphic-properties draw:stroke="none" draw:fill="none" draw:fill-color="#ffffff" draw:textarea-horizontal-align="left" draw:textarea-vertical-align="top" draw:auto-grow-height="true" draw:auto-grow-width="false" fo:min-height="11.67cm" fo:min-width="0cm" fo:padding-top="0.13cm" fo:padding-bottom="0.13cm" fo:padding-left="0.25cm" fo:padding-right="0.25cm"/>
    </style:style>
    <style:style style:name="gr94" style:family="graphic" style:parent-style-name="standard">
      <style:graphic-properties draw:stroke="none" draw:fill="solid" draw:fill-color="#ffffff" draw:textarea-horizontal-align="center" draw:textarea-vertical-align="middle" draw:shadow="hidden" draw:shadow-color="#393939"/>
    </style:style>
    <style:style style:name="gr95" style:family="graphic" style:parent-style-name="standard">
      <style:graphic-properties draw:stroke="none" draw:fill="none" draw:textarea-horizontal-align="justify" draw:textarea-vertical-align="top" draw:auto-grow-height="true" draw:auto-grow-width="true" fo:min-height="3.039cm" fo:min-width="0cm" fo:padding-top="0.13cm" fo:padding-bottom="0.13cm" fo:padding-left="0.25cm" fo:padding-right="0.25cm"/>
    </style:style>
    <style:style style:name="gr96" style:family="graphic" style:parent-style-name="standard">
      <style:graphic-properties draw:stroke="solid" svg:stroke-width="0.026cm" svg:stroke-color="#393939" draw:fill="gradient" draw:fill-color="#cbcbcb" draw:fill-gradient-name="Gradient_20_14" draw:textarea-horizontal-align="center" draw:textarea-vertical-align="middle" fo:min-height="9.791cm" fo:padding-top="0.013cm" fo:padding-bottom="0.013cm" fo:padding-left="0.013cm" fo:padding-right="0.013cm" draw:shadow="visible" draw:shadow-offset-x="0.212cm" draw:shadow-offset-y="0.212cm" draw:shadow-color="#868686"/>
    </style:style>
    <style:style style:name="gr97" style:family="graphic" style:parent-style-name="standard">
      <style:graphic-properties draw:stroke="none" draw:fill="none" draw:textarea-horizontal-align="left" draw:textarea-vertical-align="top" draw:auto-grow-height="true" draw:auto-grow-width="true" fo:min-height="9.531cm" fo:min-width="0cm" fo:padding-top="0.13cm" fo:padding-bottom="0.13cm" fo:padding-left="0.25cm" fo:padding-right="0.25cm"/>
    </style:style>
    <style:style style:name="gr98" style:family="graphic" style:parent-style-name="standard">
      <style:graphic-properties draw:stroke="none" draw:fill="none" draw:textarea-horizontal-align="justify" draw:textarea-vertical-align="top" draw:auto-grow-height="true" draw:auto-grow-width="true" fo:min-height="4.054cm" fo:min-width="0cm" fo:padding-top="0.13cm" fo:padding-bottom="0.13cm" fo:padding-left="0.25cm" fo:padding-right="0.25cm"/>
    </style:style>
    <style:style style:name="gr99" style:family="graphic" style:parent-style-name="standard">
      <style:graphic-properties draw:stroke="none" draw:fill="none" draw:fill-color="#cbcbcb" draw:textarea-horizontal-align="left" draw:textarea-vertical-align="top" draw:auto-grow-height="true" draw:auto-grow-width="true" fo:min-height="2.025cm" fo:min-width="0cm" fo:padding-top="0.13cm" fo:padding-bottom="0.13cm" fo:padding-left="0.25cm" fo:padding-right="0.25cm" draw:shadow="hidden" draw:shadow-color="#393939"/>
    </style:style>
    <style:style style:name="gr100" style:family="graphic" style:parent-style-name="standard">
      <style:graphic-properties draw:stroke="solid" svg:stroke-width="0.026cm" svg:stroke-color="#393939" draw:fill="gradient" draw:fill-color="#cbcbcb" draw:fill-gradient-name="Gradient_20_14" draw:textarea-horizontal-align="center" draw:textarea-vertical-align="middle" fo:min-height="15.902cm" fo:padding-top="0.013cm" fo:padding-bottom="0.013cm" fo:padding-left="0.013cm" fo:padding-right="0.013cm" draw:shadow="visible" draw:shadow-offset-x="0.212cm" draw:shadow-offset-y="0.212cm" draw:shadow-color="#868686"/>
    </style:style>
    <style:style style:name="gr101" style:family="graphic" style:parent-style-name="standard">
      <style:graphic-properties draw:stroke="none" draw:fill="none" draw:fill-color="#ffffff" draw:textarea-horizontal-align="left" draw:textarea-vertical-align="top" draw:auto-grow-height="true" draw:auto-grow-width="false" fo:min-height="14.204cm" fo:min-width="0cm" fo:padding-top="0.13cm" fo:padding-bottom="0.13cm" fo:padding-left="0.25cm" fo:padding-right="0.25cm"/>
    </style:style>
    <style:style style:name="gr102" style:family="graphic" style:parent-style-name="standard">
      <style:graphic-properties draw:stroke="solid" svg:stroke-width="0.026cm" svg:stroke-color="#393939" draw:fill="gradient" draw:fill-color="#cbcbcb" draw:fill-gradient-name="Gradient_20_13" draw:textarea-horizontal-align="center" draw:textarea-vertical-align="middle" fo:min-height="9.791cm" fo:padding-top="0.013cm" fo:padding-bottom="0.013cm" fo:padding-left="0.013cm" fo:padding-right="0.013cm" draw:shadow="visible" draw:shadow-offset-x="0.212cm" draw:shadow-offset-y="0.212cm" draw:shadow-color="#868686"/>
    </style:style>
    <style:style style:name="gr103" style:family="graphic" style:parent-style-name="standard">
      <style:graphic-properties draw:stroke="solid" svg:stroke-width="0.026cm" svg:stroke-color="#000000" draw:fill="gradient" draw:fill-color="#c0c0c0" draw:fill-gradient-name="Gradient_20_15" draw:textarea-horizontal-align="center" draw:textarea-vertical-align="middle" fo:padding-top="0.013cm" fo:padding-bottom="0.013cm" fo:padding-left="0.013cm" fo:padding-right="0.013cm" draw:shadow="hidden" draw:shadow-color="#5e574e"/>
    </style:style>
    <style:style style:name="gr104" style:family="graphic" style:parent-style-name="standard">
      <style:graphic-properties draw:stroke="solid" svg:stroke-width="0.026cm" svg:stroke-color="#000000" draw:fill="solid" draw:fill-color="#c0c0c0" draw:textarea-horizontal-align="center" draw:textarea-vertical-align="middle" fo:padding-top="0.013cm" fo:padding-bottom="0.013cm" fo:padding-left="0.013cm" fo:padding-right="0.013cm" draw:shadow="hidden" draw:shadow-color="#5e574e"/>
    </style:style>
    <style:style style:name="gr105" style:family="graphic" style:parent-style-name="standard">
      <style:graphic-properties draw:stroke="none" draw:fill="solid" draw:fill-color="#eaeaea" draw:textarea-horizontal-align="center" draw:textarea-vertical-align="middle" draw:shadow="hidden" draw:shadow-color="#5e574e"/>
    </style:style>
    <style:style style:name="gr106" style:family="graphic" style:parent-style-name="standard">
      <style:graphic-properties draw:stroke="none" draw:fill="none" draw:textarea-horizontal-align="justify" draw:textarea-vertical-align="middle" draw:auto-grow-height="false" draw:auto-grow-width="false" fo:min-height="2.11cm" fo:min-width="0cm" fo:padding-top="0.13cm" fo:padding-bottom="0.13cm" fo:padding-left="0.25cm" fo:padding-right="0.25cm"/>
    </style:style>
    <style:style style:name="gr107" style:family="graphic" style:parent-style-name="standard">
      <style:graphic-properties draw:stroke="none" draw:fill="solid" draw:fill-color="#ffffff" draw:textarea-horizontal-align="center" draw:textarea-vertical-align="middle" draw:shadow="hidden" draw:shadow-color="#5e574e"/>
    </style:style>
    <style:style style:name="gr108" style:family="graphic" style:parent-style-name="standard" style:list-style-name="L8">
      <style:graphic-properties draw:stroke="none" draw:fill="none" draw:textarea-horizontal-align="center" draw:textarea-vertical-align="middle" draw:auto-grow-height="false" draw:auto-grow-width="false" fo:min-height="2.211cm" fo:min-width="0cm" fo:padding-top="0.13cm" fo:padding-bottom="0.13cm" fo:padding-left="0.25cm" fo:padding-right="0.25cm"/>
    </style:style>
    <style:style style:name="gr109" style:family="graphic" style:parent-style-name="standard">
      <style:graphic-properties draw:stroke="none" draw:fill="none" draw:textarea-horizontal-align="justify" draw:textarea-vertical-align="middle" draw:auto-grow-height="false" draw:auto-grow-width="false" fo:min-height="2.211cm" fo:min-width="0cm" fo:padding-top="0.13cm" fo:padding-bottom="0.13cm" fo:padding-left="0.25cm" fo:padding-right="0.25cm"/>
    </style:style>
    <style:style style:name="gr110" style:family="graphic" style:parent-style-name="standard" style:list-style-name="L8">
      <style:graphic-properties draw:stroke="none" draw:fill="none" draw:textarea-horizontal-align="center" draw:textarea-vertical-align="middle" draw:auto-grow-height="false" draw:auto-grow-width="false" fo:min-height="1.504cm" fo:min-width="0cm" fo:padding-top="0.13cm" fo:padding-bottom="0.13cm" fo:padding-left="0.25cm" fo:padding-right="0.25cm"/>
    </style:style>
    <style:style style:name="gr111" style:family="graphic" style:parent-style-name="standard">
      <style:graphic-properties draw:stroke="solid" svg:stroke-width="0.106cm" svg:stroke-color="#000000"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5e574e" draw:start-line-spacing-horizontal="0cm" draw:start-line-spacing-vertical="0cm" draw:end-line-spacing-horizontal="0cm" draw:end-line-spacing-vertical="0cm"/>
    </style:style>
    <style:style style:name="gr112" style:family="graphic" style:parent-style-name="standard">
      <style:graphic-properties draw:stroke="solid" svg:stroke-width="0.106cm" svg:stroke-color="#5e574e"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5e574e" draw:start-line-spacing-horizontal="0cm" draw:start-line-spacing-vertical="0cm" draw:end-line-spacing-horizontal="0cm" draw:end-line-spacing-vertical="0cm"/>
    </style:style>
    <style:style style:name="gr113" style:family="graphic" style:parent-style-name="standard">
      <style:graphic-properties draw:stroke="solid" svg:stroke-width="0.035cm" svg:stroke-color="#000000" draw:fill="solid" draw:fill-color="#c0c0c0" draw:textarea-horizontal-align="center" draw:textarea-vertical-align="middle" fo:padding-top="0.017cm" fo:padding-bottom="0.017cm" fo:padding-left="0.017cm" fo:padding-right="0.017cm" draw:shadow="hidden" draw:shadow-color="#5e574e"/>
    </style:style>
    <style:style style:name="gr114" style:family="graphic" style:parent-style-name="standard" style:list-style-name="L8">
      <style:graphic-properties draw:stroke="none" draw:fill="none" draw:textarea-horizontal-align="center" draw:textarea-vertical-align="middle" draw:auto-grow-height="false" draw:auto-grow-width="false" fo:min-height="1.978cm" fo:min-width="0cm" fo:padding-top="0.13cm" fo:padding-bottom="0.13cm" fo:padding-left="0.25cm" fo:padding-right="0.25cm"/>
    </style:style>
    <style:style style:name="gr115" style:family="graphic" style:parent-style-name="standard" style:list-style-name="L8">
      <style:graphic-properties draw:stroke="none" draw:fill="none" draw:textarea-horizontal-align="center" draw:textarea-vertical-align="middle" draw:auto-grow-height="false" draw:auto-grow-width="false" fo:min-height="2.211cm" fo:min-width="0cm" fo:padding-top="0.13cm" fo:padding-bottom="0.13cm" fo:padding-left="0.25cm" fo:padding-right="0.25cm"/>
    </style:style>
    <style:style style:name="gr116" style:family="graphic" style:parent-style-name="standard" style:list-style-name="L8">
      <style:graphic-properties draw:stroke="none" draw:fill="none" draw:textarea-horizontal-align="center" draw:textarea-vertical-align="middle" draw:auto-grow-height="false" draw:auto-grow-width="false" fo:min-height="2.21cm" fo:min-width="0cm" fo:padding-top="0.13cm" fo:padding-bottom="0.13cm" fo:padding-left="0.25cm" fo:padding-right="0.25cm"/>
    </style:style>
    <style:style style:name="gr117" style:family="graphic" style:parent-style-name="standard" style:list-style-name="L8">
      <style:graphic-properties draw:stroke="none" draw:fill="none" draw:textarea-horizontal-align="center" draw:textarea-vertical-align="middle" draw:auto-grow-height="false" draw:auto-grow-width="false" fo:min-height="2.057cm" fo:min-width="0cm" fo:padding-top="0.13cm" fo:padding-bottom="0.13cm" fo:padding-left="0.25cm" fo:padding-right="0.25cm"/>
    </style:style>
    <style:style style:name="gr118" style:family="graphic" style:parent-style-name="standard">
      <style:graphic-properties draw:stroke="none" draw:fill="none" draw:fill-color="#ff6600" draw:textarea-horizontal-align="center" draw:textarea-vertical-align="middle" draw:shadow="hidden" draw:shadow-color="#5e574e"/>
    </style:style>
    <style:style style:name="gr119" style:family="graphic" style:parent-style-name="standard">
      <style:graphic-properties draw:stroke="none" draw:fill="none" draw:textarea-horizontal-align="justify" draw:textarea-vertical-align="middle" draw:auto-grow-height="false" draw:auto-grow-width="false" fo:min-height="1.504cm" fo:min-width="0cm" fo:padding-top="0.13cm" fo:padding-bottom="0.13cm" fo:padding-left="0.25cm" fo:padding-right="0.25cm"/>
    </style:style>
    <style:style style:name="gr120" style:family="graphic" style:parent-style-name="standard">
      <style:graphic-properties draw:stroke="dash" draw:stroke-dash="Dash_20_1" svg:stroke-width="0.106cm" svg:stroke-color="#000000"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5e574e" draw:start-line-spacing-horizontal="0cm" draw:start-line-spacing-vertical="0cm" draw:end-line-spacing-horizontal="0cm" draw:end-line-spacing-vertical="0cm"/>
    </style:style>
    <style:style style:name="gr121" style:family="graphic" style:parent-style-name="standard" style:list-style-name="L8">
      <style:graphic-properties draw:stroke="none" draw:fill="none" draw:textarea-horizontal-align="center" draw:textarea-vertical-align="middle" draw:auto-grow-height="false" draw:auto-grow-width="false" fo:min-height="1.504cm" fo:min-width="0cm" fo:padding-top="0.13cm" fo:padding-bottom="0.13cm" fo:padding-left="0.25cm" fo:padding-right="0.25cm"/>
    </style:style>
    <style:style style:name="gr122" style:family="graphic" style:parent-style-name="standard" style:list-style-name="L8">
      <style:graphic-properties draw:stroke="none" draw:fill="none" draw:textarea-horizontal-align="center" draw:textarea-vertical-align="middle" draw:auto-grow-height="false" draw:auto-grow-width="false" fo:min-height="1.978cm" fo:min-width="0cm" fo:padding-top="0.13cm" fo:padding-bottom="0.13cm" fo:padding-left="0.25cm" fo:padding-right="0.25cm"/>
    </style:style>
    <style:style style:name="gr123" style:family="graphic" style:parent-style-name="standard" style:list-style-name="L8">
      <style:graphic-properties draw:stroke="none" draw:fill="none" draw:textarea-horizontal-align="center" draw:textarea-vertical-align="middle" draw:auto-grow-height="false" draw:auto-grow-width="false" fo:min-height="2.211cm" fo:min-width="0cm" fo:padding-top="0.13cm" fo:padding-bottom="0.13cm" fo:padding-left="0.25cm" fo:padding-right="0.25cm"/>
    </style:style>
    <style:style style:name="gr124" style:family="graphic" style:parent-style-name="standard" style:list-style-name="L8">
      <style:graphic-properties draw:stroke="none" draw:fill="none" draw:textarea-horizontal-align="center" draw:textarea-vertical-align="middle" draw:auto-grow-height="false" draw:auto-grow-width="false" fo:min-height="2.21cm" fo:min-width="0cm" fo:padding-top="0.13cm" fo:padding-bottom="0.13cm" fo:padding-left="0.25cm" fo:padding-right="0.25cm"/>
    </style:style>
    <style:style style:name="gr125" style:family="graphic" style:parent-style-name="standard" style:list-style-name="L8">
      <style:graphic-properties draw:stroke="none" draw:fill="none" draw:textarea-horizontal-align="center" draw:textarea-vertical-align="middle" draw:auto-grow-height="false" draw:auto-grow-width="false" fo:min-height="2.057cm" fo:min-width="0cm" fo:padding-top="0.13cm" fo:padding-bottom="0.13cm" fo:padding-left="0.25cm" fo:padding-right="0.25cm"/>
    </style:style>
    <style:style style:name="gr126" style:family="graphic" style:parent-style-name="standard" style:list-style-name="L8">
      <style:graphic-properties draw:stroke="none" draw:fill="none" draw:textarea-horizontal-align="center" draw:textarea-vertical-align="middle" draw:auto-grow-height="false" draw:auto-grow-width="false" fo:min-height="2.246cm" fo:min-width="0cm" fo:padding-top="0.13cm" fo:padding-bottom="0.13cm" fo:padding-left="0.25cm" fo:padding-right="0.25cm"/>
    </style:style>
    <style:style style:name="gr127" style:family="graphic" style:parent-style-name="standard">
      <style:graphic-properties draw:stroke="none" draw:fill="gradient" draw:fill-color="#ffffff" draw:fill-gradient-name="Gradient_20_16" draw:textarea-horizontal-align="center" draw:textarea-vertical-align="middle" draw:shadow="hidden" draw:shadow-color="#5e574e"/>
    </style:style>
    <style:style style:name="gr128" style:family="graphic" style:parent-style-name="standard" style:list-style-name="L8">
      <style:graphic-properties draw:stroke="none" draw:fill="none" draw:textarea-horizontal-align="center" draw:textarea-vertical-align="middle" draw:auto-grow-height="false" draw:auto-grow-width="false" fo:min-height="1.308cm" fo:min-width="0cm" fo:padding-top="0.13cm" fo:padding-bottom="0.13cm" fo:padding-left="0.25cm" fo:padding-right="0.25cm"/>
    </style:style>
    <style:style style:name="gr129" style:family="graphic" style:parent-style-name="standard" style:list-style-name="L8">
      <style:graphic-properties draw:stroke="none" draw:fill="none" draw:textarea-horizontal-align="center" draw:textarea-vertical-align="middle" draw:auto-grow-height="false" draw:auto-grow-width="false" fo:min-height="2.246cm" fo:min-width="0cm" fo:padding-top="0.13cm" fo:padding-bottom="0.13cm" fo:padding-left="0.25cm" fo:padding-right="0.25cm"/>
    </style:style>
    <style:style style:name="gr130" style:family="graphic" style:parent-style-name="standard">
      <style:graphic-properties draw:fill="none" draw:textarea-horizontal-align="center" draw:textarea-vertical-align="middle"/>
    </style:style>
    <style:style style:name="pr1" style:family="presentation" style:parent-style-name="Standard-title">
      <style:graphic-properties draw:stroke="none" draw:fill="none" draw:fill-color="#ff6600" draw:textarea-horizontal-align="justify" draw:textarea-vertical-align="bottom" draw:auto-grow-height="true" draw:auto-grow-width="false" fo:min-height="3.673cm" fo:min-width="0cm" fo:padding-top="0.13cm" fo:padding-bottom="0.13cm" fo:padding-left="0.25cm" fo:padding-right="0.25cm" draw:shadow="hidden"/>
    </style:style>
    <style:style style:name="pr2" style:family="presentation" style:parent-style-name="Standard-subtitle">
      <style:graphic-properties draw:stroke="none" svg:stroke-width="0.1cm" draw:marker-start-width="0.36cm" draw:marker-end-width="0.36cm" draw:fill="none" draw:fill-color="#ff6600" draw:textarea-horizontal-align="left" draw:textarea-vertical-align="top" draw:auto-grow-height="true" draw:auto-grow-width="false" fo:min-height="9.289cm" fo:min-width="0cm" fo:padding-top="0.128cm" fo:padding-bottom="0.128cm" fo:padding-left="0.256cm" fo:padding-right="0.256cm" draw:shadow="hidden"/>
    </style:style>
    <style:style style:name="pr3" style:family="presentation" style:parent-style-name="Standard-notes">
      <style:graphic-properties draw:stroke="none" draw:fill="none" draw:fill-color="#00cc99" draw:auto-grow-height="true" fo:min-height="12.41cm" draw:shadow="hidden" draw:shadow-color="#808080"/>
    </style:style>
    <style:style style:name="pr4" style:family="presentation" style:parent-style-name="Standard-title">
      <style:graphic-properties draw:stroke="none" draw:fill="none" draw:fill-color="#ff6600" draw:textarea-horizontal-align="left" draw:textarea-vertical-align="bottom" draw:auto-grow-height="true" draw:auto-grow-width="false" fo:min-height="3.148cm" fo:min-width="0cm" fo:padding-top="0.13cm" fo:padding-bottom="0.13cm" fo:padding-left="0.25cm" fo:padding-right="0.25cm" draw:shadow="hidden"/>
    </style:style>
    <style:style style:name="pr5" style:family="presentation" style:parent-style-name="Standard-outline1">
      <style:graphic-properties draw:stroke="none" draw:fill="none" draw:fill-color="#ff6600" draw:textarea-horizontal-align="left" draw:textarea-vertical-align="top" draw:auto-grow-height="true" draw:auto-grow-width="false" fo:min-height="11.329cm" fo:min-width="0cm" fo:padding-top="0.13cm" fo:padding-bottom="0.13cm" fo:padding-left="0.25cm" fo:padding-right="0.25cm" draw:shadow="hidden"/>
    </style:style>
    <style:style style:name="pr6" style:family="presentation" style:parent-style-name="Standard-notes">
      <style:graphic-properties draw:stroke="none" draw:fill="none" draw:fill-color="#00cc99" draw:auto-grow-height="true" fo:min-height="12.384cm" draw:shadow="hidden" draw:shadow-color="#808080"/>
    </style:style>
    <style:style style:name="pr7" style:family="presentation" style:parent-style-name="Standard-title">
      <style:graphic-properties draw:stroke="none" draw:fill="none" draw:fill-color="#ff6600" draw:textarea-horizontal-align="left" draw:textarea-vertical-align="bottom" draw:auto-grow-height="true" draw:auto-grow-width="false" fo:min-height="3.314cm" fo:min-width="0cm" fo:padding-top="0.13cm" fo:padding-bottom="0.13cm" fo:padding-left="0.25cm" fo:padding-right="0.25cm" draw:shadow="hidden"/>
    </style:style>
    <style:style style:name="pr8" style:family="presentation" style:parent-style-name="Standard-notes">
      <style:graphic-properties draw:stroke="none" draw:fill="none" draw:fill-color="#00cc99" draw:textarea-horizontal-align="left" draw:textarea-vertical-align="top" draw:auto-grow-height="true" draw:auto-grow-width="false" fo:min-height="12.131cm" fo:min-width="0cm" fo:padding-top="0.126cm" fo:padding-bottom="0.126cm" fo:padding-left="0.253cm" fo:padding-right="0.253cm" draw:shadow="hidden" draw:shadow-color="#808080"/>
    </style:style>
    <style:style style:name="pr9" style:family="presentation" style:parent-style-name="Standard-title">
      <style:graphic-properties draw:stroke="none" draw:fill="none" draw:fill-color="#cbcbcb" draw:textarea-horizontal-align="left" draw:textarea-vertical-align="bottom" draw:auto-grow-height="true" draw:auto-grow-width="false" fo:min-height="3.314cm" fo:min-width="0cm" fo:padding-top="0.13cm" fo:padding-bottom="0.13cm" fo:padding-left="0.25cm" fo:padding-right="0.25cm" draw:shadow="hidden"/>
    </style:style>
    <style:style style:name="pr10" style:family="presentation" style:parent-style-name="Standard-title">
      <style:graphic-properties draw:stroke="none" draw:fill="none" draw:fill-color="#cbcbcb" draw:textarea-horizontal-align="left" draw:textarea-vertical-align="bottom" draw:auto-grow-height="true" draw:auto-grow-width="false" fo:min-height="3.148cm" fo:min-width="0cm" fo:padding-top="0.13cm" fo:padding-bottom="0.13cm" fo:padding-left="0.25cm" fo:padding-right="0.25cm" draw:shadow="hidden"/>
    </style:style>
    <style:style style:name="pr11" style:family="presentation" style:parent-style-name="Standard-outline1">
      <style:graphic-properties draw:stroke="none" draw:fill="none" draw:fill-color="#cbcbcb" draw:textarea-horizontal-align="left" draw:textarea-vertical-align="top" draw:auto-grow-height="true" draw:auto-grow-width="false" fo:min-height="11.329cm" fo:min-width="0cm" fo:padding-top="0.13cm" fo:padding-bottom="0.13cm" fo:padding-left="0.25cm" fo:padding-right="0.25cm" draw:shadow="hidden"/>
    </style:style>
    <style:style style:name="pr12" style:family="presentation" style:parent-style-name="Standard-title">
      <style:graphic-properties draw:stroke="none" draw:fill="none" draw:fill-color="#cbcbcb" draw:textarea-horizontal-align="left" draw:textarea-vertical-align="bottom" draw:auto-grow-height="true" draw:auto-grow-width="false" fo:min-height="2.356cm" fo:min-width="0cm" fo:padding-top="0.13cm" fo:padding-bottom="0.13cm" fo:padding-left="0.25cm" fo:padding-right="0.25cm" draw:shadow="hidden"/>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8.752cm" fo:min-width="0cm" fo:padding-top="0.13cm" fo:padding-bottom="0.13cm" fo:padding-left="0.25cm" fo:padding-right="0.25cm"/>
    </style:style>
    <style:style style:name="pr14" style:family="presentation" style:parent-style-name="Standard-title">
      <style:graphic-properties draw:stroke="none" draw:fill="none" draw:fill-color="#ff6600" draw:textarea-horizontal-align="left" draw:textarea-vertical-align="bottom" draw:auto-grow-height="true" draw:auto-grow-width="false" fo:min-height="2.915cm" fo:min-width="0cm" fo:padding-top="0.13cm" fo:padding-bottom="0.13cm" fo:padding-left="0.25cm" fo:padding-right="0.25cm" draw:shadow="hidden"/>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text-align="center" fo:text-indent="0cm"/>
    </style:style>
    <style:style style:name="P4" style:family="paragraph">
      <style:paragraph-properties fo:margin-left="0cm" fo:margin-right="0cm" fo:margin-top="0.176cm" fo:margin-bottom="0cm" fo:text-align="center" fo:text-indent="0cm"/>
    </style:style>
    <style:style style:name="P5" style:family="paragraph">
      <style:paragraph-properties fo:margin-left="0cm" fo:margin-right="0cm" fo:margin-top="0.176cm" fo:margin-bottom="0cm" fo:line-height="81%" fo:text-align="center" fo:text-indent="0cm" style:punctuation-wrap="hanging" style:line-break="strict"/>
    </style:style>
    <style:style style:name="P6" style:family="paragraph">
      <style:paragraph-properties fo:margin-left="0cm" fo:margin-right="0cm" fo:margin-top="0.246cm" fo:margin-bottom="0cm" fo:text-align="center" fo:text-indent="0cm" style:writing-mode="lr-tb"/>
      <style:text-properties fo:font-family="'Times New Roman'" style:font-family-generic="roman" style:font-pitch="variable" fo:font-size="20pt" fo:font-weight="bold"/>
    </style:style>
    <style:style style:name="P7" style:family="paragraph">
      <style:paragraph-properties fo:margin-left="0cm" fo:margin-right="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76cm" fo:margin-bottom="0cm" fo:text-indent="0cm"/>
    </style:style>
    <style:style style:name="P10" style:family="paragraph">
      <style:paragraph-properties fo:margin-left="0cm" fo:margin-right="0cm" fo:margin-top="0.158cm" fo:margin-bottom="0cm" fo:text-indent="0cm"/>
    </style:style>
    <style:style style:name="P11" style:family="paragraph">
      <style:paragraph-properties fo:margin-left="0.952cm" fo:margin-right="0cm" fo:text-indent="0cm" style:writing-mode="lr-tb"/>
    </style:style>
    <style:style style:name="P12" style:family="paragraph">
      <style:paragraph-properties fo:margin-left="0cm" fo:margin-right="0cm" fo:margin-top="0.176cm" fo:margin-bottom="0cm" fo:line-height="105%" fo:text-indent="0cm"/>
    </style:style>
    <style:style style:name="P13" style:family="paragraph">
      <style:paragraph-properties fo:margin-left="0.952cm" fo:margin-right="0cm" fo:text-indent="0cm" style:writing-mode="lr-tb"/>
      <style:text-properties fo:font-size="20pt" style:font-size-asian="20pt" style:font-size-complex="20pt"/>
    </style:style>
    <style:style style:name="P14" style:family="paragraph">
      <style:paragraph-properties fo:text-align="center"/>
    </style:style>
    <style:style style:name="P15" style:family="paragraph">
      <style:paragraph-properties fo:margin-left="0cm" fo:margin-right="0cm" fo:line-height="107%" fo:text-align="center" fo:text-indent="0cm" style:punctuation-wrap="simple" style:line-break="normal"/>
    </style:style>
    <style:style style:name="P16" style:family="paragraph">
      <style:paragraph-properties fo:text-align="center" style:writing-mode="lr-tb"/>
    </style:style>
    <style:style style:name="P17" style:family="paragraph">
      <style:paragraph-properties fo:margin-left="0cm" fo:margin-right="0cm" fo:line-height="107%" fo:text-align="center" fo:text-indent="0cm" style:punctuation-wrap="simple" style:line-break="normal" style:writing-mode="lr-tb"/>
    </style:style>
    <style:style style:name="P18" style:family="paragraph">
      <style:paragraph-properties fo:text-align="center"/>
      <style:text-properties fo:font-size="24pt"/>
    </style:style>
    <style:style style:name="P19" style:family="paragraph">
      <style:paragraph-properties fo:margin-left="0cm" fo:margin-right="0cm" fo:line-height="107%" fo:text-indent="0cm" style:punctuation-wrap="simple" style:line-break="normal"/>
    </style:style>
    <style:style style:name="P20" style:family="paragraph">
      <style:paragraph-properties fo:margin-left="0cm" fo:margin-right="0cm" fo:margin-top="0.352cm" fo:margin-bottom="0cm" fo:line-height="107%" fo:text-align="center" fo:text-indent="0cm" style:punctuation-wrap="simple" style:line-break="normal"/>
    </style:style>
    <style:style style:name="P21" style:family="paragraph">
      <style:paragraph-properties style:writing-mode="lr-tb"/>
    </style:style>
    <style:style style:name="P22" style:family="paragraph">
      <style:paragraph-properties fo:margin-left="0cm" fo:margin-right="0cm" fo:margin-top="0.352cm" fo:margin-bottom="0cm" fo:line-height="107%" fo:text-indent="0cm" style:punctuation-wrap="simple" style:line-break="normal"/>
    </style:style>
    <style:style style:name="P23" style:family="paragraph">
      <style:paragraph-properties fo:margin-left="0cm" fo:margin-right="0cm" fo:margin-top="0.396cm" fo:margin-bottom="0cm" fo:line-height="107%" fo:text-indent="0cm" style:punctuation-wrap="simple" style:line-break="normal"/>
    </style:style>
    <style:style style:name="P24" style:family="paragraph">
      <style:paragraph-properties fo:margin-left="0cm" fo:margin-right="0cm" fo:margin-top="0.308cm" fo:margin-bottom="0cm" fo:line-height="107%" fo:text-indent="0cm" style:punctuation-wrap="simple" style:line-break="normal"/>
    </style:style>
    <style:style style:name="P25" style:family="paragraph">
      <style:paragraph-properties fo:margin-left="0cm" fo:margin-right="0cm" fo:line-height="99%" fo:text-align="end" fo:text-indent="0cm" style:punctuation-wrap="simple" style:line-break="normal"/>
    </style:style>
    <style:style style:name="P26" style:family="paragraph">
      <style:paragraph-properties fo:margin-left="0cm" fo:margin-right="0cm" fo:line-height="99%" fo:text-align="center" fo:text-indent="0cm" style:punctuation-wrap="simple" style:line-break="normal"/>
    </style:style>
    <style:style style:name="P27" style:family="paragraph">
      <style:paragraph-properties fo:margin-left="0cm" fo:margin-right="0cm" fo:line-height="99%" fo:text-align="center" fo:text-indent="0cm" style:punctuation-wrap="simple" style:line-break="normal" style:writing-mode="lr-tb"/>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margin-top="0.211cm" fo:margin-bottom="0cm" fo:line-height="89%" fo:text-indent="0cm"/>
    </style:style>
    <style:style style:name="P30" style:family="paragraph">
      <style:paragraph-properties fo:margin-left="0cm" fo:margin-right="0cm" fo:margin-top="0.176cm" fo:margin-bottom="0cm" fo:line-height="89%" fo:text-indent="0cm"/>
    </style:style>
    <style:style style:name="P31" style:family="paragraph">
      <style:paragraph-properties fo:margin-left="0cm" fo:margin-right="0cm" fo:line-height="99%" fo:text-indent="0cm" style:punctuation-wrap="simple" style:line-break="normal">
        <style:tab-stops>
          <style:tab-stop style:position="0cm"/>
          <style:tab-stop style:position="1.856cm" style:type="right"/>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style>
    <style:style style:name="P32" style:family="paragraph">
      <style:paragraph-properties fo:margin-left="0cm" fo:margin-right="0cm" fo:line-height="99%" fo:text-indent="0cm" style:punctuation-wrap="simple" style:line-break="normal"/>
    </style:style>
    <style:style style:name="P33" style:family="paragraph">
      <style:paragraph-properties fo:margin-left="0cm" fo:margin-right="0cm" fo:line-height="99%" fo:text-indent="0cm" style:punctuation-wrap="simple" style:line-break="normal" style:writing-mode="lr-tb">
        <style:tab-stops>
          <style:tab-stop style:position="0cm"/>
          <style:tab-stop style:position="1.856cm" style:type="right"/>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font-size="16pt" style:font-size-asian="16pt" style:font-size-complex="16pt"/>
    </style:style>
    <style:style style:name="P34" style:family="paragraph">
      <style:paragraph-properties fo:margin-left="0cm" fo:margin-right="0cm" fo:line-height="99%" fo:text-indent="0cm" style:punctuation-wrap="simple" style:line-break="normal" style:writing-mode="lr-tb">
        <style:tab-stops>
          <style:tab-stop style:position="0cm"/>
          <style:tab-stop style:position="1.856cm" style:type="right"/>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font-size="14pt" fo:font-weight="bold" style:font-size-asian="14pt" style:font-size-complex="14pt"/>
    </style:style>
    <style:style style:name="P35" style:family="paragraph">
      <style:paragraph-properties fo:text-align="center" style:writing-mode="lr-tb"/>
      <style:text-properties fo:font-size="14pt" style:font-size-asian="14pt" style:font-size-complex="14pt"/>
    </style:style>
    <style:style style:name="P36" style:family="paragraph">
      <style:paragraph-properties fo:margin-left="0cm" fo:margin-right="0cm" fo:line-height="99%" fo:text-indent="0cm" style:punctuation-wrap="simple" style:line-break="normal" style:writing-mode="lr-tb">
        <style:tab-stops>
          <style:tab-stop style:position="0cm"/>
          <style:tab-stop style:position="1.856cm" style:type="right"/>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font-size="14pt" style:font-size-asian="14pt" style:font-size-complex="14pt"/>
    </style:style>
    <style:style style:name="P37" style:family="paragraph">
      <style:paragraph-properties fo:text-align="center" style:writing-mode="lr-tb"/>
      <style:text-properties fo:font-size="14pt" fo:font-weight="bold" style:font-size-asian="14pt" style:font-size-complex="14pt"/>
    </style:style>
    <style:style style:name="P38" style:family="paragraph">
      <style:paragraph-properties fo:margin-left="0.952cm" fo:margin-right="0cm" fo:margin-top="0.211cm" fo:margin-bottom="0cm" fo:text-align="center" fo:text-indent="-0.952cm"/>
    </style:style>
    <style:style style:name="T1" style:family="text">
      <style:text-properties fo:color="#000000" fo:language="fr" fo:country="FR" fo:font-weight="bold" style:font-family-asian="'Times New Roman'" style:font-family-generic-asian="roman" style:font-pitch-asian="variable" style:font-family-complex="'Times New Roman'" style:font-family-generic-complex="roman" style:font-pitch-complex="variable"/>
    </style:style>
    <style:style style:name="T2" style:family="text">
      <style:text-properties fo:font-family="'Times New Roman'" style:font-family-generic="roman" style:font-pitch="variable" fo:font-size="20pt" fo:language="fr" fo:country="FR" fo:font-weight="bold" style:font-size-asian="28pt" style:font-size-complex="28pt"/>
    </style:style>
    <style:style style:name="T3" style:family="text">
      <style:text-properties fo:font-family="'Times New Roman'" style:font-family-generic="roman" style:font-pitch="variable" fo:font-size="20pt" fo:language="fr" fo:country="FR" fo:font-weight="bold" style:font-size-asian="20pt" style:font-size-complex="20pt"/>
    </style:style>
    <style:style style:name="T4" style:family="text">
      <style:text-properties fo:color="#000000" fo:font-family="'Times New Roman'" style:font-family-generic="roman" style:font-pitch="variable" fo:font-size="20pt" fo:language="fr" fo:country="FR" fo:font-weight="bold" style:font-size-asian="20pt" style:font-size-complex="20pt"/>
    </style:style>
    <style:style style:name="T5" style:family="text">
      <style:text-properties fo:color="#000000" fo:font-family="'Times New Roman'" style:font-family-generic="roman" style:font-pitch="variable" fo:font-size="20pt" fo:language="en" fo:country="GB" fo:font-weight="bold" style:font-size-asian="24pt" style:font-size-complex="24pt"/>
    </style:style>
    <style:style style:name="T6" style:family="text">
      <style:text-properties fo:language="fr" fo:country="FR"/>
    </style:style>
    <style:style style:name="T7" style:family="text">
      <style:text-properties fo:font-size="32pt" fo:language="fr" fo:country="FR" style:font-size-asian="32pt" style:font-size-complex="32pt"/>
    </style:style>
    <style:style style:name="T8" style:family="text">
      <style:text-properties fo:font-size="20pt" fo:language="fr" fo:country="FR" style:font-size-asian="20pt" style:font-size-complex="20pt"/>
    </style:style>
    <style:style style:name="T9" style:family="text">
      <style:text-properties fo:font-family="Times-Roman" style:font-pitch="variable" fo:font-size="20pt" fo:language="fr" fo:country="FR" style:font-size-asian="20pt" style:font-size-complex="20pt"/>
    </style:style>
    <style:style style:name="T10" style:family="text">
      <style:text-properties fo:font-family="Arial" style:font-family-generic="swiss" style:font-pitch="variable" fo:font-size="18pt" fo:language="fr" fo:country="FR" style:font-size-asian="18pt" style:font-size-complex="18pt"/>
    </style:style>
    <style:style style:name="T11" style:family="text">
      <style:text-properties fo:font-family="Arial" style:font-family-generic="swiss" style:font-pitch="variable" fo:font-size="32pt" fo:language="fr" fo:country="FR" style:font-size-asian="32pt" style:font-size-complex="32pt"/>
    </style:style>
    <style:style style:name="T12" style:family="text">
      <style:text-properties fo:font-family="Arial" style:font-family-generic="swiss" style:font-pitch="variable" fo:language="fr" fo:country="FR"/>
    </style:style>
    <style:style style:name="T13" style:family="text">
      <style:text-properties fo:font-family="Arial" style:font-family-generic="swiss" style:font-pitch="variable" fo:language="fr" fo:country="FR" fo:font-weight="bold"/>
    </style:style>
    <style:style style:name="T14" style:family="text">
      <style:text-properties fo:color="#ffffff" fo:font-family="Arial" style:font-family-generic="swiss" style:font-pitch="variable" fo:font-size="16pt" fo:language="fr" fo:country="FR" fo:font-weight="bold" style:font-size-asian="16pt" style:font-size-complex="16pt"/>
    </style:style>
    <style:style style:name="T15" style:family="text">
      <style:text-properties fo:font-family="Arial" style:font-family-generic="swiss" style:font-pitch="variable" fo:font-size="16pt" fo:language="fr" fo:country="FR" style:font-size-asian="16pt" style:font-size-complex="16pt"/>
    </style:style>
    <style:style style:name="T16" style:family="text">
      <style:text-properties fo:font-family="Arial" style:font-family-generic="swiss" style:font-pitch="variable" fo:font-size="20pt" fo:language="fr" fo:country="FR" fo:font-weight="bold" style:font-size-asian="20pt" style:font-size-complex="20pt"/>
    </style:style>
    <style:style style:name="T17" style:family="text">
      <style:text-properties fo:font-family="Arial" style:font-family-generic="swiss" style:font-pitch="variable" fo:font-size="20pt" fo:language="fr" fo:country="FR" style:font-size-asian="20pt" style:font-size-complex="20pt"/>
    </style:style>
    <style:style style:name="T18" style:family="text">
      <style:text-properties fo:font-family="Arial" style:font-family-generic="swiss" style:font-pitch="variable" fo:font-size="18pt" fo:language="fr" fo:country="FR" fo:font-weight="bold" style:font-size-asian="18pt" style:font-size-complex="18pt"/>
    </style:style>
    <style:style style:name="T19" style:family="text">
      <style:text-properties fo:font-family="Arial" style:font-family-generic="swiss" style:font-pitch="variable" fo:font-size="14pt" fo:language="fr" fo:country="FR" fo:font-weight="bold" style:font-size-asian="14pt" style:font-size-complex="14pt"/>
    </style:style>
    <style:style style:name="T20" style:family="text">
      <style:text-properties fo:font-family="Arial" style:font-family-generic="swiss" style:font-pitch="variable" fo:font-size="16pt" fo:language="fr" fo:country="FR" fo:font-weight="bold" style:font-size-asian="16pt" style:font-size-complex="16pt"/>
    </style:style>
    <style:style style:name="T21" style:family="text">
      <style:text-properties fo:language="fr" fo:country="FR" fo:font-style="italic"/>
    </style:style>
    <style:style style:name="T22" style:family="text">
      <style:text-properties fo:font-family="Arial" style:font-family-generic="swiss" style:font-pitch="variable" fo:font-size="16pt" fo:language="fr" fo:country="FR" fo:font-style="italic" fo:font-weight="bold" style:font-size-asian="16pt" style:font-size-complex="16pt"/>
    </style:style>
    <style:style style:name="T23" style:family="text">
      <style:text-properties fo:font-family="Arial" style:font-family-generic="swiss" style:font-pitch="variable" fo:font-size="14pt" fo:language="fr" fo:country="FR" style:font-size-asian="14pt" style:font-size-complex="14pt"/>
    </style:style>
    <style:style style:name="T24" style:family="text">
      <style:text-properties fo:font-family="Arial" style:font-family-generic="swiss" style:font-pitch="variable" fo:font-size="14pt" fo:language="fr" fo:country="FR" fo:font-style="italic" fo:font-weight="bold" style:font-size-asian="14pt" style:font-size-complex="14pt"/>
    </style:style>
    <style:style style:name="T25" style:family="text">
      <style:text-properties fo:color="#393939" fo:font-family="Tahoma" style:font-family-generic="swiss" style:font-pitch="variable" fo:font-size="14pt" fo:language="fr" fo:country="FR" fo:font-weight="bold" style:font-size-asian="14pt" style:font-size-complex="14pt"/>
    </style:style>
    <style:style style:name="T26" style:family="text">
      <style:text-properties fo:font-family="Tahoma" style:font-family-generic="swiss" style:font-pitch="variable" fo:font-size="14pt" fo:language="fr" fo:country="FR" fo:text-shadow="1pt 1pt" fo:font-weight="bold" style:font-size-asian="14pt" style:font-size-complex="14pt"/>
    </style:style>
    <style:style style:name="T27" style:family="text">
      <style:text-properties fo:font-family="Tahoma" style:font-family-generic="swiss" style:font-pitch="variable" fo:font-size="16pt" fo:language="fr" fo:country="FR" fo:text-shadow="1pt 1pt" fo:font-weight="bold" style:font-size-asian="16pt" style:font-size-complex="16pt"/>
    </style:style>
    <style:style style:name="T28" style:family="text">
      <style:text-properties fo:font-size="18pt"/>
    </style:style>
    <style:style style:name="T29" style:family="text">
      <style:text-properties fo:language="fr" fo:country="FR" fo:font-style="italic" style:font-style-asian="italic" style:font-style-complex="italic"/>
    </style:style>
    <style:style style:name="T30" style:family="text">
      <style:text-properties fo:language="en" fo:country="GB"/>
    </style:style>
    <style:style style:name="T31" style:family="text">
      <style:text-properties fo:font-family="Tahoma" style:font-family-generic="swiss" style:font-pitch="variable" fo:font-size="16pt" fo:language="fr" fo:country="FR" fo:font-weight="bold" style:font-size-asian="16pt" style:font-size-complex="16pt"/>
    </style:style>
    <style:style style:name="T32" style:family="text">
      <style:text-properties fo:font-family="Tahoma" style:font-family-generic="swiss" style:font-pitch="variable" fo:font-size="14pt" fo:language="fr" fo:country="FR" fo:font-weight="bold" style:font-size-asian="14pt" style:font-size-complex="14pt"/>
    </style:style>
    <style:style style:name="T33" style:family="text">
      <style:text-properties fo:font-family="Tahoma" style:font-family-generic="swiss" style:font-pitch="variable" fo:font-size="14pt" fo:language="fr" fo:country="FR" fo:font-style="italic" fo:font-weight="bold" style:font-size-asian="14pt" style:font-size-complex="14pt"/>
    </style:style>
    <style:style style:name="T34" style:family="text">
      <style:text-properties fo:font-family="Tahoma" style:font-family-generic="swiss" style:font-pitch="variable" fo:font-size="14pt" fo:language="fr" fo:country="FR" fo:font-weight="bold" style:font-family-asian="Tahoma" style:font-family-generic-asian="swiss" style:font-pitch-asian="variable" style:font-size-asian="14pt" style:font-family-complex="Tahoma" style:font-family-generic-complex="swiss" style:font-pitch-complex="variable" style:font-size-complex="14pt"/>
    </style:style>
    <style:style style:name="T35" style:family="text">
      <style:text-properties fo:font-family="Tahoma" style:font-family-generic="swiss" style:font-pitch="variable" fo:font-size="14pt" fo:language="fr" fo:country="FR" fo:font-style="italic" fo:font-weight="bold" style:font-family-asian="Tahoma" style:font-family-generic-asian="swiss" style:font-pitch-asian="variable" style:font-size-asian="14pt" style:font-family-complex="Tahoma" style:font-family-generic-complex="swiss" style:font-pitch-complex="variable" style:font-size-complex="14pt"/>
    </style:style>
    <style:style style:name="T36" style:family="text">
      <style:text-properties fo:font-family="Tahoma" style:font-family-generic="swiss" style:font-pitch="variable" fo:font-size="14pt" fo:language="fr" fo:country="FR" fo:font-style="italic" style:font-size-asian="14pt" style:font-size-complex="14pt"/>
    </style:style>
    <style:style style:name="T37" style:family="text">
      <style:text-properties fo:font-size="18pt" fo:language="fr" fo:country="FR" style:font-size-asian="18pt" style:font-size-complex="18pt"/>
    </style:style>
    <style:style style:name="T38" style:family="text">
      <style:text-properties fo:font-size="24pt" fo:language="fr" fo:country="FR" style:font-size-asian="24pt" style:font-size-complex="24pt"/>
    </style:style>
    <style:style style:name="T39" style:family="text">
      <style:text-properties fo:color="#5e574e" fo:language="fr" fo:country="FR"/>
    </style:style>
    <text:list-style style:name="L1">
      <text:list-level-style-bullet text:level="1" text:bullet-char="•">
        <style:list-level-properties/>
        <style:text-properties fo:font-family="'Arial Blac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25%"/>
      </text:list-level-style-bullet>
      <text:list-level-style-bullet text:level="2" text:bullet-char="">
        <style:list-level-properties text:space-before="1.27cm"/>
        <style:text-properties fo:font-family="Wingdings" style:font-pitch="variable" style:font-charset="x-symbol" fo:color="#5e574e" fo:font-size="100%"/>
      </text:list-level-style-bullet>
      <text:list-level-style-bullet text:level="3" text:bullet-char="•">
        <style:list-level-properties text:space-before="2.54cm"/>
        <style:text-properties fo:font-family="Tahoma" style:font-family-generic="swiss" style:font-pitch="variable" fo:color="#996633" fo:font-size="100%"/>
      </text:list-level-style-bullet>
      <text:list-level-style-bullet text:level="4" text:bullet-char="•">
        <style:list-level-properties text:space-before="3.81cm"/>
        <style:text-properties fo:font-family="Tahoma" style:font-family-generic="swiss" style:font-pitch="variable" fo:color="#ffcc00" fo:font-size="100%"/>
      </text:list-level-style-bullet>
      <text:list-level-style-bullet text:level="5" text:bullet-char="–">
        <style:list-level-properties text:space-before="5.08cm"/>
        <style:text-properties fo:font-family="Tahoma" style:font-family-generic="swiss" style:font-pitch="variable" fo:color="#ffcc00" fo:font-size="100%"/>
      </text:list-level-style-bullet>
      <text:list-level-style-bullet text:level="6" text:bullet-char="–">
        <style:list-level-properties text:space-before="5.08cm"/>
        <style:text-properties fo:font-family="Tahoma" style:font-family-generic="swiss" style:font-pitch="variable" fo:color="#ffcc00" fo:font-size="100%"/>
      </text:list-level-style-bullet>
      <text:list-level-style-bullet text:level="7" text:bullet-char="–">
        <style:list-level-properties text:space-before="5.08cm"/>
        <style:text-properties fo:font-family="Tahoma" style:font-family-generic="swiss" style:font-pitch="variable" fo:color="#ffcc00" fo:font-size="100%"/>
      </text:list-level-style-bullet>
      <text:list-level-style-bullet text:level="8" text:bullet-char="–">
        <style:list-level-properties text:space-before="5.08cm"/>
        <style:text-properties fo:font-family="Tahoma" style:font-family-generic="swiss" style:font-pitch="variable" fo:color="#ffcc00" fo:font-size="100%"/>
      </text:list-level-style-bullet>
      <text:list-level-style-bullet text:level="9" text:bullet-char="–">
        <style:list-level-properties text:space-before="5.08cm"/>
        <style:text-properties fo:font-family="Tahoma" style:font-family-generic="swiss" style:font-pitch="variable"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25%"/>
      </text:list-level-style-bullet>
      <text:list-level-style-bullet text:level="2" text:bullet-char="">
        <style:list-level-properties text:space-before="1.27cm" text:min-label-width="0.793cm"/>
        <style:text-properties fo:font-family="Wingdings" style:font-pitch="variable" style:font-charset="x-symbol" fo:color="#5e574e" fo:font-size="100%"/>
      </text:list-level-style-bullet>
      <text:list-level-style-bullet text:level="3" text:bullet-char="•">
        <style:list-level-properties text:space-before="2.54cm" text:min-label-width="0.635cm"/>
        <style:text-properties fo:font-family="Tahoma" style:font-family-generic="swiss" style:font-pitch="variable" fo:color="#996633" fo:font-size="100%"/>
      </text:list-level-style-bullet>
      <text:list-level-style-bullet text:level="4" text:bullet-char="•">
        <style:list-level-properties text:space-before="3.81cm" text:min-label-width="0.635cm"/>
        <style:text-properties fo:font-family="Tahoma" style:font-family-generic="swiss" style:font-pitch="variable" fo:color="#ffcc00" fo:font-size="100%"/>
      </text:list-level-style-bullet>
      <text:list-level-style-bullet text:level="5" text:bullet-char="–">
        <style:list-level-properties text:space-before="5.08cm" text:min-label-width="0.635cm"/>
        <style:text-properties fo:font-family="Tahoma" style:font-family-generic="swiss" style:font-pitch="variable" fo:color="#ffcc00" fo:font-size="100%"/>
      </text:list-level-style-bullet>
      <text:list-level-style-bullet text:level="6" text:bullet-char="–">
        <style:list-level-properties text:space-before="5.08cm" text:min-label-width="0.635cm"/>
        <style:text-properties fo:font-family="Tahoma" style:font-family-generic="swiss" style:font-pitch="variable" fo:color="#ffcc00" fo:font-size="100%"/>
      </text:list-level-style-bullet>
      <text:list-level-style-bullet text:level="7" text:bullet-char="–">
        <style:list-level-properties text:space-before="5.08cm" text:min-label-width="0.635cm"/>
        <style:text-properties fo:font-family="Tahoma" style:font-family-generic="swiss" style:font-pitch="variable" fo:color="#ffcc00" fo:font-size="100%"/>
      </text:list-level-style-bullet>
      <text:list-level-style-bullet text:level="8" text:bullet-char="–">
        <style:list-level-properties text:space-before="5.08cm" text:min-label-width="0.635cm"/>
        <style:text-properties fo:font-family="Tahoma"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480050" fo:font-size="125%"/>
      </text:list-level-style-bullet>
      <text:list-level-style-bullet text:level="2" text:bullet-char="">
        <style:list-level-properties text:space-before="1.481cm" text:min-label-width="0.794cm"/>
        <style:text-properties fo:font-family="Wingdings" style:font-pitch="variable" style:font-charset="x-symbol" fo:color="#393939" fo:font-size="100%"/>
      </text:list-level-style-bullet>
      <text:list-level-style-bullet text:level="3" text:bullet-char="•">
        <style:list-level-properties text:space-before="2.54cm" text:min-label-width="0.635cm"/>
        <style:text-properties fo:font-family="Tahoma" style:font-family-generic="swiss" style:font-pitch="variable" fo:color="#480056" fo:font-size="100%"/>
      </text:list-level-style-bullet>
      <text:list-level-style-bullet text:level="4" text:bullet-char="•">
        <style:list-level-properties text:space-before="3.81cm" text:min-label-width="0.635cm"/>
        <style:text-properties fo:font-family="Tahoma" style:font-family-generic="swiss" style:font-pitch="variable" fo:color="#030047" fo:font-size="100%"/>
      </text:list-level-style-bullet>
      <text:list-level-style-bullet text:level="5" text:bullet-char="–">
        <style:list-level-properties text:space-before="5.08cm" text:min-label-width="0.635cm"/>
        <style:text-properties fo:font-family="Tahoma" style:font-family-generic="swiss" style:font-pitch="variable" fo:color="#030047" fo:font-size="100%"/>
      </text:list-level-style-bullet>
      <text:list-level-style-bullet text:level="6" text:bullet-char="–">
        <style:list-level-properties text:space-before="5.08cm" text:min-label-width="0.635cm"/>
        <style:text-properties fo:font-family="Tahoma" style:font-family-generic="swiss" style:font-pitch="variable" fo:color="#030047" fo:font-size="100%"/>
      </text:list-level-style-bullet>
      <text:list-level-style-bullet text:level="7" text:bullet-char="–">
        <style:list-level-properties text:space-before="5.08cm" text:min-label-width="0.635cm"/>
        <style:text-properties fo:font-family="Tahoma" style:font-family-generic="swiss" style:font-pitch="variable" fo:color="#030047" fo:font-size="100%"/>
      </text:list-level-style-bullet>
      <text:list-level-style-bullet text:level="8" text:bullet-char="–">
        <style:list-level-properties text:space-before="5.08cm" text:min-label-width="0.635cm"/>
        <style:text-properties fo:font-family="Tahoma" style:font-family-generic="swiss" style:font-pitch="variable" fo:color="#030047"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480050" fo:font-size="125%"/>
      </text:list-level-style-bullet>
      <text:list-level-style-bullet text:level="2" text:bullet-char="">
        <style:list-level-properties text:space-before="1.27cm" text:min-label-width="0.793cm"/>
        <style:text-properties fo:font-family="Wingdings" style:font-pitch="variable" style:font-charset="x-symbol" fo:color="#480051" fo:font-size="100%"/>
      </text:list-level-style-bullet>
      <text:list-level-style-bullet text:level="3" text:bullet-char="•">
        <style:list-level-properties text:space-before="2.54cm" text:min-label-width="0.635cm"/>
        <style:text-properties fo:font-family="Tahoma" style:font-family-generic="swiss" style:font-pitch="variable" fo:color="#480056" fo:font-size="100%"/>
      </text:list-level-style-bullet>
      <text:list-level-style-bullet text:level="4" text:bullet-char="•">
        <style:list-level-properties text:space-before="3.704cm" text:min-label-width="0.635cm"/>
        <style:text-properties fo:font-family="Tahoma" style:font-family-generic="swiss" style:font-pitch="variable" fo:color="#868686" fo:font-size="100%"/>
      </text:list-level-style-bullet>
      <text:list-level-style-bullet text:level="5" text:bullet-char="–">
        <style:list-level-properties text:space-before="5.08cm" text:min-label-width="0.635cm"/>
        <style:text-properties fo:font-family="Tahoma" style:font-family-generic="swiss" style:font-pitch="variable" fo:color="#030047" fo:font-size="100%"/>
      </text:list-level-style-bullet>
      <text:list-level-style-bullet text:level="6" text:bullet-char="–">
        <style:list-level-properties text:space-before="5.08cm" text:min-label-width="0.635cm"/>
        <style:text-properties fo:font-family="Tahoma" style:font-family-generic="swiss" style:font-pitch="variable" fo:color="#030047" fo:font-size="100%"/>
      </text:list-level-style-bullet>
      <text:list-level-style-bullet text:level="7" text:bullet-char="–">
        <style:list-level-properties text:space-before="5.08cm" text:min-label-width="0.635cm"/>
        <style:text-properties fo:font-family="Tahoma" style:font-family-generic="swiss" style:font-pitch="variable" fo:color="#030047" fo:font-size="100%"/>
      </text:list-level-style-bullet>
      <text:list-level-style-bullet text:level="8" text:bullet-char="–">
        <style:list-level-properties text:space-before="5.08cm" text:min-label-width="0.635cm"/>
        <style:text-properties fo:font-family="Tahoma" style:font-family-generic="swiss" style:font-pitch="variable" fo:color="#030047"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2.225cm" svg:height="3.933cm" svg:x="1.94cm" svg:y="-0.276cm" presentation:class="title" presentation:user-transformed="true">
          <draw:text-box>
            <text:p text:style-name="P1"><text:span text:style-name="T1">Modèle client-serveur</text:span></text:p>
          </draw:text-box>
        </draw:frame>
        <draw:frame presentation:style-name="pr2" draw:text-style-name="P6" draw:layer="layout" svg:width="11.291cm" svg:height="9.545cm" svg:x="7.371cm" svg:y="6.469cm">
          <draw:text-box>
            <text:p text:style-name="P3"><text:span text:style-name="T2"/></text:p>
            <text:p text:style-name="P3"><text:span text:style-name="T2">Daniel Hagimont</text:span></text:p>
            <text:p text:style-name="P3"><text:span text:style-name="T2"/></text:p>
            <text:p text:style-name="P4"><text:span text:style-name="T3">IRIT/ENSEEIHT</text:span></text:p>
            <text:p text:style-name="P4"><text:span text:style-name="T3">2 rue Charles Camichel - BP 7122</text:span></text:p>
            <text:p text:style-name="P4"><text:span text:style-name="T3">31071 TOULOUSE CEDEX 7</text:span></text:p>
            <text:p text:style-name="P4"><text:span text:style-name="T3"/></text:p>
            <text:p text:style-name="P4"><text:span text:style-name="T4"><text:a xlink:href="mailto:Daniel.Hagimont@enseeiht.fr" xlink:type="simple">Daniel.Hagimont@enseeiht.fr</text:a></text:span></text:p>
            <text:p text:style-name="P5"><text:span text:style-name="T5">http://hagimont.perso.enseeiht.fr</text:span></text:p>
          </draw:text-box>
        </draw:frame>
        <presentation:notes draw:style-name="dp2">
          <draw:page-thumbnail draw:layer="layout" svg:width="13.785cm" svg:height="10.341cm" svg:x="2.549cm" svg:y="2.068cm" draw:page-number="1"/>
          <draw:frame presentation:style-name="pr3" draw:text-style-name="P7" draw:layer="layout" svg:width="13.846cm" svg:height="12.41cm" svg:x="2.518cm" svg:y="13.097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4" draw:text-style-name="P2" draw:layer="layout" svg:width="21.59cm" svg:height="3.408cm" svg:x="1.129cm" svg:y="0.402cm" presentation:class="title" presentation:user-transformed="true">
          <draw:text-box>
            <text:p text:style-name="P7"><text:span text:style-name="T6">Modèle client-serveur </text:span><text:span text:style-name="T7">Définition</text:span></text:p>
          </draw:text-box>
        </draw:frame>
        <draw:frame presentation:style-name="pr5" draw:text-style-name="P11" draw:layer="layout" svg:width="22.719cm" svg:height="11.589cm" svg:x="1.27cm" svg:y="5.239cm" presentation:class="outline" presentation:user-transformed="true">
          <draw:text-box>
            <text:list text:style-name="L3">
              <text:list-item>
                <text:p text:style-name="P8"><text:span text:style-name="T6">Application client/serveur</text:span></text:p>
                <text:list>
                  <text:list-item>
                    <text:p text:style-name="P9"><text:span text:style-name="T6">application qui fait appel à des services distants au travers d’un échange de messages (les requêtes) plutôt que par un partage de données (mémoire ou fichiers)</text:span></text:p>
                  </text:list-item>
                  <text:list-item>
                    <text:p text:style-name="P9"><text:span text:style-name="T6">serveur</text:span></text:p>
                    <text:list>
                      <text:list-item>
                        <text:p text:style-name="P10"><text:span text:style-name="T6">programme offrant un service sur un réseau (par extension, machine offrant un service)</text:span></text:p>
                      </text:list-item>
                    </text:list>
                  </text:list-item>
                  <text:list-item>
                    <text:p text:style-name="P9"><text:span text:style-name="T6">client</text:span></text:p>
                    <text:list>
                      <text:list-item>
                        <text:p text:style-name="P10"><text:span text:style-name="T6">programme qui émet des requêtes (ou demandes de service). Il est toujours l’initiateur du dialogue</text:span></text:p>
                      </text:list-item>
                    </text:list>
                  </text:list-item>
                </text:list>
              </text:list-item>
            </text:list>
          </draw:text-box>
        </draw:frame>
        <presentation:notes draw:style-name="dp2">
          <draw:page-thumbnail draw:layer="layout" svg:width="13.758cm" svg:height="10.319cm" svg:x="2.487cm" svg:y="2.064cm" draw:page-number="2"/>
          <draw:frame presentation:style-name="pr6" draw:text-style-name="P7" draw:layer="layout" svg:width="13.741cm" svg:height="12.384cm" svg:x="2.496cm" svg:y="13.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7" draw:text-style-name="P2" draw:layer="layout" svg:width="21.59cm" svg:height="3.574cm" svg:x="1.129cm" svg:y="0.236cm" presentation:class="title" presentation:user-transformed="true">
          <draw:text-box>
            <text:p text:style-name="P7"><text:span text:style-name="T6">Modèle client-serveur C</text:span><text:span text:style-name="T7">ommunication par messages</text:span></text:p>
          </draw:text-box>
        </draw:frame>
        <draw:frame presentation:style-name="pr5" draw:text-style-name="P13" draw:layer="layout" svg:width="22.719cm" svg:height="11.589cm" svg:x="1.373cm" svg:y="4.648cm" presentation:class="outline" presentation:user-transformed="true">
          <draw:text-box>
            <text:list text:style-name="L3">
              <text:list-item>
                <text:p text:style-name="P8"><text:span text:style-name="T8">Deux messages (au moins) échangés</text:span></text:p>
                <text:list>
                  <text:list-item>
                    <text:p text:style-name="P12"><text:span text:style-name="T9">Le premier message correspondant à la requête est celui de l'appel de procédure, porteur des paramètres d'appel.</text:span></text:p>
                  </text:list-item>
                  <text:list-item>
                    <text:p text:style-name="P12"><text:span text:style-name="T9">Le second message correspondant à la réponse est celui du retour de procédure porteur des paramètres résultats.</text:span></text:p>
                  </text:list-item>
                </text:list>
              </text:list-item>
            </text:list>
          </draw:text-box>
        </draw:frame>
        <draw:g>
          <draw:rect draw:style-name="gr1" draw:text-style-name="P14" draw:layer="layout" svg:width="8.396cm" svg:height="6.985cm" svg:x="1.129cm" svg:y="11.39cm">
            <text:p/>
          </draw:rect>
          <draw:rect draw:style-name="gr2" draw:text-style-name="P16" draw:layer="layout" svg:width="8.396cm" svg:height="6.985cm" svg:x="1.129cm" svg:y="11.39cm">
            <text:p text:style-name="P15"><text:span text:style-name="T10"/></text:p>
            <text:p text:style-name="P15"><text:span text:style-name="T10"/></text:p>
            <text:p text:style-name="P15"><text:span text:style-name="T10">appel n_proc (p_in, p_out)</text:span></text:p>
            <text:p text:style-name="P15"><text:span text:style-name="T10"/></text:p>
            <text:p text:style-name="P15"><text:span text:style-name="T10"/></text:p>
            <text:p text:style-name="P15"><text:span text:style-name="T10"/></text:p>
            <text:p text:style-name="P15"><text:span text:style-name="T11"/></text:p>
            <text:p text:style-name="P15"><text:span text:style-name="T11">client</text:span></text:p>
          </draw:rect>
        </draw:g>
        <draw:g>
          <draw:rect draw:style-name="gr1" draw:text-style-name="P14" draw:layer="layout" svg:width="9.137cm" svg:height="6.985cm" svg:x="15.465cm" svg:y="11.39cm">
            <text:p/>
          </draw:rect>
          <draw:rect draw:style-name="gr3" draw:text-style-name="P17" draw:layer="layout" svg:width="9.137cm" svg:height="6.985cm" svg:x="15.465cm" svg:y="11.39cm">
            <text:p text:style-name="P15"><text:span text:style-name="T10">Procédure n_proc (p_in, p_out)</text:span></text:p>
            <text:p text:style-name="P15"><text:span text:style-name="T10">begin</text:span></text:p>
            <text:p text:style-name="P15"><text:span text:style-name="T10"/></text:p>
            <text:p text:style-name="P15"><text:span text:style-name="T10"/></text:p>
            <text:p text:style-name="P15"><text:span text:style-name="T10">end</text:span></text:p>
            <text:p text:style-name="P15"><text:span text:style-name="T11"/></text:p>
            <text:p text:style-name="P15"><text:span text:style-name="T11">serveur</text:span></text:p>
          </draw:rect>
        </draw:g>
        <draw:line draw:style-name="gr4" draw:text-style-name="P18" draw:layer="layout" svg:x1="19.05cm" svg:y1="13.547cm" svg:x2="19.05cm" svg:y2="15.24cm">
          <text:p/>
        </draw:line>
        <draw:line draw:style-name="gr4" draw:text-style-name="P18" draw:layer="layout" svg:x1="5.08cm" svg:y1="11.43cm" svg:x2="5.08cm" svg:y2="12.7cm">
          <text:p/>
        </draw:line>
        <draw:line draw:style-name="gr4" draw:text-style-name="P18" draw:layer="layout" svg:x1="9.524cm" svg:y1="15.24cm" svg:x2="5.079cm" svg:y2="15.24cm">
          <text:p/>
        </draw:line>
        <draw:line draw:style-name="gr4" draw:text-style-name="P18" draw:layer="layout" svg:x1="5.08cm" svg:y1="15.24cm" svg:x2="5.08cm" svg:y2="16.828cm">
          <text:p/>
        </draw:line>
        <draw:line draw:style-name="gr5" draw:text-style-name="P18" draw:layer="layout" svg:x1="9.525cm" svg:y1="13.547cm" svg:x2="15.593cm" svg:y2="12.065cm">
          <text:p/>
        </draw:line>
        <draw:line draw:style-name="gr5" draw:text-style-name="P18" draw:layer="layout" svg:x1="15.593cm" svg:y1="15.24cm" svg:x2="9.525cm" svg:y2="15.24cm">
          <text:p/>
        </draw:line>
        <draw:line draw:style-name="gr4" draw:text-style-name="P18" draw:layer="layout" svg:x1="19.049cm" svg:y1="15.24cm" svg:x2="15.592cm" svg:y2="15.24cm">
          <text:p/>
        </draw:line>
        <draw:rect draw:style-name="gr6" draw:text-style-name="P16" draw:layer="layout" svg:width="5.742cm" svg:height="1.27cm" svg:x="9.851cm" svg:y="15.028cm">
          <text:p text:style-name="P19"><text:span text:style-name="T12">Retour(p_out)</text:span></text:p>
        </draw:rect>
        <draw:g>
          <draw:rect draw:style-name="gr7" draw:text-style-name="P18" draw:layer="layout" svg:width="4.648cm" svg:height="1.27cm" svg:x="10.116cm" svg:y="11.756cm">
            <text:p/>
          </draw:rect>
          <draw:rect draw:style-name="gr8" draw:text-style-name="P16" draw:layer="layout" svg:width="4.648cm" svg:height="1.27cm" svg:x="10.116cm" svg:y="11.756cm">
            <text:p text:style-name="P19"><text:span text:style-name="T12">Appel(p_in)</text:span></text:p>
          </draw:rect>
        </draw:g>
        <presentation:notes draw:style-name="dp2">
          <office:forms form:automatic-focus="false" form:apply-design-mode="false"/>
          <draw:page-thumbnail draw:layer="layout" svg:width="13.758cm" svg:height="10.319cm" svg:x="2.487cm" svg:y="2.064cm" draw:page-number="3"/>
          <draw:frame presentation:style-name="pr6" draw:text-style-name="P7" draw:layer="layout" svg:width="13.741cm" svg:height="12.384cm" svg:x="2.496cm" svg:y="13.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text-style-name="P2" draw:layer="layout" svg:width="21.59cm" svg:height="3.408cm" svg:x="1.129cm" svg:y="0.402cm" presentation:class="title" presentation:user-transformed="true">
          <draw:text-box>
            <text:p text:style-name="P7"><text:span text:style-name="T6">Remote Procedure Call (RPC)</text:span><text:span text:style-name="T6"><text:line-break/></text:span><text:span text:style-name="T7">Principes</text:span></text:p>
          </draw:text-box>
        </draw:frame>
        <draw:frame presentation:style-name="pr5" draw:text-style-name="P11" draw:layer="layout" svg:width="22.719cm" svg:height="11.589cm" svg:x="1.27cm" svg:y="5.239cm" presentation:class="outline" presentation:user-transformed="true">
          <draw:text-box>
            <text:list text:style-name="L3">
              <text:list-item>
                <text:p text:style-name="P8"><text:span text:style-name="T6">Génération du code </text:span></text:p>
                <text:list>
                  <text:list-item>
                    <text:p text:style-name="P9"><text:span text:style-name="T6">d'envoi et réception des messages</text:span></text:p>
                  </text:list-item>
                  <text:list-item>
                    <text:p text:style-name="P9"><text:span text:style-name="T6">De détection et réémission des messages perdus</text:span></text:p>
                  </text:list-item>
                </text:list>
              </text:list-item>
              <text:list-item>
                <text:p text:style-name="P8"><text:span text:style-name="T6"><text:s/></text:span><text:span text:style-name="T6">Objectif : le programmeur développe son application comme si elle était centralisée</text:span></text:p>
              </text:list-item>
            </text:list>
          </draw:text-box>
        </draw:frame>
        <presentation:notes draw:style-name="dp2">
          <draw:page-thumbnail draw:layer="layout" svg:width="13.758cm" svg:height="10.319cm" svg:x="2.487cm" svg:y="2.064cm" draw:page-number="4"/>
          <draw:frame presentation:style-name="pr8" draw:text-style-name="P2" draw:layer="layout" svg:width="13.741cm" svg:height="12.383cm" svg:x="2.496cm" svg:y="13.07cm" presentation:class="notes" presentation:user-transformed="true">
            <draw:text-box>
              <text:p text:style-name="P10"><text:span text:style-name="T6">On appelle RPC un outil qui simplifie le développement des applications client-serveur en générant le code de gestion des messages (requête et réponse).</text:span></text:p>
              <text:p text:style-name="P10"><text:span text:style-name="T6">L'objectif est de permettre au programmeur d'accéder à un service par un appel de procédure (local à la machine) dans se soucier de la répartition (et des envois de messages).</text:span></text:p>
            </draw:text-box>
          </draw:frame>
        </presentation:notes>
      </draw:page>
      <draw:page draw:name="page5" draw:style-name="dp1" draw:master-page-name="Standard" presentation:presentation-page-layout-name="AL3T3">
        <office:forms form:automatic-focus="false" form:apply-design-mode="false"/>
        <draw:g>
          <draw:rect draw:style-name="gr9" draw:text-style-name="P14" draw:layer="layout" svg:width="10.795cm" svg:height="14.182cm" svg:x="0.146cm" svg:y="4.833cm">
            <text:p/>
          </draw:rect>
          <draw:rect draw:style-name="gr10" draw:text-style-name="P16" draw:layer="layout" svg:width="10.795cm" svg:height="14.182cm" svg:x="0.146cm" svg:y="4.833cm">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3">client</text:span></text:p>
          </draw:rect>
        </draw:g>
        <draw:g>
          <draw:rect draw:style-name="gr11" draw:text-style-name="P14" draw:layer="layout" svg:width="11.007cm" svg:height="14.182cm" svg:x="14.393cm" svg:y="4.868cm">
            <text:p/>
          </draw:rect>
          <draw:rect draw:style-name="gr10" draw:text-style-name="P16" draw:layer="layout" svg:width="11.007cm" svg:height="14.182cm" svg:x="14.393cm" svg:y="4.868cm">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3">serveur</text:span></text:p>
          </draw:rect>
        </draw:g>
        <draw:frame presentation:style-name="pr4" draw:text-style-name="P2" draw:layer="layout" svg:width="21.59cm" svg:height="3.408cm" svg:x="1.129cm" svg:y="0.402cm" presentation:class="title" presentation:user-transformed="true">
          <draw:text-box>
            <text:p text:style-name="P7"><text:span text:style-name="T6">RPC [Birrel &amp; Nelson 84] </text:span><text:span text:style-name="T7">Principe de réalisation</text:span></text:p>
          </draw:text-box>
        </draw:frame>
        <draw:g>
          <draw:rect draw:style-name="gr12" draw:text-style-name="P14" draw:layer="layout" svg:width="3.387cm" svg:height="12.276cm" svg:x="18.172cm" svg:y="5.292cm">
            <text:p/>
          </draw:rect>
          <draw:rect draw:style-name="gr13" draw:text-style-name="P17" draw:layer="layout" svg:width="3.387cm" svg:height="12.276cm" svg:x="18.172cm" svg:y="5.292cm">
            <text:p text:style-name="P15"><text:span text:style-name="T14">Service RPC</text:span></text:p>
            <text:p text:style-name="P15"><text:span text:style-name="T14">(talon)</text:span></text:p>
            <text:p text:style-name="P15"><text:span text:style-name="T15"/></text:p>
            <text:p text:style-name="P15"><text:span text:style-name="T15"/></text:p>
            <text:p text:style-name="P15"><text:span text:style-name="T15"/></text:p>
            <text:p text:style-name="P15"><text:span text:style-name="T15"/></text:p>
            <text:p text:style-name="P15"><text:span text:style-name="T14">appel</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draw:rect>
        </draw:g>
        <draw:g>
          <draw:ellipse draw:style-name="gr14" draw:text-style-name="P14" draw:layer="layout" svg:width="3.386cm" svg:height="14.182cm" svg:x="11.007cm" svg:y="4.868cm">
            <draw:glue-point draw:id="4" svg:x="4.998cm" svg:y="0cm"/>
            <draw:glue-point draw:id="5" svg:x="1.461cm" svg:y="1.462cm"/>
            <draw:glue-point draw:id="6" svg:x="0cm" svg:y="4.999cm"/>
            <draw:glue-point draw:id="7" svg:x="1.461cm" svg:y="8.536cm"/>
            <draw:glue-point draw:id="8" svg:x="4.998cm" svg:y="10cm"/>
            <draw:glue-point draw:id="9" svg:x="8.535cm" svg:y="8.536cm"/>
            <draw:glue-point draw:id="10" svg:x="10cm" svg:y="4.999cm"/>
            <draw:glue-point draw:id="11" svg:x="8.535cm" svg:y="1.462cm"/>
            <text:p/>
          </draw:ellipse>
          <draw:rect draw:style-name="gr15" draw:text-style-name="P17" draw:layer="layout" svg:width="2.384cm" svg:height="9.98cm" svg:x="11.508cm" svg:y="6.969cm">
            <text:p text:style-name="P15"><text:span text:style-name="T13">réseau</text:span></text:p>
          </draw:rect>
        </draw:g>
        <draw:g>
          <draw:rect draw:style-name="gr16" draw:text-style-name="P14" draw:layer="layout" svg:width="3.386cm" svg:height="12.276cm" svg:x="0.212cm" svg:y="5.292cm">
            <text:p/>
          </draw:rect>
          <draw:rect draw:style-name="gr17" draw:text-style-name="P17" draw:layer="layout" svg:width="3.386cm" svg:height="12.276cm" svg:x="0.212cm" svg:y="5.292cm">
            <text:p text:style-name="P15"><text:span text:style-name="T16">Appelant</text:span></text:p>
            <text:p text:style-name="P15"><text:span text:style-name="T16"/></text:p>
            <text:p text:style-name="P15"><text:span text:style-name="T16"/></text:p>
            <text:p text:style-name="P15"><text:span text:style-name="T16"/></text:p>
            <text:p text:style-name="P15"><text:span text:style-name="T16">Appel</text:span></text:p>
            <text:p text:style-name="P15"><text:span text:style-name="T17"/></text:p>
            <text:p text:style-name="P15"><text:span text:style-name="T17"/></text:p>
            <text:p text:style-name="P15"><text:span text:style-name="T17"/></text:p>
            <text:p text:style-name="P15"><text:span text:style-name="T17"/></text:p>
            <text:p text:style-name="P15"><text:span text:style-name="T17"/></text:p>
          </draw:rect>
        </draw:g>
        <draw:g>
          <draw:rect draw:style-name="gr12" draw:text-style-name="P14" draw:layer="layout" svg:width="3.387cm" svg:height="12.276cm" svg:x="3.81cm" svg:y="5.292cm">
            <text:p/>
          </draw:rect>
          <draw:rect draw:style-name="gr18" draw:text-style-name="P17" draw:layer="layout" svg:width="3.387cm" svg:height="12.276cm" svg:x="3.81cm" svg:y="5.292cm">
            <text:p text:style-name="P15"><text:span text:style-name="T14">Service RPC</text:span></text:p>
            <text:p text:style-name="P15"><text:span text:style-name="T14">(talon)</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8">return</text:span></text:p>
            <text:p text:style-name="P15"><text:span text:style-name="T15"/></text:p>
            <text:p text:style-name="P15"><text:span text:style-name="T15"/></text:p>
            <text:p text:style-name="P15"><text:span text:style-name="T15"/></text:p>
          </draw:rect>
        </draw:g>
        <draw:g>
          <draw:rect draw:style-name="gr14" draw:text-style-name="P14" draw:layer="layout" svg:width="3.387cm" svg:height="12.276cm" svg:x="7.408cm" svg:y="5.292cm">
            <text:p/>
          </draw:rect>
          <draw:rect draw:style-name="gr19" draw:text-style-name="P17" draw:layer="layout" svg:width="3.387cm" svg:height="12.276cm" svg:x="7.408cm" svg:y="5.292cm">
            <text:p text:style-name="P15"><text:span text:style-name="T19">Protocole de</text:span></text:p>
            <text:p text:style-name="P15"><text:span text:style-name="T19">communication</text:span></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draw:rect>
        </draw:g>
        <draw:g>
          <draw:rect draw:style-name="gr14" draw:text-style-name="P14" draw:layer="layout" svg:width="3.387cm" svg:height="12.276cm" svg:x="14.605cm" svg:y="5.292cm">
            <text:p/>
          </draw:rect>
          <draw:rect draw:style-name="gr20" draw:text-style-name="P17" draw:layer="layout" svg:width="3.387cm" svg:height="12.276cm" svg:x="14.605cm" svg:y="5.292cm">
            <text:p text:style-name="P15"><text:span text:style-name="T19">Protocole</text:span><text:span text:style-name="T20"> de</text:span></text:p>
            <text:p text:style-name="P15"><text:span text:style-name="T19">communication</text:span></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draw:rect>
        </draw:g>
        <draw:g>
          <draw:rect draw:style-name="gr16" draw:text-style-name="P14" draw:layer="layout" svg:width="3.387cm" svg:height="12.276cm" svg:x="21.687cm" svg:y="5.292cm">
            <text:p/>
          </draw:rect>
          <draw:rect draw:style-name="gr21" draw:text-style-name="P16" draw:layer="layout" svg:width="3.387cm" svg:height="12.276cm" svg:x="21.687cm" svg:y="5.292cm">
            <text:p text:style-name="P15"><text:span text:style-name="T16">Appelé</text:span></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return</text:span></text:p>
            <text:p text:style-name="P15"><text:span text:style-name="T13"/></text:p>
          </draw:rect>
        </draw:g>
        <draw:g>
          <draw:rect draw:style-name="gr22" draw:text-style-name="P14" draw:layer="layout" svg:width="1.173cm" svg:height="1.27cm" svg:x="4.886cm" svg:y="7.832cm">
            <text:p/>
          </draw:rect>
          <draw:rect draw:style-name="gr23" draw:text-style-name="P16" draw:layer="layout" svg:width="1.173cm" svg:height="1.27cm" svg:x="4.886cm" svg:y="7.832cm">
            <text:p text:style-name="P15"><text:span text:style-name="T13">A</text:span></text:p>
          </draw:rect>
        </draw:g>
        <draw:g>
          <draw:rect draw:style-name="gr22" draw:text-style-name="P14" draw:layer="layout" svg:width="1.173cm" svg:height="1.27cm" svg:x="4.886cm" svg:y="13.547cm">
            <text:p/>
          </draw:rect>
          <draw:rect draw:style-name="gr23" draw:text-style-name="P16" draw:layer="layout" svg:width="1.173cm" svg:height="1.27cm" svg:x="4.886cm" svg:y="13.547cm">
            <text:p text:style-name="P15"><text:span text:style-name="T13">E</text:span></text:p>
          </draw:rect>
        </draw:g>
        <draw:g>
          <draw:rect draw:style-name="gr22" draw:text-style-name="P14" draw:layer="layout" svg:width="1.173cm" svg:height="1.27cm" svg:x="19.539cm" svg:y="7.832cm">
            <text:p/>
          </draw:rect>
          <draw:rect draw:style-name="gr23" draw:text-style-name="P16" draw:layer="layout" svg:width="1.173cm" svg:height="1.27cm" svg:x="19.539cm" svg:y="7.832cm">
            <text:p text:style-name="P15"><text:span text:style-name="T13">B</text:span></text:p>
          </draw:rect>
        </draw:g>
        <draw:g>
          <draw:rect draw:style-name="gr22" draw:text-style-name="P14" draw:layer="layout" svg:width="1.173cm" svg:height="1.27cm" svg:x="19.539cm" svg:y="13.758cm">
            <text:p/>
          </draw:rect>
          <draw:rect draw:style-name="gr23" draw:text-style-name="P16" draw:layer="layout" svg:width="1.173cm" svg:height="1.27cm" svg:x="19.539cm" svg:y="13.758cm">
            <text:p text:style-name="P15"><text:span text:style-name="T13">D</text:span></text:p>
          </draw:rect>
        </draw:g>
        <draw:g>
          <draw:rect draw:style-name="gr22" draw:text-style-name="P14" draw:layer="layout" svg:width="1.173cm" svg:height="1.27cm" svg:x="22.86cm" svg:y="9.525cm">
            <text:p/>
          </draw:rect>
          <draw:rect draw:style-name="gr23" draw:text-style-name="P16" draw:layer="layout" svg:width="1.173cm" svg:height="1.27cm" svg:x="22.86cm" svg:y="9.525cm">
            <text:p text:style-name="P15"><text:span text:style-name="T13">C</text:span></text:p>
          </draw:rect>
        </draw:g>
        <draw:line draw:style-name="gr24" draw:text-style-name="P18" draw:layer="layout" svg:x1="1.759cm" svg:y1="8.237cm" svg:x2="1.759cm" svg:y2="10.433cm">
          <text:p/>
        </draw:line>
        <draw:line draw:style-name="gr25" draw:text-style-name="P18" draw:layer="layout" svg:x1="1.759cm" svg:y1="10.432cm" svg:x2="4.886cm" svg:y2="8.889cm">
          <text:p/>
        </draw:line>
        <draw:line draw:style-name="gr25" draw:text-style-name="P18" draw:layer="layout" svg:x1="6.059cm" svg:y1="8.89cm" svg:x2="19.539cm" svg:y2="8.89cm">
          <text:p/>
        </draw:line>
        <draw:line draw:style-name="gr25" draw:text-style-name="P18" draw:layer="layout" svg:x1="20.712cm" svg:y1="9.524cm" svg:x2="24.619cm" svg:y2="7.831cm">
          <text:p/>
        </draw:line>
        <draw:line draw:style-name="gr25" draw:text-style-name="P18" draw:layer="layout" svg:x1="24.619cm" svg:y1="7.832cm" svg:x2="24.619cm" svg:y2="14.393cm">
          <text:p/>
        </draw:line>
        <draw:line draw:style-name="gr25" draw:text-style-name="P18" draw:layer="layout" svg:x1="22.718cm" svg:y1="14.393cm" svg:x2="20.711cm" svg:y2="14.393cm">
          <text:p/>
        </draw:line>
        <draw:line draw:style-name="gr25" draw:text-style-name="P18" draw:layer="layout" svg:x1="19.539cm" svg:y1="14.393cm" svg:x2="6.059cm" svg:y2="14.393cm">
          <text:p/>
        </draw:line>
        <draw:line draw:style-name="gr25" draw:text-style-name="P18" draw:layer="layout" svg:x1="4.885cm" svg:y1="15.027cm" svg:x2="1.758cm" svg:y2="11.852cm">
          <text:p/>
        </draw:line>
        <draw:line draw:style-name="gr25" draw:text-style-name="P18" draw:layer="layout" svg:x1="1.759cm" svg:y1="11.853cm" svg:x2="1.759cm" svg:y2="16.933cm">
          <text:p/>
        </draw:line>
        <presentation:notes draw:style-name="dp2">
          <draw:page-thumbnail draw:layer="layout" svg:width="13.758cm" svg:height="10.319cm" svg:x="2.487cm" svg:y="2.064cm" draw:page-number="5"/>
          <draw:frame presentation:style-name="pr8" draw:text-style-name="P2" draw:layer="layout" svg:width="13.741cm" svg:height="12.383cm" svg:x="2.496cm" svg:y="13.07cm" presentation:class="notes" presentation:user-transformed="true">
            <draw:text-box>
              <text:p text:style-name="P10"><text:span text:style-name="T6">Globalement, un outil RPC génère du code appelé talon ou </text:span><text:span text:style-name="T21">stub</text:span><text:span text:style-name="T6">, qui est exécuté sur le client et le serveur. Le talon client représente le service sur le client et donne l'illusion que le service est local (et peut être appelé localement par un simple appel de procédure). Le talon serveur reçoit les messages (requêtes) et se charge d'effectuer l'appel au service (localement).</text:span></text:p>
              <text:p text:style-name="P10"><text:span text:style-name="T6">Ainsi, les talons client et serveur se chargent de tous les traitements d'émission et réception des messages. Le programmeur d'application programme comme en centralisé.</text:span></text:p>
            </draw:text-box>
          </draw:frame>
        </presentation:notes>
      </draw:page>
      <draw:page draw:name="page6" draw:style-name="dp3" draw:master-page-name="Standard" presentation:presentation-page-layout-name="AL2T1">
        <office:forms form:automatic-focus="false" form:apply-design-mode="false"/>
        <draw:frame presentation:style-name="pr4" draw:text-style-name="P2" draw:layer="layout" svg:width="23.548cm" svg:height="3.408cm" svg:x="1.129cm" svg:y="0.402cm" presentation:class="title" presentation:user-transformed="true">
          <draw:text-box>
            <text:p text:style-name="P7"><text:span text:style-name="T6">Java Remote Method Invocation </text:span><text:span text:style-name="T6"><text:line-break/></text:span><text:span text:style-name="T7">RMI</text:span></text:p>
          </draw:text-box>
        </draw:frame>
        <draw:frame presentation:style-name="pr5" draw:text-style-name="P11" draw:layer="layout" svg:width="22.719cm" svg:height="11.589cm" svg:x="1.27cm" svg:y="5.239cm" presentation:class="outline" presentation:user-transformed="true">
          <draw:text-box>
            <text:list text:style-name="L3">
              <text:list-item>
                <text:p text:style-name="P8"><text:span text:style-name="T6">Un RPC objet intégré à Java</text:span></text:p>
              </text:list-item>
              <text:list-item>
                <text:p text:style-name="P8"><text:span text:style-name="T6">Interaction d'objets situés dans des espaces d'adressage différents (des </text:span><text:span text:style-name="T21">Java Virtual Machines</text:span><text:span text:style-name="T6"> - JVM) sur des machines distinctes</text:span></text:p>
              </text:list-item>
              <text:list-item>
                <text:p text:style-name="P8"><text:span text:style-name="T6">Simple à mettre en œuvre : un objet distribué se manipule comme tout autre objet Java</text:span></text:p>
              </text:list-item>
            </text:list>
          </draw:text-box>
        </draw:frame>
        <presentation:notes draw:style-name="dp2">
          <draw:page-thumbnail draw:layer="layout" svg:width="13.758cm" svg:height="10.319cm" svg:x="2.487cm" svg:y="2.064cm" draw:page-number="6"/>
          <draw:frame presentation:style-name="pr8" draw:text-style-name="P2" draw:layer="layout" svg:width="13.741cm" svg:height="12.383cm" svg:x="2.496cm" svg:y="13.07cm" presentation:class="notes" presentation:user-transformed="true">
            <draw:text-box>
              <text:p text:style-name="P10"><text:span text:style-name="T6">Java RMI est un très bon exemple de RPC.</text:span></text:p>
            </draw:text-box>
          </draw:frame>
        </presentation:notes>
      </draw:page>
      <draw:page draw:name="page7" draw:style-name="dp1" draw:master-page-name="Standard" presentation:presentation-page-layout-name="AL4T19">
        <office:forms form:automatic-focus="false" form:apply-design-mode="false"/>
        <draw:ellipse draw:style-name="gr26" draw:text-style-name="P14" draw:layer="layout" svg:width="5.667cm" svg:height="6.138cm" svg:x="18.3cm" svg:y="7.62cm">
          <draw:glue-point draw:id="4" svg:x="5cm" svg:y="0cm"/>
          <draw:glue-point draw:id="5" svg:x="1.464cm" svg:y="1.462cm"/>
          <draw:glue-point draw:id="6" svg:x="0.001cm" svg:y="4.999cm"/>
          <draw:glue-point draw:id="7" svg:x="1.464cm" svg:y="8.535cm"/>
          <draw:glue-point draw:id="8" svg:x="5cm" svg:y="10cm"/>
          <draw:glue-point draw:id="9" svg:x="8.535cm" svg:y="8.535cm"/>
          <draw:glue-point draw:id="10" svg:x="10cm" svg:y="4.999cm"/>
          <draw:glue-point draw:id="11" svg:x="8.535cm" svg:y="1.462cm"/>
          <text:p/>
        </draw:ellipse>
        <draw:frame presentation:style-name="pr4"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Principe</text:span></text:p>
          </draw:text-box>
        </draw:frame>
        <draw:g>
          <draw:rect draw:style-name="gr27" draw:text-style-name="P18" draw:layer="layout" svg:width="3.519cm" svg:height="0.97cm" svg:x="19.667cm" svg:y="9.313cm">
            <text:p/>
          </draw:rect>
          <draw:frame draw:style-name="gr28" draw:text-style-name="P21" draw:layer="layout" svg:width="3.519cm" svg:height="0.97cm" svg:x="19.667cm" svg:y="9.313cm">
            <draw:text-box>
              <text:p text:style-name="P20"><text:span text:style-name="T20">Methode_1</text:span></text:p>
            </draw:text-box>
          </draw:frame>
        </draw:g>
        <draw:g>
          <draw:rect draw:style-name="gr27" draw:text-style-name="P18" draw:layer="layout" svg:width="3.832cm" svg:height="0.97cm" svg:x="19.667cm" svg:y="11.642cm">
            <text:p/>
          </draw:rect>
          <draw:frame draw:style-name="gr28" draw:text-style-name="P21" draw:layer="layout" svg:width="3.832cm" svg:height="0.97cm" svg:x="19.667cm" svg:y="11.642cm">
            <draw:text-box>
              <text:p text:style-name="P20"><text:span text:style-name="T20">Methode_n</text:span></text:p>
            </draw:text-box>
          </draw:frame>
        </draw:g>
        <draw:g>
          <draw:rect draw:style-name="gr29" draw:text-style-name="P14" draw:layer="layout" svg:width="1.561cm" svg:height="0.97cm" svg:x="20.452cm" svg:y="8.043cm">
            <text:p/>
          </draw:rect>
          <draw:frame draw:style-name="gr30" draw:text-style-name="P21" draw:layer="layout" svg:width="1.561cm" svg:height="0.97cm" svg:x="20.452cm" svg:y="8.043cm">
            <draw:text-box>
              <text:p text:style-name="P22"><text:span text:style-name="T20">état</text:span></text:p>
            </draw:text-box>
          </draw:frame>
        </draw:g>
        <draw:ellipse draw:style-name="gr31" draw:text-style-name="P14" draw:layer="layout" svg:width="4.083cm" svg:height="4.789cm" svg:x="1.138cm" svg:y="7.77cm">
          <draw:glue-point draw:id="4" svg:x="4.998cm" svg:y="0.002cm"/>
          <draw:glue-point draw:id="5" svg:x="1.463cm" svg:y="1.463cm"/>
          <draw:glue-point draw:id="6" svg:x="0.002cm" svg:y="5.001cm"/>
          <draw:glue-point draw:id="7" svg:x="1.463cm" svg:y="8.536cm"/>
          <draw:glue-point draw:id="8" svg:x="4.998cm" svg:y="10cm"/>
          <draw:glue-point draw:id="9" svg:x="8.536cm" svg:y="8.536cm"/>
          <draw:glue-point draw:id="10" svg:x="9.997cm" svg:y="5.001cm"/>
          <draw:glue-point draw:id="11" svg:x="8.536cm" svg:y="1.463cm"/>
          <text:p/>
        </draw:ellipse>
        <draw:rect draw:style-name="gr32" draw:text-style-name="P16" draw:layer="layout" svg:width="4.154cm" svg:height="1.019cm" svg:x="16.347cm" svg:y="6.773cm">
          <text:p text:style-name="P23"><text:span text:style-name="T18">objet serveur</text:span></text:p>
        </draw:rect>
        <draw:rect draw:style-name="gr32" draw:text-style-name="P16" draw:layer="layout" svg:width="3.563cm" svg:height="1.019cm" svg:x="2.866cm" svg:y="6.773cm">
          <text:p text:style-name="P23"><text:span text:style-name="T18">objet client</text:span></text:p>
        </draw:rect>
        <draw:rect draw:style-name="gr33" draw:text-style-name="P14" draw:layer="layout" svg:width="1.169cm" svg:height="3.598cm" svg:x="17.912cm" svg:y="9.102cm">
          <text:p/>
        </draw:rect>
        <draw:rect draw:style-name="gr34" draw:text-style-name="P14" draw:layer="layout" svg:width="0.979cm" svg:height="0.423cm" svg:x="17.714cm" svg:y="9.525cm">
          <text:p/>
        </draw:rect>
        <draw:rect draw:style-name="gr34" draw:text-style-name="P14" draw:layer="layout" svg:width="0.979cm" svg:height="0.424cm" svg:x="17.714cm" svg:y="10.583cm">
          <text:p/>
        </draw:rect>
        <draw:rect draw:style-name="gr34" draw:text-style-name="P14" draw:layer="layout" svg:width="0.979cm" svg:height="0.423cm" svg:x="17.714cm" svg:y="11.642cm">
          <text:p/>
        </draw:rect>
        <draw:ellipse draw:style-name="gr35" draw:text-style-name="P14" draw:layer="layout" svg:width="2.54cm" svg:height="3.81cm" svg:x="6.381cm" svg:y="8.89cm">
          <draw:glue-point draw:id="4" svg:x="4.998cm" svg:y="0cm"/>
          <draw:glue-point draw:id="5" svg:x="1.46cm" svg:y="1.461cm"/>
          <draw:glue-point draw:id="6" svg:x="0cm" svg:y="4.998cm"/>
          <draw:glue-point draw:id="7" svg:x="1.46cm" svg:y="8.535cm"/>
          <draw:glue-point draw:id="8" svg:x="4.998cm" svg:y="10cm"/>
          <draw:glue-point draw:id="9" svg:x="8.536cm" svg:y="8.535cm"/>
          <draw:glue-point draw:id="10" svg:x="10cm" svg:y="4.998cm"/>
          <draw:glue-point draw:id="11" svg:x="8.536cm" svg:y="1.461cm"/>
          <text:p/>
        </draw:ellipse>
        <draw:ellipse draw:style-name="gr35" draw:text-style-name="P14" draw:layer="layout" svg:width="2.739cm" svg:height="3.81cm" svg:x="14.587cm" svg:y="9.102cm">
          <draw:glue-point draw:id="4" svg:x="5.001cm" svg:y="0cm"/>
          <draw:glue-point draw:id="5" svg:x="1.462cm" svg:y="1.461cm"/>
          <draw:glue-point draw:id="6" svg:x="0.003cm" svg:y="4.998cm"/>
          <draw:glue-point draw:id="7" svg:x="1.462cm" svg:y="8.535cm"/>
          <draw:glue-point draw:id="8" svg:x="5.001cm" svg:y="10cm"/>
          <draw:glue-point draw:id="9" svg:x="8.537cm" svg:y="8.535cm"/>
          <draw:glue-point draw:id="10" svg:x="10cm" svg:y="4.998cm"/>
          <draw:glue-point draw:id="11" svg:x="8.537cm" svg:y="1.461cm"/>
          <text:p/>
        </draw:ellipse>
        <draw:rect draw:style-name="gr31" draw:text-style-name="P14" draw:layer="layout" svg:width="9.768cm" svg:height="7.408cm" svg:x="14.393cm" svg:y="6.562cm">
          <text:p/>
        </draw:rect>
        <draw:rect draw:style-name="gr31" draw:text-style-name="P14" draw:layer="layout" svg:width="8.206cm" svg:height="7.196cm" svg:x="0.913cm" svg:y="6.562cm">
          <text:p/>
        </draw:rect>
        <draw:rect draw:style-name="gr33" draw:text-style-name="P14" draw:layer="layout" svg:width="1.173cm" svg:height="3.598cm" svg:x="5.6cm" svg:y="8.89cm">
          <text:p/>
        </draw:rect>
        <draw:rect draw:style-name="gr34" draw:text-style-name="P14" draw:layer="layout" svg:width="0.975cm" svg:height="0.424cm" svg:x="5.406cm" svg:y="9.313cm">
          <text:p/>
        </draw:rect>
        <draw:rect draw:style-name="gr34" draw:text-style-name="P14" draw:layer="layout" svg:width="0.975cm" svg:height="0.423cm" svg:x="5.406cm" svg:y="10.372cm">
          <text:p/>
        </draw:rect>
        <draw:rect draw:style-name="gr34" draw:text-style-name="P14" draw:layer="layout" svg:width="0.975cm" svg:height="0.423cm" svg:x="5.406cm" svg:y="11.43cm">
          <text:p/>
        </draw:rect>
        <draw:line draw:style-name="gr36" draw:text-style-name="P18" draw:layer="layout" svg:x1="3.444cm" svg:y1="11.191cm" svg:x2="5.406cm" svg:y2="9.524cm">
          <text:p/>
        </draw:line>
        <draw:rect draw:style-name="gr37" draw:text-style-name="P16" draw:layer="layout" svg:width="1.831cm" svg:height="0.935cm" svg:x="1.759cm" svg:y="10.83cm">
          <text:p text:style-name="P22"><text:span text:style-name="T20">appel</text:span></text:p>
        </draw:rect>
        <draw:rect draw:style-name="gr38" draw:text-style-name="P16" draw:layer="layout" svg:width="7.365cm" svg:height="0.934cm" svg:x="8.14cm" svg:y="12.524cm">
          <text:p text:style-name="P22"><text:span text:style-name="T22">Système de communication</text:span></text:p>
        </draw:rect>
        <draw:g>
          <draw:rect draw:style-name="gr39" draw:text-style-name="P18" draw:layer="layout" svg:width="2.35cm" svg:height="1.614cm" svg:x="14.786cm" svg:y="10.16cm">
            <text:p/>
          </draw:rect>
          <draw:rect draw:style-name="gr40" draw:text-style-name="P16" draw:layer="layout" svg:width="2.35cm" svg:height="1.614cm" svg:x="14.786cm" svg:y="10.16cm">
            <text:p text:style-name="P20"><text:span text:style-name="T20">Talon</text:span><text:span text:style-name="T20"><text:line-break/></text:span><text:span text:style-name="T20">serveur</text:span></text:p>
          </draw:rect>
        </draw:g>
        <draw:g>
          <draw:rect draw:style-name="gr39" draw:text-style-name="P18" draw:layer="layout" svg:width="1.861cm" svg:height="1.614cm" svg:x="6.967cm" svg:y="9.948cm">
            <text:p/>
          </draw:rect>
          <draw:rect draw:style-name="gr40" draw:text-style-name="P16" draw:layer="layout" svg:width="1.861cm" svg:height="1.614cm" svg:x="6.967cm" svg:y="9.948cm">
            <text:p text:style-name="P20"><text:span text:style-name="T20">Talon</text:span><text:span text:style-name="T20"><text:line-break/></text:span><text:span text:style-name="T20">client</text:span></text:p>
          </draw:rect>
        </draw:g>
        <draw:g>
          <draw:rect draw:style-name="gr41" draw:text-style-name="P18" draw:layer="layout" svg:width="2.554cm" svg:height="0.882cm" svg:x="1.856cm" svg:y="8.506cm">
            <text:p/>
          </draw:rect>
          <draw:rect draw:style-name="gr42" draw:text-style-name="P16" draw:layer="layout" svg:width="2.554cm" svg:height="0.882cm" svg:x="1.856cm" svg:y="8.506cm">
            <text:p text:style-name="P24"><text:span text:style-name="T19">référence</text:span></text:p>
          </draw:rect>
        </draw:g>
        <draw:connector draw:style-name="gr43" draw:text-style-name="P18" draw:layer="layout" draw:line-skew="-2.001cm" svg:x1="3.133cm" svg:y1="8.506cm" svg:x2="21.133cm" svg:y2="7.62cm" svg:d="m3133 8506v-2905h18000v2019" svg:viewBox="0 0 18001 2906">
          <text:p/>
        </draw:connector>
        <draw:line draw:style-name="gr31" draw:text-style-name="P18" draw:layer="layout" svg:x1="4.688cm" svg:y1="16.616cm" svg:x2="4.688cm" svg:y2="16.616cm">
          <text:p/>
        </draw:line>
        <draw:line draw:style-name="gr44" draw:text-style-name="P18" draw:layer="layout" svg:x1="7.492cm" svg:y1="16.056cm" svg:x2="16.378cm" svg:y2="16.056cm">
          <text:p/>
        </draw:line>
        <draw:rect draw:style-name="gr45" draw:text-style-name="P16" draw:layer="layout" svg:width="8.965cm" svg:height="0.847cm" svg:x="7.62cm" svg:y="15.099cm">
          <text:p text:style-name="P24"><text:span text:style-name="T23">Référence d'objet + méthode + arguments</text:span></text:p>
        </draw:rect>
        <draw:polygon draw:style-name="gr46" draw:text-style-name="P14" draw:layer="layout" svg:width="15.24cm" svg:height="4.22cm" svg:x="4.886cm" svg:y="14.054cm" svg:viewBox="0 0 15241 4221" draw:points="0,2110 3034,0 3034,1055 12206,1055 12206,0 15241,2110 12206,4221 12206,3165 3034,3165 3034,4221">
          <text:p/>
        </draw:polygon>
        <draw:frame draw:style-name="gr47" draw:text-style-name="P21" draw:layer="layout" svg:width="5.468cm" svg:height="0.847cm" svg:x="9.119cm" svg:y="16.536cm">
          <draw:text-box>
            <text:p text:style-name="P24"><text:span text:style-name="T23">Résultat ou exception</text:span></text:p>
          </draw:text-box>
        </draw:frame>
        <draw:line draw:style-name="gr48" draw:text-style-name="P18" draw:layer="layout" svg:x1="16.863cm" svg:y1="16.545cm" svg:x2="7.007cm" svg:y2="16.616cm">
          <text:p/>
        </draw:line>
        <draw:rect draw:style-name="gr49" draw:text-style-name="P16" draw:layer="layout" svg:width="5.009cm" svg:height="2.619cm" svg:x="19.994cm" svg:y="14.861cm">
          <text:p text:style-name="P24"><text:span text:style-name="T24">désignation</text:span><text:span text:style-name="T24"><text:line-break/></text:span><text:span text:style-name="T24">envoi de requêtes</text:span><text:span text:style-name="T24"><text:line-break/></text:span><text:span text:style-name="T24">exécution de requête</text:span><text:span text:style-name="T24"><text:line-break/></text:span><text:span text:style-name="T24">retour de résultat</text:span></text:p>
        </draw:rect>
        <draw:line draw:style-name="gr50" draw:text-style-name="P18" draw:layer="layout" svg:x1="7.483cm" svg:y1="11.88cm" svg:x2="7.497cm" svg:y2="15.972cm">
          <text:p/>
        </draw:line>
        <draw:line draw:style-name="gr51" draw:text-style-name="P18" draw:layer="layout" svg:x1="16.469cm" svg:y1="11.915cm" svg:x2="16.452cm" svg:y2="16.043cm">
          <text:p/>
        </draw:line>
        <draw:line draw:style-name="gr52" draw:text-style-name="P18" draw:layer="layout" svg:x1="16.484cm" svg:y1="9.793cm" svg:x2="19.65cm" svg:y2="9.758cm">
          <text:p/>
        </draw:line>
        <draw:line draw:style-name="gr53" draw:text-style-name="P18" draw:layer="layout" svg:x1="6.954cm" svg:y1="16.35cm" svg:x2="6.954cm" svg:y2="11.963cm">
          <text:p/>
        </draw:line>
        <draw:line draw:style-name="gr54" draw:text-style-name="P18" draw:layer="layout" svg:x1="16.916cm" svg:y1="16.316cm" svg:x2="16.916cm" svg:y2="11.928cm">
          <text:p/>
        </draw:line>
        <presentation:notes draw:style-name="dp2">
          <draw:page-thumbnail draw:layer="layout" svg:width="13.758cm" svg:height="10.319cm" svg:x="2.487cm" svg:y="2.064cm" draw:page-number="7"/>
          <draw:frame presentation:style-name="pr8" draw:text-style-name="P2" draw:layer="layout" svg:width="13.741cm" svg:height="12.383cm" svg:x="2.496cm" svg:y="13.07cm" presentation:class="notes" presentation:user-transformed="true">
            <draw:text-box>
              <text:p text:style-name="P10"><text:span text:style-name="T6">Un objet client inclut une référence à un objet serveur (distant).</text:span></text:p>
              <text:p text:style-name="P10"><text:span text:style-name="T6">Cette référence est en fait une référence à un objet local qui est le talon client. Le talon client transforme un appel de méthode en un message de requête.</text:span></text:p>
              <text:p text:style-name="P10"><text:span text:style-name="T6">Ce message est reçu par l'objet talon serveur qui réalise l'appel de méthode sur l'objet serveur.</text:span></text:p>
            </draw:text-box>
          </draw:frame>
        </presentation:notes>
      </draw:page>
      <draw:page draw:name="page8" draw:style-name="dp4" draw:master-page-name="Standard" presentation:presentation-page-layout-name="AL2T1">
        <office:forms form:automatic-focus="false" form:apply-design-mode="false"/>
        <draw:frame presentation:style-name="pr9" draw:text-style-name="P2" draw:layer="layout" svg:width="21.59cm" svg:height="3.574cm" svg:x="1.129cm" svg:y="0.236cm" presentation:class="title" presentation:user-transformed="true">
          <draw:text-box>
            <text:p text:style-name="P7"><text:span text:style-name="T6">Java RMI</text:span><text:span text:style-name="T6"><text:line-break/></text:span><text:span text:style-name="T7">Coté serveur</text:span><text:span text:style-name="T6"> </text:span></text:p>
          </draw:text-box>
        </draw:frame>
        <draw:rect draw:style-name="gr55" draw:text-style-name="P14" draw:layer="layout" svg:width="8.009cm" svg:height="10.583cm" svg:x="1.759cm" svg:y="6.187cm">
          <text:p/>
        </draw:rect>
        <draw:rect draw:style-name="gr55" draw:text-style-name="P14" draw:layer="layout" svg:width="8.207cm" svg:height="10.583cm" svg:x="15.434cm" svg:y="6.562cm">
          <text:p/>
        </draw:rect>
        <draw:rect draw:style-name="gr56" draw:text-style-name="P16" draw:layer="layout" svg:width="2.893cm" svg:height="0.847cm" svg:x="6.919cm" svg:y="15.91cm">
          <text:p text:style-name="P25"><text:span text:style-name="T25">JVM Client</text:span></text:p>
        </draw:rect>
        <draw:rect draw:style-name="gr56" draw:text-style-name="P16" draw:layer="layout" svg:width="3.62cm" svg:height="0.847cm" svg:x="15.39cm" svg:y="16.285cm">
          <text:p text:style-name="P25"><text:span text:style-name="T25">JVM Serveur</text:span></text:p>
        </draw:rect>
        <draw:g>
          <draw:rect draw:style-name="gr57" draw:text-style-name="P18" draw:layer="layout" svg:width="1.989cm" svg:height="1.001cm" svg:x="2.774cm" svg:y="11.165cm">
            <text:p/>
          </draw:rect>
          <draw:rect draw:style-name="gr58" draw:text-style-name="P16" draw:layer="layout" svg:width="1.989cm" svg:height="1.001cm" svg:x="2.774cm" svg:y="11.165cm">
            <text:p text:style-name="P26"><text:span text:style-name="T26">Client</text:span></text:p>
          </draw:rect>
        </draw:g>
        <draw:g>
          <draw:rect draw:style-name="gr59" draw:text-style-name="P18" draw:layer="layout" svg:width="2.262cm" svg:height="1.199cm" svg:x="16.25cm" svg:y="14.182cm">
            <text:p/>
          </draw:rect>
          <draw:rect draw:style-name="gr60" draw:text-style-name="P27" draw:layer="layout" svg:width="2.262cm" svg:height="1.199cm" svg:x="16.25cm" svg:y="14.182cm">
            <text:p text:style-name="P26"><text:span text:style-name="T26">Skeleton</text:span></text:p>
          </draw:rect>
        </draw:g>
        <draw:g>
          <draw:rect draw:style-name="gr61" draw:text-style-name="P18" draw:layer="layout" svg:width="3.518cm" svg:height="4.868cm" svg:x="10.941cm" svg:y="5.08cm">
            <text:p/>
          </draw:rect>
          <draw:rect draw:style-name="gr62" draw:text-style-name="P27" draw:layer="layout" svg:width="3.518cm" svg:height="4.868cm" svg:x="10.941cm" svg:y="5.08cm">
            <text:p text:style-name="P26"><text:span text:style-name="T27">rmiregistry</text:span></text:p>
          </draw:rect>
        </draw:g>
        <draw:g>
          <draw:rect draw:style-name="gr63" draw:text-style-name="P18" draw:layer="layout" svg:width="2.006cm" svg:height="0.9cm" svg:x="21.101cm" svg:y="11.218cm">
            <text:p/>
          </draw:rect>
          <draw:rect draw:style-name="gr64" draw:text-style-name="P27" draw:layer="layout" svg:width="2.006cm" svg:height="0.9cm" svg:x="21.101cm" svg:y="11.218cm">
            <text:p text:style-name="P26"><text:span text:style-name="T26">Serveur</text:span></text:p>
          </draw:rect>
        </draw:g>
        <draw:g>
          <draw:rect draw:style-name="gr65" draw:text-style-name="P18" draw:layer="layout" svg:width="2.104cm" svg:height="1.384cm" svg:x="17.158cm" svg:y="8.617cm">
            <text:p/>
          </draw:rect>
          <draw:rect draw:style-name="gr66" draw:text-style-name="P27" draw:layer="layout" svg:width="2.104cm" svg:height="1.384cm" svg:x="17.158cm" svg:y="8.617cm">
            <text:p text:style-name="P26"><text:span text:style-name="T26">Naming</text:span></text:p>
          </draw:rect>
        </draw:g>
        <draw:connector draw:style-name="gr67" draw:text-style-name="P18" draw:layer="layout" draw:type="line" svg:x1="14.775cm" svg:y1="7.559cm" svg:x2="17.158cm" svg:y2="9.309cm" svg:d="m14775 7559 2383 1750" svg:viewBox="0 0 2384 1751">
          <text:p/>
        </draw:connector>
        <draw:connector draw:style-name="gr68" draw:text-style-name="P18" draw:layer="layout" draw:type="line" svg:x1="22.104cm" svg:y1="11.218cm" svg:x2="19.262cm" svg:y2="9.309cm" svg:d="m22104 11218-2842-1909" svg:viewBox="0 0 2843 1910">
          <text:p/>
        </draw:connector>
        <draw:connector draw:style-name="gr69" draw:text-style-name="P18" draw:layer="layout" draw:type="curve" svg:x1="18.512cm" svg:y1="14.781cm" svg:x2="22.104cm" svg:y2="12.118cm" svg:d="m18512 14781c2395 0 3592-887 3592-2663" svg:viewBox="0 0 3593 2664">
          <text:p/>
        </draw:connector>
        <draw:ellipse draw:style-name="gr70" draw:text-style-name="P14" draw:layer="layout" svg:width="0.392cm" svg:height="0.424cm" svg:x="15.24cm" svg:y="14.393cm">
          <draw:glue-point draw:id="4" svg:x="4.987cm" svg:y="0cm"/>
          <draw:glue-point draw:id="5" svg:x="1.45cm" svg:y="1.458cm"/>
          <draw:glue-point draw:id="6" svg:x="0cm" svg:y="4.988cm"/>
          <draw:glue-point draw:id="7" svg:x="1.45cm" svg:y="8.517cm"/>
          <draw:glue-point draw:id="8" svg:x="4.987cm" svg:y="10cm"/>
          <draw:glue-point draw:id="9" svg:x="8.524cm" svg:y="8.517cm"/>
          <draw:glue-point draw:id="10" svg:x="10cm" svg:y="4.988cm"/>
          <draw:glue-point draw:id="11" svg:x="8.524cm" svg:y="1.458cm"/>
          <text:p/>
        </draw:ellipse>
        <draw:connector draw:style-name="gr71" draw:text-style-name="P18" draw:layer="layout" draw:type="line" svg:x1="15.632cm" svg:y1="14.666cm" svg:x2="16.25cm" svg:y2="14.781cm" svg:d="m15632 14666 618 115" svg:viewBox="0 0 619 116">
          <text:p/>
        </draw:connector>
        <draw:connector draw:style-name="gr69" draw:text-style-name="P18" draw:layer="layout" draw:type="line" svg:x1="12.7cm" svg:y1="9.948cm" svg:x2="15.24cm" svg:y2="14.605cm" svg:d="m12700 9948 2540 4657" svg:viewBox="0 0 2541 4658">
          <text:p/>
        </draw:connector>
        <draw:g>
          <draw:rect draw:style-name="gr59" draw:text-style-name="P18" draw:layer="layout" svg:width="2.262cm" svg:height="1.199cm" svg:x="16.29cm" svg:y="12.528cm">
            <text:p/>
          </draw:rect>
          <draw:rect draw:style-name="gr72" draw:text-style-name="P16" draw:layer="layout" svg:width="2.262cm" svg:height="1.199cm" svg:x="16.29cm" svg:y="12.528cm">
            <text:p text:style-name="P26"><text:span text:style-name="T26">stub</text:span></text:p>
          </draw:rect>
        </draw:g>
        <draw:g>
          <draw:rect draw:style-name="gr73" draw:text-style-name="P18" draw:layer="layout" svg:width="2.263cm" svg:height="1.2cm" svg:x="11.584cm" svg:y="8.603cm">
            <text:p/>
          </draw:rect>
          <draw:rect draw:style-name="gr74" draw:text-style-name="P16" draw:layer="layout" svg:width="2.263cm" svg:height="1.2cm" svg:x="11.584cm" svg:y="8.603cm">
            <text:p text:style-name="P26"><text:span text:style-name="T26">stub</text:span></text:p>
          </draw:rect>
        </draw:g>
        <draw:g>
          <draw:frame draw:style-name="gr75" draw:text-style-name="P28" draw:layer="layout" svg:width="0.688cm" svg:height="0.721cm" svg:x="21.245cm" svg:y="9.946cm">
            <draw:text-box>
              <text:p text:style-name="P7"><text:span text:style-name="T28">1</text:span></text:p>
            </draw:text-box>
          </draw:frame>
          <draw:ellipse draw:style-name="gr76" draw:text-style-name="P14" draw:layer="layout" svg:width="0.584cm" svg:height="0.756cm" svg:x="21.074cm" svg:y="9.912cm">
            <text:p/>
          </draw:ellipse>
        </draw:g>
        <draw:g>
          <draw:frame draw:style-name="gr75" draw:text-style-name="P28" draw:layer="layout" svg:width="0.688cm" svg:height="0.721cm" svg:x="16.446cm" svg:y="7.846cm">
            <draw:text-box>
              <text:p text:style-name="P7"><text:span text:style-name="T28">2</text:span></text:p>
            </draw:text-box>
          </draw:frame>
          <draw:ellipse draw:style-name="gr76" draw:text-style-name="P14" draw:layer="layout" svg:width="0.584cm" svg:height="0.756cm" svg:x="16.275cm" svg:y="7.812cm">
            <text:p/>
          </draw:ellipse>
        </draw:g>
        <draw:g>
          <draw:frame draw:style-name="gr75" draw:text-style-name="P28" draw:layer="layout" svg:width="0.688cm" svg:height="0.721cm" svg:x="14.046cm" svg:y="11.346cm">
            <draw:text-box>
              <text:p text:style-name="P7"><text:span text:style-name="T28">3</text:span></text:p>
            </draw:text-box>
          </draw:frame>
          <draw:ellipse draw:style-name="gr76" draw:text-style-name="P14" draw:layer="layout" svg:width="0.584cm" svg:height="0.756cm" svg:x="13.875cm" svg:y="11.312cm">
            <text:p/>
          </draw:ellipse>
        </draw:g>
        <presentation:notes draw:style-name="dp2">
          <draw:page-thumbnail draw:layer="layout" svg:width="13.758cm" svg:height="10.319cm" svg:x="2.487cm" svg:y="2.064cm" draw:page-number="8"/>
          <draw:frame presentation:style-name="pr8" draw:text-style-name="P2" draw:layer="layout" svg:width="13.741cm" svg:height="12.383cm" svg:x="2.496cm" svg:y="13.07cm" presentation:class="notes" presentation:user-transformed="true">
            <draw:text-box>
              <text:p text:style-name="P10"><text:span text:style-name="T6">Pour rendre accessible un objet serveur, celui-ci doit être enregistré dans un annuaire : le rmiregistry. Les étapes de cette opération sont décrites sur le prochain transparent.</text:span></text:p>
            </draw:text-box>
          </draw:frame>
        </presentation:notes>
      </draw:page>
      <draw:page draw:name="page9" draw:style-name="dp5" draw:master-page-name="Standard" presentation:presentation-page-layout-name="AL2T1">
        <office:forms form:automatic-focus="false" form:apply-design-mode="false"/>
        <draw:frame presentation:style-name="pr10" draw:text-style-name="P2" draw:layer="layout" svg:width="23.31cm" svg:height="3.408cm" svg:x="1.129cm" svg:y="0.402cm" presentation:class="title" presentation:user-transformed="true">
          <draw:text-box>
            <text:p text:style-name="P7"><text:span text:style-name="T6">Java RMI</text:span><text:span text:style-name="T6"><text:line-break/></text:span><text:span text:style-name="T7">Coté serveur</text:span></text:p>
          </draw:text-box>
        </draw:frame>
        <draw:frame presentation:style-name="pr11" draw:text-style-name="P11" draw:layer="layout" svg:width="22.719cm" svg:height="11.589cm" svg:x="1.27cm" svg:y="5.239cm" presentation:class="outline" presentation:user-transformed="true">
          <draw:text-box>
            <text:list text:style-name="L3">
              <text:list-item>
                <text:p text:style-name="P8"><text:span text:style-name="T6">0 - A la création de l ’objet, un </text:span><text:span text:style-name="T21">stub</text:span><text:span text:style-name="T6"> et un </text:span><text:span text:style-name="T21">skeleton</text:span><text:span text:style-name="T6"> (avec un port de communication) sont créés coté serveur</text:span></text:p>
              </text:list-item>
              <text:list-item>
                <text:p text:style-name="P8"><text:span text:style-name="T6">1 - L'objet serveur s'enregistre auprès d'un annuaire (</text:span><text:span text:style-name="T21">rmiregistry</text:span><text:span text:style-name="T6">) en utilisant la classe </text:span><text:span text:style-name="T21">Naming</text:span><text:span text:style-name="T6"> (méthode </text:span><text:span text:style-name="T21">rebind</text:span><text:span text:style-name="T6">)</text:span></text:p>
              </text:list-item>
              <text:list-item>
                <text:p text:style-name="P8"><text:span text:style-name="T6">2 – L'annuaire (</text:span><text:span text:style-name="T21">rmiregistry</text:span><text:span text:style-name="T6">) enregistre le </text:span><text:span text:style-name="T21">stub</text:span><text:span text:style-name="T6"> de l’objet</text:span></text:p>
              </text:list-item>
              <text:list-item>
                <text:p text:style-name="P8"><text:span text:style-name="T6">3 – L'annuaire est prêt à donner des références à l’objet serveur</text:span></text:p>
              </text:list-item>
            </text:list>
          </draw:text-box>
        </draw:frame>
        <presentation:notes draw:style-name="dp2">
          <draw:page-thumbnail draw:layer="layout" svg:width="13.758cm" svg:height="10.319cm" svg:x="2.487cm" svg:y="2.064cm" draw:page-number="9"/>
          <draw:frame presentation:style-name="pr6" draw:text-style-name="P7" draw:layer="layout" svg:width="13.741cm" svg:height="12.384cm" svg:x="2.496cm" svg:y="13.07cm" presentation:class="notes" presentation:placeholder="true">
            <draw:text-box/>
          </draw:frame>
        </presentation:notes>
      </draw:page>
      <draw:page draw:name="page10" draw:style-name="dp4" draw:master-page-name="Standard" presentation:presentation-page-layout-name="AL2T1">
        <office:forms form:automatic-focus="false" form:apply-design-mode="false"/>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Coté client</text:span></text:p>
          </draw:text-box>
        </draw:frame>
        <draw:rect draw:style-name="gr77" draw:text-style-name="P14" draw:layer="layout" svg:width="8.009cm" svg:height="10.583cm" svg:x="1.759cm" svg:y="6.187cm">
          <text:p/>
        </draw:rect>
        <draw:rect draw:style-name="gr55" draw:text-style-name="P14" draw:layer="layout" svg:width="8.207cm" svg:height="10.583cm" svg:x="15.434cm" svg:y="6.562cm">
          <text:p/>
        </draw:rect>
        <draw:rect draw:style-name="gr56" draw:text-style-name="P16" draw:layer="layout" svg:width="2.893cm" svg:height="0.847cm" svg:x="6.919cm" svg:y="15.91cm">
          <text:p text:style-name="P25"><text:span text:style-name="T25">JVM Client</text:span></text:p>
        </draw:rect>
        <draw:rect draw:style-name="gr78" draw:text-style-name="P16" draw:layer="layout" svg:width="3.621cm" svg:height="0.846cm" svg:x="15.641cm" svg:y="16.334cm">
          <text:p text:style-name="P25"><text:span text:style-name="T25">JVM Serveur</text:span></text:p>
        </draw:rect>
        <draw:g>
          <draw:rect draw:style-name="gr79" draw:text-style-name="P18" draw:layer="layout" svg:width="2.196cm" svg:height="1.301cm" svg:x="6.244cm" svg:y="8.273cm">
            <text:p/>
          </draw:rect>
          <draw:rect draw:style-name="gr80" draw:text-style-name="P27" draw:layer="layout" svg:width="2.196cm" svg:height="1.301cm" svg:x="6.244cm" svg:y="8.273cm">
            <text:p text:style-name="P26"><text:span text:style-name="T26">Naming</text:span></text:p>
          </draw:rect>
        </draw:g>
        <draw:g>
          <draw:rect draw:style-name="gr57" draw:text-style-name="P18" draw:layer="layout" svg:width="1.989cm" svg:height="1.001cm" svg:x="2.774cm" svg:y="11.165cm">
            <text:p/>
          </draw:rect>
          <draw:rect draw:style-name="gr58" draw:text-style-name="P16" draw:layer="layout" svg:width="1.989cm" svg:height="1.001cm" svg:x="2.774cm" svg:y="11.165cm">
            <text:p text:style-name="P26"><text:span text:style-name="T26">Client</text:span></text:p>
          </draw:rect>
        </draw:g>
        <draw:g>
          <draw:rect draw:style-name="gr59" draw:text-style-name="P18" draw:layer="layout" svg:width="1.772cm" svg:height="1.199cm" svg:x="7.369cm" svg:y="13.807cm">
            <text:p/>
          </draw:rect>
          <draw:rect draw:style-name="gr72" draw:text-style-name="P16" draw:layer="layout" svg:width="1.772cm" svg:height="1.199cm" svg:x="7.369cm" svg:y="13.807cm">
            <text:p text:style-name="P26"><text:span text:style-name="T26">Stub</text:span></text:p>
          </draw:rect>
        </draw:g>
        <draw:g>
          <draw:rect draw:style-name="gr59" draw:text-style-name="P18" draw:layer="layout" svg:width="2.262cm" svg:height="1.199cm" svg:x="16.25cm" svg:y="14.182cm">
            <text:p/>
          </draw:rect>
          <draw:rect draw:style-name="gr81" draw:text-style-name="P27" draw:layer="layout" svg:width="2.262cm" svg:height="1.199cm" svg:x="16.25cm" svg:y="14.182cm">
            <text:p text:style-name="P26"><text:span text:style-name="T26">Skeleton</text:span></text:p>
          </draw:rect>
        </draw:g>
        <draw:g>
          <draw:rect draw:style-name="gr61" draw:text-style-name="P18" draw:layer="layout" svg:width="3.518cm" svg:height="4.868cm" svg:x="10.941cm" svg:y="5.08cm">
            <text:p/>
          </draw:rect>
          <draw:rect draw:style-name="gr82" draw:text-style-name="P27" draw:layer="layout" svg:width="3.518cm" svg:height="4.868cm" svg:x="10.941cm" svg:y="5.08cm">
            <text:p text:style-name="P26"><text:span text:style-name="T27">rmiregistry</text:span></text:p>
          </draw:rect>
        </draw:g>
        <draw:g>
          <draw:rect draw:style-name="gr63" draw:text-style-name="P18" draw:layer="layout" svg:width="2.006cm" svg:height="0.9cm" svg:x="21.101cm" svg:y="11.218cm">
            <text:p/>
          </draw:rect>
          <draw:rect draw:style-name="gr83" draw:text-style-name="P27" draw:layer="layout" svg:width="2.006cm" svg:height="0.9cm" svg:x="21.101cm" svg:y="11.218cm">
            <text:p text:style-name="P26"><text:span text:style-name="T26">Serveur</text:span></text:p>
          </draw:rect>
        </draw:g>
        <draw:connector draw:style-name="gr84" draw:text-style-name="P18" draw:layer="layout" draw:type="line" svg:x1="8.44cm" svg:y1="8.923cm" svg:x2="10.941cm" svg:y2="7.514cm" svg:d="m8440 8923 2501-1409" svg:viewBox="0 0 2502 1410">
          <text:p/>
        </draw:connector>
        <draw:connector draw:style-name="gr69" draw:text-style-name="P18" draw:layer="layout" draw:type="curve" svg:x1="3.768cm" svg:y1="12.166cm" svg:x2="7.369cm" svg:y2="14.406cm" svg:d="m3768 12166c0 1494 1200 2240 3601 2240" svg:viewBox="0 0 3602 2241">
          <text:p/>
        </draw:connector>
        <draw:g>
          <draw:rect draw:style-name="gr85" draw:text-style-name="P18" draw:layer="layout" svg:width="2.104cm" svg:height="1.384cm" svg:x="17.158cm" svg:y="8.617cm">
            <text:p/>
          </draw:rect>
          <draw:rect draw:style-name="gr86" draw:text-style-name="P27" draw:layer="layout" svg:width="2.104cm" svg:height="1.384cm" svg:x="17.158cm" svg:y="8.617cm">
            <text:p text:style-name="P26"><text:span text:style-name="T26">Naming</text:span></text:p>
          </draw:rect>
        </draw:g>
        <draw:connector draw:style-name="gr69" draw:text-style-name="P18" draw:layer="layout" draw:type="curve" svg:x1="18.512cm" svg:y1="15.006cm" svg:x2="22.104cm" svg:y2="12.118cm" svg:d="m18512 15006c0-1993 3592-550 3592-2888" svg:viewBox="0 0 3593 2889">
          <text:p/>
        </draw:connector>
        <draw:ellipse draw:style-name="gr70" draw:text-style-name="P14" draw:layer="layout" svg:width="0.392cm" svg:height="0.424cm" svg:x="15.24cm" svg:y="14.393cm">
          <draw:glue-point draw:id="4" svg:x="4.987cm" svg:y="0cm"/>
          <draw:glue-point draw:id="5" svg:x="1.45cm" svg:y="1.458cm"/>
          <draw:glue-point draw:id="6" svg:x="0cm" svg:y="4.988cm"/>
          <draw:glue-point draw:id="7" svg:x="1.45cm" svg:y="8.517cm"/>
          <draw:glue-point draw:id="8" svg:x="4.987cm" svg:y="10cm"/>
          <draw:glue-point draw:id="9" svg:x="8.524cm" svg:y="8.517cm"/>
          <draw:glue-point draw:id="10" svg:x="10cm" svg:y="4.988cm"/>
          <draw:glue-point draw:id="11" svg:x="8.524cm" svg:y="1.458cm"/>
          <text:p/>
        </draw:ellipse>
        <draw:connector draw:style-name="gr71" draw:text-style-name="P18" draw:layer="layout" draw:type="line" svg:x1="15.632cm" svg:y1="14.728cm" svg:x2="16.267cm" svg:y2="14.905cm" svg:d="m15632 14728 635 177" svg:viewBox="0 0 636 178">
          <text:p/>
        </draw:connector>
        <draw:ellipse draw:style-name="gr70" draw:text-style-name="P14" draw:layer="layout" svg:width="0.392cm" svg:height="0.423cm" svg:x="9.574cm" svg:y="14.019cm">
          <draw:glue-point draw:id="4" svg:x="4.987cm" svg:y="0.023cm"/>
          <draw:glue-point draw:id="5" svg:x="1.45cm" svg:y="1.482cm"/>
          <draw:glue-point draw:id="6" svg:x="0cm" svg:y="5.011cm"/>
          <draw:glue-point draw:id="7" svg:x="1.45cm" svg:y="8.517cm"/>
          <draw:glue-point draw:id="8" svg:x="4.987cm" svg:y="10cm"/>
          <draw:glue-point draw:id="9" svg:x="8.524cm" svg:y="8.517cm"/>
          <draw:glue-point draw:id="10" svg:x="10cm" svg:y="5.011cm"/>
          <draw:glue-point draw:id="11" svg:x="8.524cm" svg:y="1.482cm"/>
          <text:p/>
        </draw:ellipse>
        <draw:connector draw:style-name="gr71" draw:text-style-name="P18" draw:layer="layout" draw:type="line" svg:x1="9.574cm" svg:y1="14.318cm" svg:x2="9.141cm" svg:y2="14.495cm" svg:d="m9574 14318-433 177" svg:viewBox="0 0 434 178">
          <text:p/>
        </draw:connector>
        <draw:connector draw:style-name="gr68" draw:text-style-name="P18" draw:layer="layout" draw:type="line" svg:x1="3.768cm" svg:y1="11.165cm" svg:x2="6.244cm" svg:y2="8.923cm" svg:d="m3768 11165 2476-2242" svg:viewBox="0 0 2477 2243">
          <text:p/>
        </draw:connector>
        <draw:connector draw:style-name="gr87" draw:text-style-name="P18" draw:layer="layout" draw:type="line" svg:x1="12.817cm" svg:y1="9.909cm" svg:x2="8.255cm" svg:y2="13.807cm" svg:d="m12817 9909-4562 3898" svg:viewBox="0 0 4563 3899">
          <text:p/>
        </draw:connector>
        <draw:connector draw:style-name="gr88" draw:text-style-name="P18" draw:layer="layout" draw:type="line" svg:x1="15.24cm" svg:y1="14.605cm" svg:x2="9.966cm" svg:y2="14.292cm" svg:d="m15240 14605-5274-313" svg:viewBox="0 0 5275 314">
          <text:p/>
        </draw:connector>
        <draw:g>
          <draw:rect draw:style-name="gr73" draw:text-style-name="P18" draw:layer="layout" svg:width="2.262cm" svg:height="1.2cm" svg:x="11.686cm" svg:y="8.709cm">
            <text:p/>
          </draw:rect>
          <draw:rect draw:style-name="gr74" draw:text-style-name="P16" draw:layer="layout" svg:width="2.262cm" svg:height="1.2cm" svg:x="11.686cm" svg:y="8.709cm">
            <text:p text:style-name="P26"><text:span text:style-name="T26">stub</text:span></text:p>
          </draw:rect>
        </draw:g>
        <draw:g>
          <draw:frame draw:style-name="gr75" draw:text-style-name="P28" draw:layer="layout" svg:width="0.688cm" svg:height="0.721cm" svg:x="4.346cm" svg:y="9.546cm">
            <draw:text-box>
              <text:p text:style-name="P7"><text:span text:style-name="T28">4</text:span></text:p>
            </draw:text-box>
          </draw:frame>
          <draw:ellipse draw:style-name="gr76" draw:text-style-name="P14" draw:layer="layout" svg:width="0.584cm" svg:height="0.756cm" svg:x="4.175cm" svg:y="9.512cm">
            <text:p/>
          </draw:ellipse>
        </draw:g>
        <draw:g>
          <draw:frame draw:style-name="gr75" draw:text-style-name="P28" draw:layer="layout" svg:width="0.688cm" svg:height="0.721cm" svg:x="9.147cm" svg:y="7.446cm">
            <draw:text-box>
              <text:p text:style-name="P7"><text:span text:style-name="T28">5</text:span></text:p>
            </draw:text-box>
          </draw:frame>
          <draw:ellipse draw:style-name="gr76" draw:text-style-name="P14" draw:layer="layout" svg:width="0.584cm" svg:height="0.756cm" svg:x="8.976cm" svg:y="7.412cm">
            <text:p/>
          </draw:ellipse>
        </draw:g>
        <draw:g>
          <draw:frame draw:style-name="gr75" draw:text-style-name="P28" draw:layer="layout" svg:width="0.688cm" svg:height="0.721cm" svg:x="4.547cm" svg:y="14.046cm">
            <draw:text-box>
              <text:p text:style-name="P7"><text:span text:style-name="T28">7</text:span></text:p>
            </draw:text-box>
          </draw:frame>
          <draw:ellipse draw:style-name="gr76" draw:text-style-name="P14" draw:layer="layout" svg:width="0.584cm" svg:height="0.756cm" svg:x="4.376cm" svg:y="14.012cm">
            <text:p/>
          </draw:ellipse>
        </draw:g>
        <draw:g>
          <draw:frame draw:style-name="gr75" draw:text-style-name="P28" draw:layer="layout" svg:width="0.688cm" svg:height="0.721cm" svg:x="12.648cm" svg:y="14.646cm">
            <draw:text-box>
              <text:p text:style-name="P7"><text:span text:style-name="T28">7</text:span></text:p>
            </draw:text-box>
          </draw:frame>
          <draw:ellipse draw:style-name="gr76" draw:text-style-name="P14" draw:layer="layout" svg:width="0.584cm" svg:height="0.756cm" svg:x="12.477cm" svg:y="14.612cm">
            <text:p/>
          </draw:ellipse>
        </draw:g>
        <draw:g>
          <draw:frame draw:style-name="gr75" draw:text-style-name="P28" draw:layer="layout" svg:width="0.688cm" svg:height="0.721cm" svg:x="21.149cm" svg:y="14.646cm">
            <draw:text-box>
              <text:p text:style-name="P7"><text:span text:style-name="T28">7</text:span></text:p>
            </draw:text-box>
          </draw:frame>
          <draw:ellipse draw:style-name="gr76" draw:text-style-name="P14" draw:layer="layout" svg:width="0.584cm" svg:height="0.756cm" svg:x="20.978cm" svg:y="14.612cm">
            <text:p/>
          </draw:ellipse>
        </draw:g>
        <draw:g>
          <draw:frame draw:style-name="gr75" draw:text-style-name="P28" draw:layer="layout" svg:width="0.688cm" svg:height="0.721cm" svg:x="11.349cm" svg:y="11.446cm">
            <draw:text-box>
              <text:p text:style-name="P7"><text:span text:style-name="T28">6</text:span></text:p>
            </draw:text-box>
          </draw:frame>
          <draw:ellipse draw:style-name="gr76" draw:text-style-name="P14" draw:layer="layout" svg:width="0.584cm" svg:height="0.756cm" svg:x="11.178cm" svg:y="11.412cm">
            <text:p/>
          </draw:ellipse>
        </draw:g>
        <presentation:notes draw:style-name="dp2">
          <draw:page-thumbnail draw:layer="layout" svg:width="13.758cm" svg:height="10.319cm" svg:x="2.487cm" svg:y="2.064cm" draw:page-number="10"/>
          <draw:frame presentation:style-name="pr8" draw:text-style-name="P2" draw:layer="layout" svg:width="13.741cm" svg:height="12.383cm" svg:x="2.496cm" svg:y="13.07cm" presentation:class="notes" presentation:user-transformed="true">
            <draw:text-box>
              <text:p text:style-name="P10"><text:span text:style-name="T6">Pour accéder à l'objet serveur, le client doit récupérer une référence à cet objet à partir de l'annuaire (rmiregistry). Les étapes de cette opération sont décrites sur le prochain transparent.</text:span></text:p>
              <text:p text:style-name="P10"><text:span text:style-name="T6"/></text:p>
            </draw:text-box>
          </draw:frame>
        </presentation:notes>
      </draw:page>
      <draw:page draw:name="page11" draw:style-name="dp5" draw:master-page-name="Standard" presentation:presentation-page-layout-name="AL2T1">
        <office:forms form:automatic-focus="false" form:apply-design-mode="false"/>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Coté client</text:span></text:p>
          </draw:text-box>
        </draw:frame>
        <draw:frame presentation:style-name="pr11" draw:text-style-name="P11" draw:layer="layout" svg:width="23.693cm" svg:height="11.589cm" svg:x="1.27cm" svg:y="5.239cm" presentation:class="outline" presentation:user-transformed="true">
          <draw:text-box>
            <text:list text:style-name="L3">
              <text:list-item>
                <text:p text:style-name="P8"><text:span text:style-name="T6">4 - L'objet client fait appel à l'annuaire (</text:span><text:span text:style-name="T21">rmiregistry</text:span><text:span text:style-name="T6">) en utilisant la classe </text:span><text:span text:style-name="T21">Naming</text:span><text:span text:style-name="T6"> pour localiser l'objet serveur (méthode </text:span><text:span text:style-name="T21">lookup</text:span><text:span text:style-name="T6">)</text:span></text:p>
              </text:list-item>
              <text:list-item>
                <text:p text:style-name="P8"><text:span text:style-name="T6">5 – L'annuaire délivre une copie du </text:span><text:span text:style-name="T21">stub</text:span></text:p>
              </text:list-item>
              <text:list-item>
                <text:p text:style-name="P8"><text:span text:style-name="T6">6 - L’objet </text:span><text:span text:style-name="T21">stub</text:span><text:span text:style-name="T6"> est installé et sa référence est retournée au client</text:span></text:p>
              </text:list-item>
              <text:list-item>
                <text:p text:style-name="P8"><text:span text:style-name="T6">7 - Le client effectue l'appel à l’objet serveur par appel à l’objet stub</text:span></text:p>
              </text:list-item>
            </text:list>
          </draw:text-box>
        </draw:frame>
        <presentation:notes draw:style-name="dp2">
          <draw:page-thumbnail draw:layer="layout" svg:width="13.758cm" svg:height="10.319cm" svg:x="2.487cm" svg:y="2.064cm" draw:page-number="11"/>
          <draw:frame presentation:style-name="pr6" draw:text-style-name="P7" draw:layer="layout" svg:width="13.741cm" svg:height="12.384cm" svg:x="2.496cm" svg:y="13.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Utilisation</text:span></text:p>
          </draw:text-box>
        </draw:frame>
        <draw:frame presentation:style-name="pr5" draw:text-style-name="P11" draw:layer="layout" svg:width="22.719cm" svg:height="11.589cm" svg:x="1.27cm" svg:y="4.78cm" presentation:class="outline" presentation:user-transformed="true">
          <draw:text-box>
            <text:list text:style-name="L3">
              <text:list-item>
                <text:p text:style-name="P29"><text:span text:style-name="T6">codage</text:span></text:p>
                <text:list>
                  <text:list-item>
                    <text:p text:style-name="P30"><text:span text:style-name="T6">description de l’interface du service</text:span></text:p>
                  </text:list-item>
                  <text:list-item>
                    <text:p text:style-name="P30"><text:span text:style-name="T6">écriture du code du serveur qui implante l’interface</text:span></text:p>
                  </text:list-item>
                  <text:list-item>
                    <text:p text:style-name="P30"><text:span text:style-name="T6">écriture du client qui appelle le serveur</text:span></text:p>
                  </text:list-item>
                </text:list>
              </text:list-item>
              <text:list-item>
                <text:p text:style-name="P29"><text:span text:style-name="T6">compilation</text:span></text:p>
                <text:list>
                  <text:list-item>
                    <text:p text:style-name="P30"><text:span text:style-name="T6">compilation des sources (javac)</text:span></text:p>
                  </text:list-item>
                  <text:list-item>
                    <text:p text:style-name="P30"><text:span text:style-name="T6">génération des </text:span><text:span text:style-name="T21">stub</text:span><text:span text:style-name="T6"> et </text:span><text:span text:style-name="T21">skeleton</text:span><text:span text:style-name="T6"> (rmic) </text:span></text:p>
                    <text:list>
                      <text:list-item>
                        <text:p><text:span text:style-name="T29">(plus la peine, génération dynamique)</text:span></text:p>
                      </text:list-item>
                    </text:list>
                  </text:list-item>
                </text:list>
              </text:list-item>
              <text:list-item>
                <text:p text:style-name="P29"><text:span text:style-name="T6">activation</text:span></text:p>
                <text:list>
                  <text:list-item>
                    <text:p text:style-name="P30"><text:span text:style-name="T6">lancement du serveur de noms (</text:span><text:span text:style-name="T21">rmiregistry</text:span><text:span text:style-name="T6">)</text:span></text:p>
                  </text:list-item>
                  <text:list-item>
                    <text:p text:style-name="P30"><text:span text:style-name="T6">lancement du serveur</text:span></text:p>
                  </text:list-item>
                  <text:list-item>
                    <text:p text:style-name="P30"><text:span text:style-name="T6">lancement du client</text:span></text:p>
                  </text:list-item>
                </text:list>
              </text:list-item>
            </text:list>
          </draw:text-box>
        </draw:frame>
        <presentation:notes draw:style-name="dp2">
          <draw:page-thumbnail draw:layer="layout" svg:width="13.758cm" svg:height="10.319cm" svg:x="2.487cm" svg:y="2.064cm" draw:page-number="12"/>
          <draw:frame presentation:style-name="pr8" draw:text-style-name="P2" draw:layer="layout" svg:width="13.741cm" svg:height="12.383cm" svg:x="2.496cm" svg:y="13.07cm" presentation:class="notes" presentation:user-transformed="true">
            <draw:text-box>
              <text:p text:style-name="P10"><text:span text:style-name="T6">Voici les principales étapes de l'utilisation de Java RMI.</text:span></text:p>
              <text:p text:style-name="P10"><text:span text:style-name="T6">Codage : la programmation</text:span></text:p>
              <text:p text:style-name="P10"><text:span text:style-name="T6">Compilation : génération du code exécutable (y compris les talons)</text:span></text:p>
              <text:p text:style-name="P10"><text:span text:style-name="T6">Activation : lancement de l'exécution</text:span></text:p>
            </draw:text-box>
          </draw:frame>
        </presentation:notes>
      </draw:page>
      <draw:page draw:name="page13" draw:style-name="dp4" draw:master-page-name="Standard" presentation:presentation-page-layout-name="AL2T1">
        <office:forms form:automatic-focus="false" form:apply-design-mode="false"/>
        <draw:frame presentation:style-name="pr9" draw:text-style-name="P2" draw:layer="layout" svg:width="21.59cm" svg:height="3.574cm" svg:x="1.129cm" svg:y="0.236cm" presentation:class="title" presentation:user-transformed="true">
          <draw:text-box>
            <text:p text:style-name="P7"><text:span text:style-name="T6">Java RMI</text:span><text:span text:style-name="T6"><text:line-break/></text:span><text:span text:style-name="T6">Manuel d'utilisation</text:span></text:p>
          </draw:text-box>
        </draw:frame>
        <draw:frame presentation:style-name="pr11" draw:text-style-name="P11" draw:layer="layout" svg:width="22.719cm" svg:height="11.589cm" svg:x="1.27cm" svg:y="4.837cm" presentation:class="outline" presentation:user-transformed="true">
          <draw:text-box>
            <text:list text:style-name="L3">
              <text:list-item>
                <text:p text:style-name="P8"><text:span text:style-name="T6">Définition de l'interface de l'objet réparti</text:span></text:p>
              </text:list-item>
            </text:list>
            <text:list text:style-name="L5">
              <text:list-item>
                <text:list>
                  <text:list-item>
                    <text:p text:style-name="P9"><text:span text:style-name="T6">interface publique</text:span></text:p>
                  </text:list-item>
                  <text:list-item>
                    <text:p text:style-name="P9"><text:span text:style-name="T6">interface : "</text:span><text:span text:style-name="T30">extends</text:span><text:span text:style-name="T6"> java.rmi.Remote"</text:span></text:p>
                  </text:list-item>
                  <text:list-item>
                    <text:p text:style-name="P9"><text:span text:style-name="T6">methodes : "throws java.rmi.RemoteException"</text:span></text:p>
                  </text:list-item>
                  <text:list-item>
                    <text:p text:style-name="P9"><text:span text:style-name="T6">paramètres sérializables : "implements Serializable"</text:span></text:p>
                  </text:list-item>
                  <text:list-item>
                    <text:p text:style-name="P9"><text:span text:style-name="T6">paramètres références : "implements Remote"</text:span></text:p>
                  </text:list-item>
                </text:list>
              </text:list-item>
            </text:list>
            <text:list text:style-name="L3">
              <text:list-item>
                <text:p text:style-name="P8"><text:span text:style-name="T6">Ecrire une implémentation de l'objet réparti</text:span></text:p>
              </text:list-item>
            </text:list>
            <text:list text:style-name="L5">
              <text:list-item>
                <text:list>
                  <text:list-item>
                    <text:p text:style-name="P9"><text:span text:style-name="T6">classe : "extends java.rmi.server.UnicastRemoteObject"</text:span></text:p>
                  </text:list-item>
                </text:list>
              </text:list-item>
            </text:list>
          </draw:text-box>
        </draw:frame>
        <presentation:notes draw:style-name="dp2">
          <draw:page-thumbnail draw:layer="layout" svg:width="13.758cm" svg:height="10.319cm" svg:x="2.487cm" svg:y="2.064cm" draw:page-number="13"/>
          <draw:frame presentation:style-name="pr8" draw:text-style-name="P2" draw:layer="layout" svg:width="13.741cm" svg:height="12.383cm" svg:x="2.496cm" svg:y="13.07cm" presentation:class="notes" presentation:user-transformed="true">
            <draw:text-box>
              <text:p text:style-name="P10"><text:span text:style-name="T6">Il y a des contraintes de programmation lorsque l'on programme un objet réparti (serveur):</text:span></text:p>
              <text:list text:style-name="L6">
                <text:list-item>
                  <text:p text:style-name="P10"><text:span text:style-name="T6"><text:s/></text:span><text:span text:style-name="T6">des contraintes sur l'interface</text:span></text:p>
                </text:list-item>
                <text:list-item>
                  <text:p text:style-name="P10"><text:span text:style-name="T6"><text:s/></text:span><text:span text:style-name="T6">des contraintes sur la classe</text:span></text:p>
                </text:list-item>
              </text:list>
              <text:p text:style-name="P10"><text:span text:style-name="T6"/></text:p>
            </draw:text-box>
          </draw:frame>
        </presentation:notes>
      </draw:page>
      <draw:page draw:name="page14" draw:style-name="dp4" draw:master-page-name="Standard" presentation:presentation-page-layout-name="AL2T1">
        <office:forms form:automatic-focus="false" form:apply-design-mode="false"/>
        <draw:g>
          <draw:rect draw:style-name="gr89" draw:text-style-name="P18" draw:layer="layout" svg:width="17.524cm" svg:height="4.618cm" svg:x="1.821cm" svg:y="6.787cm">
            <text:p/>
          </draw:rect>
          <draw:frame draw:style-name="gr90" draw:text-style-name="P33" draw:layer="layout" svg:width="17.524cm" svg:height="5.106cm" svg:x="1.821cm" svg:y="6.787cm">
            <draw:text-box>
              <text:p text:style-name="P31"><text:span text:style-name="T31"><text:tab/></text:span><text:span text:style-name="T31"><text:tab/></text:span><text:span text:style-name="T31"><text:tab/></text:span><text:span text:style-name="T31"><text:tab/></text:span><text:span text:style-name="T31"><text:tab/></text:span><text:span text:style-name="T31"><text:tab/></text:span><text:span text:style-name="T31">fichier Hello.java</text:span></text:p>
              <text:p text:style-name="P32"><text:span text:style-name="T31"/></text:p>
              <text:p text:style-name="P32"><text:span text:style-name="T31">public interface Hello extends java.rmi.Remote {</text:span></text:p>
              <text:p text:style-name="P32"><text:span text:style-name="T31"><text:s text:c="2"/></text:span><text:span text:style-name="T31">public void sayHello() </text:span></text:p>
              <text:p text:style-name="P31"><text:span text:style-name="T31"><text:tab/></text:span><text:span text:style-name="T31"><text:tab/></text:span><text:span text:style-name="T31">throws java.rmi.RemoteException;</text:span></text:p>
              <text:p text:style-name="P32"><text:span text:style-name="T31">}</text:span></text:p>
            </draw:text-box>
          </draw:frame>
        </draw:g>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Exemple : Interface</text:span></text:p>
          </draw:text-box>
        </draw:frame>
        <draw:rect draw:style-name="gr91" draw:text-style-name="P16" draw:layer="layout" svg:width="4.754cm" svg:height="3.298cm" svg:x="19.592cm" svg:y="7.254cm">
          <text:p text:style-name="P15"><text:span text:style-name="T12">Description</text:span></text:p>
          <text:p text:style-name="P15"><text:span text:style-name="T12">de</text:span></text:p>
          <text:p text:style-name="P15"><text:span text:style-name="T12">l’interface</text:span></text:p>
        </draw:rect>
        <presentation:notes draw:style-name="dp2">
          <draw:page-thumbnail draw:layer="layout" svg:width="13.758cm" svg:height="10.319cm" svg:x="2.487cm" svg:y="2.064cm" draw:page-number="14"/>
          <draw:frame presentation:style-name="pr8" draw:text-style-name="P2" draw:layer="layout" svg:width="13.741cm" svg:height="12.383cm" svg:x="2.496cm" svg:y="13.07cm" presentation:class="notes" presentation:user-transformed="true">
            <draw:text-box>
              <text:p text:style-name="P10"><text:span text:style-name="T6">Voici un exemple très simple, un objet serveur qui affiche un message à l'écran (coté serveur).</text:span></text:p>
              <text:p text:style-name="P10"><text:span text:style-name="T6">Voici l'interface (Hello) de l'objet serveur.</text:span></text:p>
            </draw:text-box>
          </draw:frame>
        </presentation:notes>
      </draw:page>
      <draw:page draw:name="page15" draw:style-name="dp4" draw:master-page-name="Standard" presentation:presentation-page-layout-name="AL2T1">
        <office:forms form:automatic-focus="false" form:apply-design-mode="false"/>
        <draw:g>
          <draw:rect draw:style-name="gr92" draw:text-style-name="P18" draw:layer="layout" svg:width="20.801cm" svg:height="11.93cm" svg:x="0.82cm" svg:y="5.023cm">
            <text:p/>
          </draw:rect>
          <draw:frame draw:style-name="gr93" draw:text-style-name="P34" draw:layer="layout" svg:width="20.801cm" svg:height="11.93cm" svg:x="0.82cm" svg:y="5.023cm">
            <draw:text-box>
              <text:p text:style-name="P31"><text:span text:style-name="T32"><text:tab/></text:span><text:span text:style-name="T32"><text:tab/></text:span><text:span text:style-name="T32"><text:tab/></text:span><text:span text:style-name="T32"><text:tab/></text:span><text:span text:style-name="T32"><text:tab/></text:span><text:span text:style-name="T32"><text:tab/></text:span><text:span text:style-name="T32">fichier HelloImpl.java</text:span></text:p>
              <text:p text:style-name="P32"><text:span text:style-name="T32"/></text:p>
              <text:p text:style-name="P32"><text:span text:style-name="T32">import java.rmi.*;</text:span></text:p>
              <text:p text:style-name="P32"><text:span text:style-name="T32">import java.rmi.server.UnicastRemoteObject;</text:span></text:p>
              <text:p text:style-name="P32"><text:span text:style-name="T32"/></text:p>
              <text:p text:style-name="P32"><text:span text:style-name="T32">public class HelloImpl extends UnicastRemoteObject </text:span></text:p>
              <text:p text:style-name="P31"><text:span text:style-name="T32"><text:tab/></text:span><text:span text:style-name="T32"><text:tab/></text:span><text:span text:style-name="T32"><text:tab/></text:span><text:span text:style-name="T32"><text:tab/></text:span><text:span text:style-name="T32"><text:tab/></text:span><text:span text:style-name="T32">implements Hello {</text:span></text:p>
              <text:p text:style-name="P32"><text:span text:style-name="T32"><text:s text:c="5"/></text:span><text:span text:style-name="T32">String message;</text:span></text:p>
              <text:p text:style-name="P32"><text:span text:style-name="T32"/></text:p>
              <text:p text:style-name="P31"><text:span text:style-name="T32"><text:tab/></text:span><text:span text:style-name="T32"> <text:s text:c="3"/></text:span><text:span text:style-name="T33">// Implémentation du constructeur</text:span></text:p>
              <text:p text:style-name="P32"><text:span text:style-name="T34"><text:s text:c="4"/></text:span><text:span text:style-name="T34">public HelloImpl(String msg) throws java.rmi.RemoteException {</text:span></text:p>
              <text:p text:style-name="P32"><text:span text:style-name="T34"><text:s text:c="11"/></text:span><text:span text:style-name="T34">message = msg;</text:span></text:p>
              <text:p text:style-name="P32"><text:span text:style-name="T34"><text:s text:c="4"/></text:span><text:span text:style-name="T34">}</text:span></text:p>
              <text:p text:style-name="P32"><text:span text:style-name="T33"><text:s text:c="3"/></text:span><text:span text:style-name="T35">// Implémentation de la méthode distante</text:span></text:p>
              <text:p text:style-name="P32"><text:span text:style-name="T33"><text:s text:c="4"/></text:span><text:span text:style-name="T32">public void sayHello() throws java.rmi.RemoteException {</text:span></text:p>
              <text:p text:style-name="P31"><text:span text:style-name="T32"><text:tab/></text:span><text:span text:style-name="T32"><text:tab/></text:span><text:span text:style-name="T32">System.out.println(message);</text:span></text:p>
              <text:p text:style-name="P31"><text:span text:style-name="T32"><text:s text:c="4"/></text:span><text:span text:style-name="T32">}</text:span></text:p>
              <text:p text:style-name="P32"><text:span text:style-name="T32"/></text:p>
              <text:p text:style-name="P31"><text:span text:style-name="T32"><text:tab/></text:span><text:span text:style-name="T32">…</text:span></text:p>
            </draw:text-box>
          </draw:frame>
        </draw:g>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Exemple : Serveur</text:span></text:p>
          </draw:text-box>
        </draw:frame>
        <draw:g>
          <draw:rect draw:style-name="gr94" draw:text-style-name="P14" draw:layer="layout" svg:width="4.71cm" svg:height="3.298cm" svg:x="19.954cm" svg:y="6.112cm">
            <text:p/>
          </draw:rect>
          <draw:rect draw:style-name="gr95" draw:text-style-name="P16" draw:layer="layout" svg:width="4.71cm" svg:height="3.298cm" svg:x="19.954cm" svg:y="6.112cm">
            <text:p text:style-name="P15"><text:span text:style-name="T12">Réalisation</text:span></text:p>
            <text:p text:style-name="P15"><text:span text:style-name="T12">du</text:span></text:p>
            <text:p text:style-name="P15"><text:span text:style-name="T12">serveur</text:span></text:p>
          </draw:rect>
        </draw:g>
        <presentation:notes draw:style-name="dp2">
          <draw:page-thumbnail draw:layer="layout" svg:width="13.758cm" svg:height="10.319cm" svg:x="2.487cm" svg:y="2.064cm" draw:page-number="15"/>
          <draw:frame presentation:style-name="pr8" draw:text-style-name="P2" draw:layer="layout" svg:width="13.741cm" svg:height="12.383cm" svg:x="2.496cm" svg:y="13.07cm" presentation:class="notes" presentation:user-transformed="true">
            <draw:text-box>
              <text:p text:style-name="P10"><text:span text:style-name="T6">Voici le code de la classe de l'objet serveur.</text:span></text:p>
              <text:p text:style-name="P10"><text:span text:style-name="T6">Le constructeur permet de fixer le message qui doit être affiché.</text:span></text:p>
              <text:p text:style-name="P10"><text:span text:style-name="T6">La méthode sayHello() affiche le message sur la sortie standard (à l'écran).</text:span></text:p>
            </draw:text-box>
          </draw:frame>
        </presentation:notes>
      </draw:page>
      <draw:page draw:name="page16" draw:style-name="dp4" draw:master-page-name="Standard" presentation:presentation-page-layout-name="AL2T1">
        <office:forms form:automatic-focus="false" form:apply-design-mode="false"/>
        <draw:g>
          <draw:rect draw:style-name="gr96" draw:text-style-name="P18" draw:layer="layout" svg:width="21.551cm" svg:height="8.953cm" svg:x="0.595cm" svg:y="5.278cm">
            <text:p/>
          </draw:rect>
          <draw:rect draw:style-name="gr97" draw:text-style-name="P35" draw:layer="layout" svg:width="21.551cm" svg:height="8.953cm" svg:x="0.595cm" svg:y="5.278cm">
            <text:p text:style-name="P3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fichier HelloImpl.java</text:span></text:p>
            <text:p text:style-name="P32"><text:span text:style-name="T32"/></text:p>
            <text:p text:style-name="P31"><text:span text:style-name="T32"><text:tab/></text:span><text:span text:style-name="T32">…</text:span></text:p>
            <text:p text:style-name="P32"><text:span text:style-name="T32"/></text:p>
            <text:p text:style-name="P31"><text:span text:style-name="T32"><text:tab/></text:span><text:span text:style-name="T32"> <text:s text:c="3"/></text:span><text:span text:style-name="T32">public static void main(String args[]) {</text:span></text:p>
            <text:p text:style-name="P31"><text:span text:style-name="T32"><text:tab/></text:span><text:span text:style-name="T32"><text:tab/></text:span><text:span text:style-name="T32">try {</text:span></text:p>
            <text:p text:style-name="P31"><text:span text:style-name="T32"><text:tab/></text:span><text:span text:style-name="T32"><text:tab/></text:span><text:span text:style-name="T32"><text:tab/></text:span><text:span text:style-name="T36">// Crée une instance de l ’objet serveur.</text:span></text:p>
            <text:p text:style-name="P31"><text:span text:style-name="T32"><text:tab/></text:span><text:span text:style-name="T32"><text:tab/></text:span><text:span text:style-name="T32"><text:tab/></text:span><text:span text:style-name="T32">Hello obj = new HelloImpl();</text:span></text:p>
            <text:p text:style-name="P31"><text:span text:style-name="T32"><text:tab/></text:span><text:span text:style-name="T32"><text:tab/></text:span><text:span text:style-name="T32"><text:tab/></text:span><text:span text:style-name="T36">// Enregistre l'objet créer auprès du serveur de noms.</text:span></text:p>
            <text:p text:style-name="P31"><text:span text:style-name="T32"><text:tab/></text:span><text:span text:style-name="T32"><text:tab/></text:span><text:span text:style-name="T32"><text:tab/></text:span><text:span text:style-name="T32">Naming.rebind("//ma_machine/mon_serveur", obj);</text:span></text:p>
            <text:p text:style-name="P31"><text:span text:style-name="T32"><text:tab/></text:span><text:span text:style-name="T32"><text:tab/></text:span><text:span text:style-name="T32"><text:tab/></text:span><text:span text:style-name="T32">System.out.println("HelloImpl " + " bound in registry");</text:span></text:p>
            <text:p text:style-name="P31"><text:span text:style-name="T32"><text:tab/></text:span><text:span text:style-name="T32"><text:tab/></text:span><text:span text:style-name="T32">} catch (Exception exc) {… }</text:span></text:p>
            <text:p text:style-name="P31"><text:span text:style-name="T32"><text:s text:c="4"/></text:span><text:span text:style-name="T32">}</text:span></text:p>
            <text:p text:style-name="P32"><text:span text:style-name="T32">}</text:span></text:p>
          </draw:rect>
        </draw:g>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Exemple : Serveur</text:span></text:p>
          </draw:text-box>
        </draw:frame>
        <draw:g>
          <draw:rect draw:style-name="gr94" draw:text-style-name="P14" draw:layer="layout" svg:width="4.71cm" svg:height="4.313cm" svg:x="20.408cm" svg:y="6.664cm">
            <text:p/>
          </draw:rect>
          <draw:rect draw:style-name="gr98" draw:text-style-name="P16" draw:layer="layout" svg:width="4.71cm" svg:height="4.313cm" svg:x="20.408cm" svg:y="6.664cm">
            <text:p text:style-name="P15"><text:span text:style-name="T12">Réalisation</text:span></text:p>
            <text:p text:style-name="P15"><text:span text:style-name="T12">du</text:span></text:p>
            <text:p text:style-name="P15"><text:span text:style-name="T12">serveur</text:span></text:p>
            <text:p text:style-name="P15"><text:span text:style-name="T12">(suite)</text:span></text:p>
          </draw:rect>
        </draw:g>
        <draw:rect draw:style-name="gr99" draw:text-style-name="P16" draw:layer="layout" svg:width="18.151cm" svg:height="2.284cm" svg:x="2.143cm" svg:y="15.289cm">
          <text:p text:style-name="P19"><text:span text:style-name="T12">ATTENTION : dans cet exemple le serveur de nom</text:span></text:p>
          <text:p text:style-name="P19"><text:span text:style-name="T12">doit être activé avant la création du serveur</text:span></text:p>
        </draw:rect>
        <presentation:notes draw:style-name="dp2">
          <draw:page-thumbnail draw:layer="layout" svg:width="13.758cm" svg:height="10.319cm" svg:x="2.487cm" svg:y="2.064cm" draw:page-number="16"/>
          <draw:frame presentation:style-name="pr8" draw:text-style-name="P2" draw:layer="layout" svg:width="13.741cm" svg:height="12.383cm" svg:x="2.496cm" svg:y="13.07cm" presentation:class="notes" presentation:user-transformed="true">
            <draw:text-box>
              <text:p text:style-name="P10"><text:span text:style-name="T6">La fin du code de l'objet serveur.</text:span></text:p>
              <text:p text:style-name="P10"><text:span text:style-name="T6">Dans la méthode principale (</text:span><text:span text:style-name="T21">main</text:span><text:span text:style-name="T6">) lancée au démarrage de l'application sur la machine serveur, nous créons une instance de l'objet serveur, puis nous l'enregistrons dans l'annuaire (</text:span><text:span text:style-name="T21">rmiregistry</text:span><text:span text:style-name="T6">) à l'aide de la classe </text:span><text:span text:style-name="T21">Naming</text:span><text:span text:style-name="T6">.</text:span></text:p>
            </draw:text-box>
          </draw:frame>
        </presentation:notes>
      </draw:page>
      <draw:page draw:name="page17" draw:style-name="dp4" draw:master-page-name="Standard" presentation:presentation-page-layout-name="AL2T1">
        <office:forms form:automatic-focus="false" form:apply-design-mode="false"/>
        <draw:g>
          <draw:rect draw:style-name="gr100" draw:text-style-name="P18" draw:layer="layout" svg:width="23.941cm" svg:height="14.464cm" svg:x="0.595cm" svg:y="3.121cm">
            <text:p/>
          </draw:rect>
          <draw:frame draw:style-name="gr101" draw:text-style-name="P36" draw:layer="layout" svg:width="23.941cm" svg:height="14.464cm" svg:x="0.595cm" svg:y="3.121cm">
            <draw:text-box>
              <text:p text:style-name="P3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fichier HelloImpl.java</text:span></text:p>
              <text:p text:style-name="P32"><text:span text:style-name="T32"><text:s/></text:span><text:span text:style-name="T32">public static void main(String args[]) {</text:span></text:p>
              <text:p text:style-name="P32"><text:span text:style-name="T32"><text:s text:c="4"/></text:span><text:span text:style-name="T32">int port; <text:s text:c="3"/>String URL;</text:span></text:p>
              <text:p text:style-name="P32"><text:span text:style-name="T32"/></text:p>
              <text:p text:style-name="P31"><text:span text:style-name="T32"><text:s text:c="4"/></text:span><text:span text:style-name="T32">try {</text:span><text:span text:style-name="T32"><text:tab/></text:span><text:span text:style-name="T32"><text:tab/></text:span><text:span text:style-name="T33">// transformation d ’une chaîne de caractères en entier</text:span></text:p>
              <text:p text:style-name="P32"><text:span text:style-name="T32"><text:s text:c="6"/></text:span><text:span text:style-name="T32">Integer I = new Integer(args[0]); port = I.intValue();</text:span></text:p>
              <text:p text:style-name="P32"><text:span text:style-name="T32"><text:s text:c="4"/></text:span><text:span text:style-name="T32">} catch (Exception ex) {</text:span></text:p>
              <text:p text:style-name="P32"><text:span text:style-name="T32"><text:s text:c="6"/></text:span><text:span text:style-name="T32">System.out.println(" Please enter: java HelloImpl &lt;port&gt;"); return;</text:span></text:p>
              <text:p text:style-name="P32"><text:span text:style-name="T32"><text:s text:c="4"/></text:span><text:span text:style-name="T32">}</text:span></text:p>
              <text:p text:style-name="P32"><text:span text:style-name="T32"/></text:p>
              <text:p text:style-name="P32"><text:span text:style-name="T32"><text:s text:c="4"/></text:span><text:span text:style-name="T32">try {</text:span></text:p>
              <text:p text:style-name="P32"><text:span text:style-name="T33"><text:s text:c="7"/></text:span><text:span text:style-name="T33">// Création du serveur de nom - rmiregistry</text:span></text:p>
              <text:p text:style-name="P32"><text:span text:style-name="T32"><text:s text:c="7"/></text:span><text:span text:style-name="T32">Registry registry = LocateRegistry.createRegistry(port);</text:span></text:p>
              <text:p text:style-name="P31"><text:span text:style-name="T32"><text:tab/></text:span></text:p>
              <text:p text:style-name="P32"><text:span text:style-name="T32"><text:s text:c="7"/></text:span><text:span text:style-name="T32">// Création d ’une instance de l’objet serveur</text:span></text:p>
              <text:p text:style-name="P32"><text:span text:style-name="T32"><text:s text:c="7"/></text:span><text:span text:style-name="T32">Hello obj = new HelloImpl();</text:span></text:p>
              <text:p text:style-name="P32"><text:span text:style-name="T32"/></text:p>
              <text:p text:style-name="P32"><text:span text:style-name="T32"><text:s/></text:span><text:span text:style-name="T33"><text:s text:c="6"/></text:span><text:span text:style-name="T33">// Calcul de l’URL du serveur</text:span></text:p>
              <text:p text:style-name="P32"><text:span text:style-name="T32"><text:s text:c="7"/></text:span><text:span text:style-name="T32">URL = "//"+InetAddress.getLocalHost().getHostName()+":"+</text:span></text:p>
              <text:p text:style-name="P31"><text:span text:style-name="T32"><text:tab/></text:span><text:span text:style-name="T32"><text:tab/></text:span><text:span text:style-name="T32"><text:tab/></text:span><text:span text:style-name="T32"><text:tab/></text:span><text:span text:style-name="T32">port+"/mon_serveur";</text:span></text:p>
              <text:p text:style-name="P32"><text:span text:style-name="T32"><text:s text:c="7"/></text:span><text:span text:style-name="T32">Naming.rebind(URL, obj);</text:span></text:p>
              <text:p text:style-name="P32"><text:span text:style-name="T32"><text:s text:c="4"/></text:span><text:span text:style-name="T32">} catch (Exception exc) { ...}</text:span></text:p>
              <text:p text:style-name="P32"><text:span text:style-name="T32">}</text:span></text:p>
            </draw:text-box>
          </draw:frame>
        </draw:g>
        <draw:frame presentation:style-name="pr12" draw:text-style-name="P2" draw:layer="layout" svg:width="21.59cm" svg:height="2.616cm" svg:x="1.129cm" svg:y="0.105cm" presentation:class="title" presentation:user-transformed="true">
          <draw:text-box>
            <text:p text:style-name="P7"><text:span text:style-name="T7">Java RMI</text:span><text:span text:style-name="T7"><text:line-break/></text:span><text:span text:style-name="T37">Activation du serveur de nom par le serveur</text:span></text:p>
          </draw:text-box>
        </draw:frame>
        <presentation:notes draw:style-name="dp2">
          <draw:page-thumbnail draw:layer="layout" svg:width="13.758cm" svg:height="10.319cm" svg:x="2.487cm" svg:y="2.064cm" draw:page-number="17"/>
          <draw:frame presentation:style-name="pr8" draw:text-style-name="P2" draw:layer="layout" svg:width="13.741cm" svg:height="12.383cm" svg:x="2.496cm" svg:y="13.07cm" presentation:class="notes" presentation:user-transformed="true">
            <draw:text-box>
              <text:p text:style-name="P10"><text:span text:style-name="T6">Cette autre version de la méthode principale (</text:span><text:span text:style-name="T21">main</text:span><text:span text:style-name="T6">) de l'objet serveur lance un serveur de nom (annuaire </text:span><text:span text:style-name="T21">rmiregistry</text:span><text:span text:style-name="T6">) dans la machine virtuelle Java courante. Puis elle crée une instance et l'enregistre dans l'annuaire.</text:span></text:p>
              <text:p text:style-name="P10"><text:span text:style-name="T6">Ainsi, il n'est pas nécessaire de lancer un </text:span><text:span text:style-name="T21">rmiregistry</text:span><text:span text:style-name="T6"> séparément.</text:span></text:p>
            </draw:text-box>
          </draw:frame>
        </presentation:notes>
      </draw:page>
      <draw:page draw:name="page18" draw:style-name="dp4" draw:master-page-name="Standard" presentation:presentation-page-layout-name="AL2T1">
        <office:forms form:automatic-focus="false" form:apply-design-mode="false"/>
        <draw:g>
          <draw:rect draw:style-name="gr102" draw:text-style-name="P18" draw:layer="layout" svg:width="20.977cm" svg:height="9.79cm" svg:x="1.173cm" svg:y="6.204cm">
            <text:p/>
          </draw:rect>
          <draw:rect draw:style-name="gr97" draw:text-style-name="P37" draw:layer="layout" svg:width="20.977cm" svg:height="9.79cm" svg:x="1.173cm" svg:y="6.204cm">
            <text:p text:style-name="P31"><text:span text:style-name="T32"><text:tab/></text:span><text:span text:style-name="T32"><text:tab/></text:span><text:span text:style-name="T32"><text:tab/></text:span><text:span text:style-name="T32"><text:tab/></text:span><text:span text:style-name="T32"><text:tab/></text:span><text:span text:style-name="T32"><text:tab/></text:span><text:span text:style-name="T32">fichier HelloClient.java</text:span></text:p>
            <text:p text:style-name="P32"><text:span text:style-name="T32"/></text:p>
            <text:p text:style-name="P32"><text:span text:style-name="T32">import java.rmi.*;</text:span></text:p>
            <text:p text:style-name="P32"><text:span text:style-name="T32"/></text:p>
            <text:p text:style-name="P32"><text:span text:style-name="T32">public class HelloClient {</text:span></text:p>
            <text:p text:style-name="P32"><text:span text:style-name="T32"><text:s text:c="2"/></text:span><text:span text:style-name="T32">public static void main(String args[]) {</text:span></text:p>
            <text:p text:style-name="P32"><text:span text:style-name="T32"><text:s text:c="4"/></text:span><text:span text:style-name="T32">try {</text:span></text:p>
            <text:p text:style-name="P32"><text:span text:style-name="T32"><text:s text:c="6"/></text:span><text:span text:style-name="T33">// Récupération d'un stub sur l'objet serveur.</text:span></text:p>
            <text:p text:style-name="P32"><text:span text:style-name="T32"><text:s text:c="6"/></text:span><text:span text:style-name="T32">Hello obj = (Hello) Naming.lookup("//ma_machine/mon_serveur");</text:span></text:p>
            <text:p text:style-name="P32"><text:span text:style-name="T32"><text:s text:c="6"/></text:span><text:span text:style-name="T33">// Appel d'une méthode sur l'objet distant.</text:span></text:p>
            <text:p text:style-name="P31"><text:span text:style-name="T32"><text:tab/></text:span><text:span text:style-name="T32"> <text:s text:c="5"/></text:span><text:span text:style-name="T32">obj.sayHello();</text:span></text:p>
            <text:p text:style-name="P32"><text:span text:style-name="T32"><text:s text:c="4"/></text:span><text:span text:style-name="T32">} catch (Exception exc) { … }</text:span></text:p>
            <text:p text:style-name="P32"><text:span text:style-name="T32"><text:s text:c="2"/></text:span><text:span text:style-name="T32">}</text:span></text:p>
            <text:p text:style-name="P32"><text:span text:style-name="T32">}</text:span></text:p>
          </draw:rect>
        </draw:g>
        <draw:frame presentation:style-name="pr10"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Exemple : Client</text:span></text:p>
          </draw:text-box>
        </draw:frame>
        <draw:g>
          <draw:rect draw:style-name="gr94" draw:text-style-name="P14" draw:layer="layout" svg:width="4.71cm" svg:height="3.298cm" svg:x="20.364cm" svg:y="6.575cm">
            <text:p/>
          </draw:rect>
          <draw:rect draw:style-name="gr95" draw:text-style-name="P16" draw:layer="layout" svg:width="4.71cm" svg:height="3.298cm" svg:x="20.364cm" svg:y="6.575cm">
            <text:p text:style-name="P15"><text:span text:style-name="T12">Réalisation</text:span></text:p>
            <text:p text:style-name="P15"><text:span text:style-name="T12">du</text:span></text:p>
            <text:p text:style-name="P15"><text:span text:style-name="T12">client</text:span></text:p>
          </draw:rect>
        </draw:g>
        <presentation:notes draw:style-name="dp2">
          <draw:page-thumbnail draw:layer="layout" svg:width="13.758cm" svg:height="10.319cm" svg:x="2.487cm" svg:y="2.064cm" draw:page-number="18"/>
          <draw:frame presentation:style-name="pr8" draw:text-style-name="P2" draw:layer="layout" svg:width="13.741cm" svg:height="12.383cm" svg:x="2.496cm" svg:y="13.07cm" presentation:class="notes" presentation:user-transformed="true">
            <draw:text-box>
              <text:p text:style-name="P10"><text:span text:style-name="T6">Voici le code du programme client qui réalise un appel à la méthode sayHello() sur l'objet serveur.</text:span></text:p>
              <text:p text:style-name="P10"><text:span text:style-name="T6">Il faut préalablement récupérer une référence sur l'objet serveur auprès de l'annuaire (</text:span><text:span text:style-name="T21">rmiregistry</text:span><text:span text:style-name="T6">) à l'aide de la classe </text:span><text:span text:style-name="T21">Naming</text:span><text:span text:style-name="T6">.</text:span></text:p>
              <text:p text:style-name="P10"><text:span text:style-name="T6">L'appel de méthode avec cette référence prend une forme comparable à un appel local.</text:span></text:p>
              <text:p text:style-name="P10"><text:span text:style-name="T6"/></text:p>
              <text:p text:style-name="P10"><text:span text:style-name="T6"/></text:p>
            </draw:text-box>
          </draw:frame>
        </presentation:notes>
      </draw:page>
      <draw:page draw:name="page19" draw:style-name="dp4" draw:master-page-name="Standard" presentation:presentation-page-layout-name="AL2T1">
        <office:forms form:automatic-focus="false" form:apply-design-mode="false"/>
        <draw:frame presentation:style-name="pr10" draw:text-style-name="P2" draw:layer="layout" svg:width="21.59cm" svg:height="3.408cm" svg:x="1.129cm" svg:y="0.402cm" presentation:class="title" presentation:user-transformed="true">
          <draw:text-box>
            <text:p text:style-name="P7"><text:span text:style-name="T6">Java RMI <text:s/></text:span><text:span text:style-name="T6"><text:line-break/></text:span><text:span text:style-name="T7">Compilation</text:span></text:p>
          </draw:text-box>
        </draw:frame>
        <draw:frame presentation:style-name="pr11" draw:text-style-name="P11" draw:layer="layout" svg:width="22.719cm" svg:height="11.589cm" svg:x="1.27cm" svg:y="5.239cm" presentation:class="outline" presentation:user-transformed="true">
          <draw:text-box>
            <text:list text:style-name="L3">
              <text:list-item>
                <text:p text:style-name="P8"><text:span text:style-name="T6">Compilation de l’interface, du serveur et du client</text:span></text:p>
                <text:list>
                  <text:list-item>
                    <text:p text:style-name="P9"><text:span text:style-name="T6">javac Hello.java HelloImpl.java HelloClient.java</text:span></text:p>
                  </text:list-item>
                </text:list>
              </text:list-item>
              <text:list-item>
                <text:p text:style-name="P8"><text:span text:style-name="T6">Génération des talons (</text:span><text:span text:style-name="T29">automatique maintenant</text:span><text:span text:style-name="T6">)</text:span></text:p>
                <text:list>
                  <text:list-item>
                    <text:p text:style-name="P9"><text:span text:style-name="T6">rmic HelloServeur</text:span></text:p>
                  </text:list-item>
                </text:list>
              </text:list-item>
            </text:list>
            <text:list text:style-name="L7">
              <text:list-item>
                <text:list>
                  <text:list-item>
                    <text:list>
                      <text:list-item>
                        <text:list>
                          <text:list-item>
                            <text:p text:style-name="P10"><text:span text:style-name="T21">skeleton</text:span><text:span text:style-name="T6"> dans HelloImpl_Skel.class</text:span></text:p>
                          </text:list-item>
                          <text:list-item>
                            <text:p text:style-name="P10"><text:span text:style-name="T21">stub</text:span><text:span text:style-name="T6"> dans HelloImpl_Stub.class.</text:span></text:p>
                          </text:list-item>
                        </text:list>
                      </text:list-item>
                    </text:list>
                  </text:list-item>
                </text:list>
              </text:list-item>
            </text:list>
          </draw:text-box>
        </draw:frame>
        <presentation:notes draw:style-name="dp2">
          <draw:page-thumbnail draw:layer="layout" svg:width="13.758cm" svg:height="10.319cm" svg:x="2.487cm" svg:y="2.064cm" draw:page-number="19"/>
          <draw:frame presentation:style-name="pr8" draw:text-style-name="P2" draw:layer="layout" svg:width="13.741cm" svg:height="12.383cm" svg:x="2.496cm" svg:y="13.07cm" presentation:class="notes" presentation:user-transformed="true">
            <draw:text-box>
              <text:p text:style-name="P10"><text:span text:style-name="T6">Il faut ensuite compiler les classes des programmes client et serveur.</text:span></text:p>
              <text:p text:style-name="P10"><text:span text:style-name="T6">Puis il faut générer les talons. Ceux-ci sont générés par le générateur de stub </text:span><text:span text:style-name="T21">rmic</text:span><text:span text:style-name="T6"> à partir de la classe de l'objet serveur. Cette classe est inspectée par </text:span><text:span text:style-name="T21">rmic</text:span><text:span text:style-name="T6"> pour générer les talons.</text:span></text:p>
            </draw:text-box>
          </draw:frame>
        </presentation:notes>
      </draw:page>
      <draw:page draw:name="page20" draw:style-name="dp1" draw:master-page-name="Standard" presentation:presentation-page-layout-name="AL2T1">
        <office:forms form:automatic-focus="false" form:apply-design-mode="false"/>
        <draw:frame presentation:style-name="pr4" draw:text-style-name="P2" draw:layer="layout" svg:width="21.59cm" svg:height="3.408cm" svg:x="1.129cm" svg:y="0.402cm" presentation:class="title" presentation:user-transformed="true">
          <draw:text-box>
            <text:p text:style-name="P7"><text:span text:style-name="T6">Java RMI</text:span><text:span text:style-name="T6"><text:line-break/></text:span><text:span text:style-name="T7">Principe de l’appel de méthode</text:span></text:p>
          </draw:text-box>
        </draw:frame>
        <draw:g>
          <draw:ellipse draw:style-name="gr103" draw:text-style-name="P14" draw:layer="layout" svg:width="12.069cm" svg:height="12.806cm" svg:x="0.609cm" svg:y="5.68cm">
            <draw:glue-point draw:id="4" svg:x="5cm" svg:y="0cm"/>
            <draw:glue-point draw:id="5" svg:x="1.463cm" svg:y="1.462cm"/>
            <draw:glue-point draw:id="6" svg:x="0cm" svg:y="4.999cm"/>
            <draw:glue-point draw:id="7" svg:x="1.463cm" svg:y="8.536cm"/>
            <draw:glue-point draw:id="8" svg:x="5cm" svg:y="10cm"/>
            <draw:glue-point draw:id="9" svg:x="8.536cm" svg:y="8.536cm"/>
            <draw:glue-point draw:id="10" svg:x="10cm" svg:y="4.999cm"/>
            <draw:glue-point draw:id="11" svg:x="8.536cm" svg:y="1.462cm"/>
            <text:p/>
          </draw:ellipse>
          <draw:frame presentation:style-name="pr13" draw:text-style-name="P11" draw:layer="layout" svg:width="8.493cm" svg:height="9.012cm" svg:x="2.397cm" svg:y="7.577cm" presentation:class="outline" presentation:user-transformed="true">
            <draw:text-box>
              <text:p text:style-name="P38"><text:span text:style-name="T6">Java VM</text:span></text:p>
            </draw:text-box>
          </draw:frame>
        </draw:g>
        <draw:g>
          <draw:ellipse draw:style-name="gr104" draw:text-style-name="P14" draw:layer="layout" svg:width="12.074cm" svg:height="12.806cm" svg:x="13.07cm" svg:y="5.662cm">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text:p/>
          </draw:ellipse>
          <draw:frame presentation:style-name="pr13" draw:text-style-name="P11" draw:layer="layout" svg:width="8.498cm" svg:height="9.012cm" svg:x="14.858cm" svg:y="7.559cm" presentation:class="outline" presentation:user-transformed="true">
            <draw:text-box>
              <text:p text:style-name="P38"><text:span text:style-name="T6">Java VM</text:span></text:p>
            </draw:text-box>
          </draw:frame>
        </draw:g>
        <draw:g>
          <draw:ellipse draw:style-name="gr105" draw:text-style-name="P14" draw:layer="layout" svg:width="6.857cm" svg:height="3.365cm" svg:x="1.513cm" svg:y="9.454cm">
            <draw:glue-point draw:id="4" svg:x="5cm" svg:y="0cm"/>
            <draw:glue-point draw:id="5" svg:x="1.462cm" svg:y="1.461cm"/>
            <draw:glue-point draw:id="6" svg:x="0cm" svg:y="5cm"/>
            <draw:glue-point draw:id="7" svg:x="1.462cm" svg:y="8.535cm"/>
            <draw:glue-point draw:id="8" svg:x="5cm" svg:y="10cm"/>
            <draw:glue-point draw:id="9" svg:x="8.536cm" svg:y="8.535cm"/>
            <draw:glue-point draw:id="10" svg:x="10cm" svg:y="5cm"/>
            <draw:glue-point draw:id="11" svg:x="8.536cm" svg:y="1.461cm"/>
            <text:p/>
          </draw:ellipse>
          <draw:rect draw:style-name="gr106" draw:text-style-name="P16" draw:layer="layout" svg:width="4.826cm" svg:height="2.369cm" svg:x="2.529cm" svg:y="9.952cm">
            <text:p text:style-name="P15"><text:span text:style-name="T12">Client</text:span></text:p>
            <text:p text:style-name="P15"><text:span text:style-name="T10">R_objet1.m ()</text:span></text:p>
          </draw:rect>
        </draw:g>
        <draw:g>
          <draw:rect draw:style-name="gr107" draw:text-style-name="P14" draw:layer="layout" svg:width="3.792cm" svg:height="2.47cm" svg:x="5.424cm" svg:y="13.533cm">
            <text:p/>
          </draw:rect>
          <draw:rect draw:style-name="gr108" draw:text-style-name="P17" draw:layer="layout" svg:width="3.792cm" svg:height="2.47cm" svg:x="5.424cm" svg:y="13.533cm">
            <text:p text:style-name="P15"><text:span text:style-name="T12">Stub</text:span></text:p>
            <text:p text:style-name="P15"><text:span text:style-name="T12">objet1</text:span></text:p>
          </draw:rect>
        </draw:g>
        <draw:g>
          <draw:rect draw:style-name="gr107" draw:text-style-name="P14" draw:layer="layout" svg:width="4.406cm" svg:height="2.47cm" svg:x="15.372cm" svg:y="13.229cm">
            <text:p/>
          </draw:rect>
          <draw:rect draw:style-name="gr109" draw:text-style-name="P16" draw:layer="layout" svg:width="4.406cm" svg:height="2.47cm" svg:x="15.372cm" svg:y="13.229cm">
            <text:p text:style-name="P15"><text:span text:style-name="T12">Skeleton</text:span></text:p>
            <text:p text:style-name="P15"><text:span text:style-name="T12">objet1</text:span></text:p>
          </draw:rect>
        </draw:g>
        <draw:g>
          <draw:ellipse draw:style-name="gr105" draw:text-style-name="P14" draw:layer="layout" svg:width="3.916cm" svg:height="2.505cm" svg:x="18.653cm" svg:y="9.454cm">
            <draw:glue-point draw:id="4" svg:x="4.998cm" svg:y="0cm"/>
            <draw:glue-point draw:id="5" svg:x="1.462cm" svg:y="1.46cm"/>
            <draw:glue-point draw:id="6" svg:x="0cm" svg:y="5cm"/>
            <draw:glue-point draw:id="7" svg:x="1.462cm" svg:y="8.535cm"/>
            <draw:glue-point draw:id="8" svg:x="4.998cm" svg:y="10cm"/>
            <draw:glue-point draw:id="9" svg:x="8.534cm" svg:y="8.535cm"/>
            <draw:glue-point draw:id="10" svg:x="10cm" svg:y="5cm"/>
            <draw:glue-point draw:id="11" svg:x="8.534cm" svg:y="1.46cm"/>
            <text:p/>
          </draw:ellipse>
          <draw:rect draw:style-name="gr110" draw:text-style-name="P17" draw:layer="layout" svg:width="2.756cm" svg:height="1.763cm" svg:x="19.233cm" svg:y="9.825cm">
            <text:p text:style-name="P15"><text:span text:style-name="T12">objet1</text:span></text:p>
            <text:p text:style-name="P15"><text:span text:style-name="T10">m ()</text:span></text:p>
          </draw:rect>
        </draw:g>
        <draw:connector draw:style-name="gr111" draw:text-style-name="P18" draw:layer="layout" draw:type="line" svg:x1="10.068cm" svg:y1="17.559cm" svg:x2="15.806cm" svg:y2="17.559cm" svg:d="m10068 17559h5738" svg:viewBox="0 0 5739 1">
          <text:p/>
        </draw:connector>
        <draw:connector draw:style-name="gr111" draw:text-style-name="P18" draw:layer="layout" draw:type="curve" svg:x1="19.778cm" svg:y1="14.464cm" svg:x2="20.611cm" svg:y2="11.959cm" svg:d="m19778 14464c556 0 833-835 833-2505" svg:viewBox="0 0 834 2506">
          <text:p/>
        </draw:connector>
        <draw:connector draw:style-name="gr112" draw:text-style-name="P18" draw:layer="layout" draw:type="curve" svg:x1="4.941cm" svg:y1="12.819cm" svg:x2="5.424cm" svg:y2="14.768cm" svg:d="m4941 12819c0 1300 161 1949 483 1949" svg:viewBox="0 0 484 1950">
          <text:p/>
        </draw:connector>
        <draw:connector draw:style-name="gr111" draw:text-style-name="P18" draw:layer="layout" draw:type="curve" svg:x1="15.806cm" svg:y1="17.559cm" svg:x2="17.575cm" svg:y2="15.699cm" svg:d="m15806 17559c0-1393 1769-464 1769-1860" svg:viewBox="0 0 1770 1861">
          <text:p/>
        </draw:connector>
        <draw:connector draw:style-name="gr112" draw:text-style-name="P18" draw:layer="layout" draw:type="curve" svg:x1="7.32cm" svg:y1="16.003cm" svg:x2="10.068cm" svg:y2="17.559cm" svg:d="m7320 16003c0 1168 2748 391 2748 1556" svg:viewBox="0 0 2749 1557">
          <text:p/>
        </draw:connector>
        <presentation:notes draw:style-name="dp2">
          <draw:page-thumbnail draw:layer="layout" svg:width="13.758cm" svg:height="10.319cm" svg:x="2.487cm" svg:y="2.064cm" draw:page-number="20"/>
          <draw:frame presentation:style-name="pr8" draw:text-style-name="P2" draw:layer="layout" svg:width="13.741cm" svg:height="12.383cm" svg:x="2.496cm" svg:y="13.07cm" presentation:class="notes" presentation:user-transformed="true">
            <draw:text-box>
              <text:p text:style-name="P10"><text:span text:style-name="T6">Pour résumer, l'appel d'une méthode </text:span><text:span text:style-name="T21">m</text:span><text:span text:style-name="T6"> par le client sur un objet </text:span><text:span text:style-name="T21">R_objet1</text:span><text:span text:style-name="T6"> est réalisé par un appel de méthode local au </text:span><text:span text:style-name="T21">stub R_objet1</text:span><text:span text:style-name="T6">, qui envoie un message au </text:span><text:span text:style-name="T21">skeleton R_objet1</text:span><text:span text:style-name="T6">, qui réalise un appel local à la méthode </text:span><text:span text:style-name="T21">m</text:span><text:span text:style-name="T6"> de </text:span><text:span text:style-name="T21">R_objet1</text:span><text:span text:style-name="T6">.</text:span></text:p>
            </draw:text-box>
          </draw:frame>
        </presentation:notes>
      </draw:page>
      <draw:page draw:name="page21" draw:style-name="dp1" draw:master-page-name="Standard" presentation:presentation-page-layout-name="AL2T1">
        <office:forms form:automatic-focus="false" form:apply-design-mode="false"/>
        <draw:frame presentation:style-name="pr14" draw:text-style-name="P2" draw:layer="layout" svg:width="23.402cm" svg:height="3.175cm" svg:x="1.129cm" svg:y="0.635cm" presentation:class="title" presentation:user-transformed="true">
          <draw:text-box>
            <text:p text:style-name="P7"><text:span text:style-name="T6">Java RMI</text:span><text:span text:style-name="T6"><text:line-break/></text:span><text:span text:style-name="T38">Passage en paramètre d’un objet sérialisable</text:span></text:p>
          </draw:text-box>
        </draw:frame>
        <draw:g>
          <draw:ellipse draw:style-name="gr104" draw:text-style-name="P14" draw:layer="layout" svg:width="12.069cm" svg:height="12.806cm" svg:x="0.609cm" svg:y="5.68cm">
            <draw:glue-point draw:id="4" svg:x="5cm" svg:y="0cm"/>
            <draw:glue-point draw:id="5" svg:x="1.463cm" svg:y="1.462cm"/>
            <draw:glue-point draw:id="6" svg:x="0cm" svg:y="4.999cm"/>
            <draw:glue-point draw:id="7" svg:x="1.463cm" svg:y="8.536cm"/>
            <draw:glue-point draw:id="8" svg:x="5cm" svg:y="10cm"/>
            <draw:glue-point draw:id="9" svg:x="8.536cm" svg:y="8.536cm"/>
            <draw:glue-point draw:id="10" svg:x="10cm" svg:y="4.999cm"/>
            <draw:glue-point draw:id="11" svg:x="8.536cm" svg:y="1.462cm"/>
            <text:p/>
          </draw:ellipse>
          <draw:frame presentation:style-name="pr13" draw:text-style-name="P11" draw:layer="layout" svg:width="8.493cm" svg:height="9.012cm" svg:x="2.397cm" svg:y="7.577cm" presentation:class="outline" presentation:user-transformed="true">
            <draw:text-box>
              <text:p text:style-name="P38"><text:span text:style-name="T6">Java VM</text:span></text:p>
            </draw:text-box>
          </draw:frame>
        </draw:g>
        <draw:g>
          <draw:ellipse draw:style-name="gr113" draw:text-style-name="P14" draw:layer="layout" svg:width="12.074cm" svg:height="12.806cm" svg:x="13.07cm" svg:y="5.662cm">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text:p/>
          </draw:ellipse>
          <draw:frame presentation:style-name="pr13" draw:text-style-name="P11" draw:layer="layout" svg:width="8.498cm" svg:height="9.012cm" svg:x="14.858cm" svg:y="7.559cm" presentation:class="outline" presentation:user-transformed="true">
            <draw:text-box>
              <text:p text:style-name="P38"><text:span text:style-name="T39">Java VM</text:span></text:p>
            </draw:text-box>
          </draw:frame>
        </draw:g>
        <draw:g>
          <draw:ellipse draw:style-name="gr105" draw:text-style-name="P14" draw:layer="layout" svg:width="6.033cm" svg:height="3.179cm" svg:x="0.93cm" svg:y="10.513cm">
            <draw:glue-point draw:id="4" svg:x="5cm" svg:y="0cm"/>
            <draw:glue-point draw:id="5" svg:x="1.461cm" svg:y="1.462cm"/>
            <draw:glue-point draw:id="6" svg:x="0cm" svg:y="5cm"/>
            <draw:glue-point draw:id="7" svg:x="1.461cm" svg:y="8.534cm"/>
            <draw:glue-point draw:id="8" svg:x="5cm" svg:y="10cm"/>
            <draw:glue-point draw:id="9" svg:x="8.536cm" svg:y="8.534cm"/>
            <draw:glue-point draw:id="10" svg:x="10cm" svg:y="5cm"/>
            <draw:glue-point draw:id="11" svg:x="8.536cm" svg:y="1.462cm"/>
            <text:p/>
          </draw:ellipse>
          <draw:rect draw:style-name="gr114" draw:text-style-name="P17" draw:layer="layout" svg:width="4.247cm" svg:height="2.237cm" svg:x="1.823cm" svg:y="10.984cm">
            <text:p text:style-name="P15"><text:span text:style-name="T12">Client</text:span></text:p>
            <text:p text:style-name="P15"><text:span text:style-name="T10">R_objet1.m ( R_O2 )</text:span></text:p>
          </draw:rect>
        </draw:g>
        <draw:g>
          <draw:rect draw:style-name="gr105" draw:text-style-name="P14" draw:layer="layout" svg:width="3.492cm" svg:height="2.47cm" svg:x="4.789cm" svg:y="14.177cm">
            <text:p/>
          </draw:rect>
          <draw:rect draw:style-name="gr115" draw:text-style-name="P17" draw:layer="layout" svg:width="3.492cm" svg:height="2.47cm" svg:x="4.789cm" svg:y="14.177cm">
            <text:p text:style-name="P15"><text:span text:style-name="T12">Stub</text:span></text:p>
            <text:p text:style-name="P15"><text:span text:style-name="T12">objet1</text:span></text:p>
          </draw:rect>
        </draw:g>
        <draw:g>
          <draw:rect draw:style-name="gr105" draw:text-style-name="P14" draw:layer="layout" svg:width="3.572cm" svg:height="2.469cm" svg:x="17.379cm" svg:y="14.486cm">
            <text:p/>
          </draw:rect>
          <draw:rect draw:style-name="gr116" draw:text-style-name="P17" draw:layer="layout" svg:width="3.572cm" svg:height="2.469cm" svg:x="17.379cm" svg:y="14.486cm">
            <text:p text:style-name="P15"><text:span text:style-name="T12">Skeleton</text:span></text:p>
            <text:p text:style-name="P15"><text:span text:style-name="T12">objet1</text:span></text:p>
          </draw:rect>
        </draw:g>
        <draw:connector draw:style-name="gr112" draw:text-style-name="P18" draw:layer="layout" draw:type="curve" draw:line-skew="-0.487cm" svg:x1="3.881cm" svg:y1="13.727cm" svg:x2="4.789cm" svg:y2="15.412cm" svg:d="m3881 13727c-49 0-503 1685 908 1685" svg:viewBox="0 0 1017 1686">
          <text:p/>
        </draw:connector>
        <draw:connector draw:style-name="gr111" draw:text-style-name="P18" draw:layer="layout" draw:type="line" svg:x1="11.13cm" svg:y1="16.647cm" svg:x2="14.672cm" svg:y2="16.631cm" svg:d="m11130 16647 3542-16" svg:viewBox="0 0 3543 17">
          <text:p/>
        </draw:connector>
        <draw:connector draw:style-name="gr111" draw:text-style-name="P18" draw:layer="layout" draw:type="line" svg:x1="14.672cm" svg:y1="16.631cm" svg:x2="17.379cm" svg:y2="15.72cm" svg:d="m14672 16631 2707-911" svg:viewBox="0 0 2708 912">
          <text:p/>
        </draw:connector>
        <draw:connector draw:style-name="gr111" draw:text-style-name="P18" draw:layer="layout" draw:type="curve" svg:x1="19.165cm" svg:y1="14.486cm" svg:x2="16.287cm" svg:y2="12.48cm" svg:d="m19165 14486c0-1504-2878-502-2878-2006" svg:viewBox="0 0 2879 2007">
          <text:p/>
        </draw:connector>
        <draw:g>
          <draw:ellipse draw:style-name="gr105" draw:text-style-name="P14" draw:layer="layout" svg:width="5.323cm" svg:height="3.29cm" svg:x="13.626cm" svg:y="9.19cm">
            <draw:glue-point draw:id="4" svg:x="5cm" svg:y="0cm"/>
            <draw:glue-point draw:id="5" svg:x="1.461cm" svg:y="1.461cm"/>
            <draw:glue-point draw:id="6" svg:x="0cm" svg:y="4.998cm"/>
            <draw:glue-point draw:id="7" svg:x="1.461cm" svg:y="8.535cm"/>
            <draw:glue-point draw:id="8" svg:x="5cm" svg:y="10cm"/>
            <draw:glue-point draw:id="9" svg:x="8.536cm" svg:y="8.535cm"/>
            <draw:glue-point draw:id="10" svg:x="10cm" svg:y="4.998cm"/>
            <draw:glue-point draw:id="11" svg:x="8.536cm" svg:y="1.461cm"/>
            <text:p/>
          </draw:ellipse>
          <draw:rect draw:style-name="gr117" draw:text-style-name="P17" draw:layer="layout" svg:width="3.747cm" svg:height="2.316cm" svg:x="14.414cm" svg:y="9.677cm">
            <text:p text:style-name="P15"><text:span text:style-name="T12">objet1</text:span></text:p>
            <text:p text:style-name="P15"><text:span text:style-name="T10">m ( R_clone_O2 )</text:span></text:p>
          </draw:rect>
        </draw:g>
        <draw:rect draw:style-name="gr118" draw:text-style-name="P14" draw:layer="layout" svg:width="1.663cm" svg:height="0.802cm" svg:x="4.665cm" svg:y="12.224cm">
          <text:p/>
        </draw:rect>
        <draw:g>
          <draw:ellipse draw:style-name="gr105" draw:text-style-name="P14" draw:layer="layout" svg:width="2.633cm" svg:height="2.505cm" svg:x="8.281cm" svg:y="9.19cm">
            <draw:glue-point draw:id="4" svg:x="5cm" svg:y="0cm"/>
            <draw:glue-point draw:id="5" svg:x="1.461cm" svg:y="1.46cm"/>
            <draw:glue-point draw:id="6" svg:x="0cm" svg:y="5cm"/>
            <draw:glue-point draw:id="7" svg:x="1.461cm" svg:y="8.535cm"/>
            <draw:glue-point draw:id="8" svg:x="5cm" svg:y="10cm"/>
            <draw:glue-point draw:id="9" svg:x="8.534cm" svg:y="8.535cm"/>
            <draw:glue-point draw:id="10" svg:x="10cm" svg:y="5cm"/>
            <draw:glue-point draw:id="11" svg:x="8.534cm" svg:y="1.46cm"/>
            <text:p/>
          </draw:ellipse>
          <draw:rect draw:style-name="gr119" draw:text-style-name="P16" draw:layer="layout" svg:width="1.853cm" svg:height="1.763cm" svg:x="8.671cm" svg:y="9.561cm">
            <text:p text:style-name="P15"><text:span text:style-name="T12">O2</text:span></text:p>
          </draw:rect>
        </draw:g>
        <draw:connector draw:style-name="gr120" draw:text-style-name="P18" draw:layer="layout" draw:type="line" svg:x1="5.496cm" svg:y1="12.224cm" svg:x2="8.281cm" svg:y2="10.442cm" svg:d="m5496 12224 2785-1782" svg:viewBox="0 0 2786 1783">
          <text:p/>
        </draw:connector>
        <draw:g>
          <draw:ellipse draw:style-name="gr105" draw:text-style-name="P14" draw:layer="layout" svg:width="3.673cm" svg:height="2.505cm" svg:x="21.198cm" svg:y="11.187cm">
            <draw:glue-point draw:id="4" svg:x="5cm" svg:y="0cm"/>
            <draw:glue-point draw:id="5" svg:x="1.461cm" svg:y="1.46cm"/>
            <draw:glue-point draw:id="6" svg:x="0cm" svg:y="5cm"/>
            <draw:glue-point draw:id="7" svg:x="1.461cm" svg:y="8.535cm"/>
            <draw:glue-point draw:id="8" svg:x="5cm" svg:y="10cm"/>
            <draw:glue-point draw:id="9" svg:x="8.535cm" svg:y="8.535cm"/>
            <draw:glue-point draw:id="10" svg:x="10cm" svg:y="5cm"/>
            <draw:glue-point draw:id="11" svg:x="8.535cm" svg:y="1.46cm"/>
            <text:p/>
          </draw:ellipse>
          <draw:rect draw:style-name="gr121" draw:text-style-name="P17" draw:layer="layout" svg:width="2.585cm" svg:height="1.763cm" svg:x="21.742cm" svg:y="11.558cm">
            <text:p text:style-name="P15"><text:span text:style-name="T12">clone_O2</text:span></text:p>
          </draw:rect>
        </draw:g>
        <draw:connector draw:style-name="gr120" draw:text-style-name="P18" draw:layer="layout" draw:type="line" svg:x1="16.651cm" svg:y1="11.748cm" svg:x2="21.198cm" svg:y2="12.439cm" svg:d="m16651 11748 4547 691" svg:viewBox="0 0 4548 692">
          <text:p/>
        </draw:connector>
        <draw:rect draw:style-name="gr118" draw:text-style-name="P14" draw:layer="layout" svg:width="2.099cm" svg:height="0.79cm" svg:x="15.602cm" svg:y="10.958cm">
          <text:p/>
        </draw:rect>
        <draw:connector draw:style-name="gr111" draw:text-style-name="P18" draw:layer="layout" draw:type="line" svg:x1="8.281cm" svg:y1="15.447cm" svg:x2="11.13cm" svg:y2="16.647cm" svg:d="m8281 15447 2849 1200" svg:viewBox="0 0 2850 1201">
          <text:p/>
        </draw:connector>
        <presentation:notes draw:style-name="dp2">
          <draw:page-thumbnail draw:layer="layout" svg:width="13.758cm" svg:height="10.319cm" svg:x="2.487cm" svg:y="2.064cm" draw:page-number="21"/>
          <draw:frame presentation:style-name="pr8" draw:text-style-name="P2" draw:layer="layout" svg:width="13.741cm" svg:height="12.383cm" svg:x="2.496cm" svg:y="13.07cm" presentation:class="notes" presentation:user-transformed="true">
            <draw:text-box>
              <text:p text:style-name="P10"><text:span text:style-name="T6">Le passage d'une référence en paramètre peut se faire par copie ou par référence.</text:span></text:p>
              <text:p text:style-name="P10"><text:span text:style-name="T6">Si la classe de l'objet passé en paramètre (</text:span><text:span text:style-name="T21">O2</text:span><text:span text:style-name="T6">) implante l'interface </text:span><text:span text:style-name="T21">Serializable</text:span><text:span text:style-name="T6">, un clone de l'objet est créé sur la machine serveur. </text:span></text:p>
            </draw:text-box>
          </draw:frame>
        </presentation:notes>
      </draw:page>
      <draw:page draw:name="page22" draw:style-name="dp1" draw:master-page-name="Standard" presentation:presentation-page-layout-name="AL2T1">
        <office:forms form:automatic-focus="false" form:apply-design-mode="false"/>
        <draw:frame presentation:style-name="pr14" draw:text-style-name="P2" draw:layer="layout" svg:width="21.59cm" svg:height="3.175cm" svg:x="1.129cm" svg:y="0.635cm" presentation:class="title" presentation:user-transformed="true">
          <draw:text-box>
            <text:p text:style-name="P7"><text:span text:style-name="T6">Java RMI</text:span><text:span text:style-name="T6"><text:line-break/></text:span><text:span text:style-name="T38">Passage en paramètre d’un objet remote</text:span></text:p>
          </draw:text-box>
        </draw:frame>
        <draw:g>
          <draw:ellipse draw:style-name="gr104" draw:text-style-name="P14" draw:layer="layout" svg:width="12.069cm" svg:height="12.806cm" svg:x="0.609cm" svg:y="5.68cm">
            <draw:glue-point draw:id="4" svg:x="5cm" svg:y="0cm"/>
            <draw:glue-point draw:id="5" svg:x="1.463cm" svg:y="1.462cm"/>
            <draw:glue-point draw:id="6" svg:x="0cm" svg:y="4.999cm"/>
            <draw:glue-point draw:id="7" svg:x="1.463cm" svg:y="8.536cm"/>
            <draw:glue-point draw:id="8" svg:x="5cm" svg:y="10cm"/>
            <draw:glue-point draw:id="9" svg:x="8.536cm" svg:y="8.536cm"/>
            <draw:glue-point draw:id="10" svg:x="10cm" svg:y="4.999cm"/>
            <draw:glue-point draw:id="11" svg:x="8.536cm" svg:y="1.462cm"/>
            <text:p/>
          </draw:ellipse>
          <draw:frame presentation:style-name="pr13" draw:text-style-name="P11" draw:layer="layout" svg:width="8.493cm" svg:height="9.012cm" svg:x="2.397cm" svg:y="7.577cm" presentation:class="outline" presentation:user-transformed="true">
            <draw:text-box>
              <text:p text:style-name="P38"><text:span text:style-name="T6">Java VM</text:span></text:p>
            </draw:text-box>
          </draw:frame>
        </draw:g>
        <draw:g>
          <draw:ellipse draw:style-name="gr104" draw:text-style-name="P14" draw:layer="layout" svg:width="12.074cm" svg:height="12.806cm" svg:x="13.07cm" svg:y="5.662cm">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text:p/>
          </draw:ellipse>
          <draw:frame presentation:style-name="pr13" draw:text-style-name="P11" draw:layer="layout" svg:width="8.498cm" svg:height="9.012cm" svg:x="14.858cm" svg:y="7.559cm" presentation:class="outline" presentation:user-transformed="true">
            <draw:text-box>
              <text:p text:style-name="P38"><text:span text:style-name="T39">Java VM</text:span></text:p>
            </draw:text-box>
          </draw:frame>
        </draw:g>
        <draw:g>
          <draw:ellipse draw:style-name="gr105" draw:text-style-name="P14" draw:layer="layout" svg:width="6.033cm" svg:height="3.179cm" svg:x="0.93cm" svg:y="10.513cm">
            <draw:glue-point draw:id="4" svg:x="5cm" svg:y="0cm"/>
            <draw:glue-point draw:id="5" svg:x="1.461cm" svg:y="1.462cm"/>
            <draw:glue-point draw:id="6" svg:x="0cm" svg:y="5cm"/>
            <draw:glue-point draw:id="7" svg:x="1.461cm" svg:y="8.534cm"/>
            <draw:glue-point draw:id="8" svg:x="5cm" svg:y="10cm"/>
            <draw:glue-point draw:id="9" svg:x="8.536cm" svg:y="8.534cm"/>
            <draw:glue-point draw:id="10" svg:x="10cm" svg:y="5cm"/>
            <draw:glue-point draw:id="11" svg:x="8.536cm" svg:y="1.462cm"/>
            <text:p/>
          </draw:ellipse>
          <draw:rect draw:style-name="gr122" draw:text-style-name="P17" draw:layer="layout" svg:width="4.247cm" svg:height="2.237cm" svg:x="1.823cm" svg:y="10.984cm">
            <text:p text:style-name="P15"><text:span text:style-name="T12">Client</text:span></text:p>
            <text:p text:style-name="P15"><text:span text:style-name="T10">R_objet1.m ( R_O2 )</text:span></text:p>
          </draw:rect>
        </draw:g>
        <draw:g>
          <draw:rect draw:style-name="gr105" draw:text-style-name="P14" draw:layer="layout" svg:width="3.492cm" svg:height="2.47cm" svg:x="4.789cm" svg:y="14.177cm">
            <text:p/>
          </draw:rect>
          <draw:rect draw:style-name="gr123" draw:text-style-name="P17" draw:layer="layout" svg:width="3.492cm" svg:height="2.47cm" svg:x="4.789cm" svg:y="14.177cm">
            <text:p text:style-name="P15"><text:span text:style-name="T12">Stub</text:span></text:p>
            <text:p text:style-name="P15"><text:span text:style-name="T12">objet1</text:span></text:p>
          </draw:rect>
        </draw:g>
        <draw:g>
          <draw:rect draw:style-name="gr105" draw:text-style-name="P14" draw:layer="layout" svg:width="3.572cm" svg:height="2.469cm" svg:x="17.379cm" svg:y="14.486cm">
            <text:p/>
          </draw:rect>
          <draw:rect draw:style-name="gr124" draw:text-style-name="P17" draw:layer="layout" svg:width="3.572cm" svg:height="2.469cm" svg:x="17.379cm" svg:y="14.486cm">
            <text:p text:style-name="P15"><text:span text:style-name="T12">Skeleton</text:span></text:p>
            <text:p text:style-name="P15"><text:span text:style-name="T12">objet1</text:span></text:p>
          </draw:rect>
        </draw:g>
        <draw:connector draw:style-name="gr112" draw:text-style-name="P18" draw:layer="layout" draw:type="curve" draw:line-skew="-0.555cm" svg:x1="3.881cm" svg:y1="13.727cm" svg:x2="4.789cm" svg:y2="15.412cm" svg:d="m3881 13727c-151 0-605 1685 908 1685" svg:viewBox="0 0 1091 1686">
          <text:p/>
        </draw:connector>
        <draw:connector draw:style-name="gr111" draw:text-style-name="P18" draw:layer="layout" draw:type="line" svg:x1="11.135cm" svg:y1="16.647cm" svg:x2="14.672cm" svg:y2="16.631cm" svg:d="m11135 16647 3537-16" svg:viewBox="0 0 3538 17">
          <text:p/>
        </draw:connector>
        <draw:connector draw:style-name="gr111" draw:text-style-name="P18" draw:layer="layout" draw:type="line" svg:x1="14.672cm" svg:y1="16.631cm" svg:x2="17.379cm" svg:y2="15.72cm" svg:d="m14672 16631 2707-911" svg:viewBox="0 0 2708 912">
          <text:p/>
        </draw:connector>
        <draw:connector draw:style-name="gr111" draw:text-style-name="P18" draw:layer="layout" draw:type="curve" svg:x1="19.257cm" svg:y1="14.486cm" svg:x2="16.287cm" svg:y2="12.48cm" svg:d="m19257 14486c0-1503-2970-500-2970-2006" svg:viewBox="0 0 2971 2007">
          <text:p/>
        </draw:connector>
        <draw:g>
          <draw:ellipse draw:style-name="gr105" draw:text-style-name="P14" draw:layer="layout" svg:width="5.323cm" svg:height="3.29cm" svg:x="13.626cm" svg:y="9.19cm">
            <draw:glue-point draw:id="4" svg:x="5cm" svg:y="0cm"/>
            <draw:glue-point draw:id="5" svg:x="1.461cm" svg:y="1.461cm"/>
            <draw:glue-point draw:id="6" svg:x="0cm" svg:y="4.998cm"/>
            <draw:glue-point draw:id="7" svg:x="1.461cm" svg:y="8.535cm"/>
            <draw:glue-point draw:id="8" svg:x="5cm" svg:y="10cm"/>
            <draw:glue-point draw:id="9" svg:x="8.536cm" svg:y="8.535cm"/>
            <draw:glue-point draw:id="10" svg:x="10cm" svg:y="4.998cm"/>
            <draw:glue-point draw:id="11" svg:x="8.536cm" svg:y="1.461cm"/>
            <text:p/>
          </draw:ellipse>
          <draw:rect draw:style-name="gr125" draw:text-style-name="P17" draw:layer="layout" svg:width="3.747cm" svg:height="2.316cm" svg:x="14.414cm" svg:y="9.677cm">
            <text:p text:style-name="P15"><text:span text:style-name="T12">objet1</text:span></text:p>
            <text:p text:style-name="P15"><text:span text:style-name="T10">m ( R_O2 )</text:span></text:p>
          </draw:rect>
        </draw:g>
        <draw:rect draw:style-name="gr118" draw:text-style-name="P14" draw:layer="layout" svg:width="1.667cm" svg:height="0.802cm" svg:x="4.665cm" svg:y="12.224cm">
          <text:p/>
        </draw:rect>
        <draw:g>
          <draw:rect draw:style-name="gr105" draw:text-style-name="P14" draw:layer="layout" svg:width="2.628cm" svg:height="2.505cm" svg:x="8.286cm" svg:y="9.19cm">
            <text:p/>
          </draw:rect>
          <draw:rect draw:style-name="gr126" draw:text-style-name="P17" draw:layer="layout" svg:width="2.628cm" svg:height="2.505cm" svg:x="8.286cm" svg:y="9.19cm">
            <text:p text:style-name="P15"><text:span text:style-name="T12">Stub</text:span></text:p>
            <text:p text:style-name="P15"><text:span text:style-name="T12">O2</text:span></text:p>
          </draw:rect>
        </draw:g>
        <draw:connector draw:style-name="gr120" draw:text-style-name="P18" draw:layer="layout" draw:type="line" svg:x1="5.498cm" svg:y1="12.224cm" svg:x2="8.286cm" svg:y2="10.442cm" svg:d="m5498 12224 2788-1782" svg:viewBox="0 0 2789 1783">
          <text:p/>
        </draw:connector>
        <draw:connector draw:style-name="gr120" draw:text-style-name="P18" draw:layer="layout" draw:type="line" svg:x1="9.6cm" svg:y1="9.19cm" svg:x2="10.914cm" svg:y2="7.554cm" svg:d="m9600 9190 1314-1636" svg:viewBox="0 0 1315 1637">
          <text:p/>
        </draw:connector>
        <draw:connector draw:style-name="gr120" draw:text-style-name="P18" draw:layer="layout" draw:type="line" svg:x1="10.914cm" svg:y1="7.554cm" svg:x2="21.718cm" svg:y2="2.536cm" svg:d="m10914 7554 10804-5018" svg:viewBox="0 0 10805 5019">
          <text:p/>
        </draw:connector>
        <draw:g>
          <draw:ellipse draw:style-name="gr127" draw:text-style-name="P14" draw:layer="layout" svg:width="3.518cm" svg:height="2.227cm" svg:x="21.198cm" svg:y="0.635cm">
            <draw:glue-point draw:id="4" svg:x="4.998cm" svg:y="0.004cm"/>
            <draw:glue-point draw:id="5" svg:x="1.46cm" svg:y="1.462cm"/>
            <draw:glue-point draw:id="6" svg:x="0cm" svg:y="5.002cm"/>
            <draw:glue-point draw:id="7" svg:x="1.46cm" svg:y="8.537cm"/>
            <draw:glue-point draw:id="8" svg:x="4.998cm" svg:y="10cm"/>
            <draw:glue-point draw:id="9" svg:x="8.536cm" svg:y="8.537cm"/>
            <draw:glue-point draw:id="10" svg:x="9.997cm" svg:y="5.002cm"/>
            <draw:glue-point draw:id="11" svg:x="8.536cm" svg:y="1.462cm"/>
            <text:p/>
          </draw:ellipse>
          <draw:rect draw:style-name="gr128" draw:text-style-name="P17" draw:layer="layout" svg:width="2.476cm" svg:height="1.567cm" svg:x="21.719cm" svg:y="0.965cm">
            <text:p text:style-name="P15"><text:span text:style-name="T12">O2</text:span></text:p>
          </draw:rect>
        </draw:g>
        <draw:g>
          <draw:rect draw:style-name="gr105" draw:text-style-name="P14" draw:layer="layout" svg:width="2.628cm" svg:height="2.505cm" svg:x="21.202cm" svg:y="11.187cm">
            <text:p/>
          </draw:rect>
          <draw:rect draw:style-name="gr129" draw:text-style-name="P17" draw:layer="layout" svg:width="2.628cm" svg:height="2.505cm" svg:x="21.202cm" svg:y="11.187cm">
            <text:p text:style-name="P15"><text:span text:style-name="T12">Stub</text:span></text:p>
            <text:p text:style-name="P15"><text:span text:style-name="T12">O2</text:span></text:p>
          </draw:rect>
        </draw:g>
        <draw:connector draw:style-name="gr120" draw:text-style-name="P18" draw:layer="layout" draw:type="line" svg:x1="17.701cm" svg:y1="11.353cm" svg:x2="21.202cm" svg:y2="12.439cm" svg:d="m17701 11353 3501 1086" svg:viewBox="0 0 3502 1087">
          <text:p/>
        </draw:connector>
        <draw:connector draw:style-name="gr120" draw:text-style-name="P18" draw:layer="layout" draw:type="line" svg:x1="22.516cm" svg:y1="11.187cm" svg:x2="23.38cm" svg:y2="7.483cm" svg:d="m22516 11187 864-3704" svg:viewBox="0 0 865 3705">
          <text:p/>
        </draw:connector>
        <draw:connector draw:style-name="gr120" draw:text-style-name="P18" draw:layer="layout" draw:type="line" svg:x1="23.38cm" svg:y1="7.483cm" svg:x2="22.957cm" svg:y2="2.862cm" svg:d="m23380 7483-423-4621" svg:viewBox="0 0 424 4622">
          <text:p/>
        </draw:connector>
        <draw:rect draw:style-name="gr118" draw:text-style-name="P14" draw:layer="layout" svg:width="2.099cm" svg:height="0.79cm" svg:x="15.602cm" svg:y="10.958cm">
          <text:p/>
        </draw:rect>
        <draw:connector draw:style-name="gr112" draw:text-style-name="P18" draw:layer="layout" draw:type="line" svg:x1="8.286cm" svg:y1="15.447cm" svg:x2="11.135cm" svg:y2="16.647cm" svg:d="m8286 15447 2849 1200" svg:viewBox="0 0 2850 1201">
          <text:p/>
        </draw:connector>
        <draw:ellipse draw:style-name="gr130" draw:text-style-name="P14" draw:layer="layout" svg:width="4.055cm" svg:height="1.855cm" svg:x="21.033cm" svg:y="0.829cm">
          <text:p/>
        </draw:ellipse>
        <presentation:notes draw:style-name="dp2">
          <draw:page-thumbnail draw:layer="layout" svg:width="13.758cm" svg:height="10.319cm" svg:x="2.487cm" svg:y="2.064cm" draw:page-number="22"/>
          <draw:frame presentation:style-name="pr8" draw:text-style-name="P2" draw:layer="layout" svg:width="13.741cm" svg:height="12.383cm" svg:x="2.496cm" svg:y="13.07cm" presentation:class="notes" presentation:user-transformed="true">
            <draw:text-box>
              <text:p text:style-name="P10"><text:span text:style-name="T6">le passage de la référence R_O2 est implanté par copie du stub (</text:span><text:span text:style-name="T21">Stub R_O2</text:span><text:span text:style-name="T6">) sur la machine du serveur, afin d'obtenir une référence distante à l'objet </text:span><text:span text:style-name="T21">O2</text:span><text:span text:style-name="T6"> sur cette machine.</text:span></text:p>
              <text:p text:style-name="P10"><text:span text:style-name="T6">Les stub sont donc des objets sérialisables.</text:span></text:p>
              <text:p text:style-name="P10"><text:span text:style-name="T6"/></text:p>
              <text:p text:style-name="P10"><text:span text:style-name="T6">Notons qu'une référence passée en paramètre d'une méthode distante doit implanter au moins une de ces interfaces : </text:span><text:span text:style-name="T21">Remote</text:span><text:span text:style-name="T6">, </text:span><text:span text:style-name="T21">Serializable</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808000" draw:end-color="#c0c082" draw:start-intensity="100%" draw:end-intensity="100%" draw:angle="0" draw:border="0%"/>
    <draw:gradient draw:name="Gradient_20_11" draw:display-name="Gradient 11" draw:style="linear" draw:start-color="#f6f6f6" draw:end-color="#eaeaea" draw:start-intensity="100%" draw:end-intensity="100%" draw:angle="0" draw:border="0%"/>
    <draw:gradient draw:name="Gradient_20_12" draw:display-name="Gradient 12" draw:style="linear" draw:start-color="#ececec" draw:end-color="#cbcbcb" draw:start-intensity="100%" draw:end-intensity="100%" draw:angle="0" draw:border="0%"/>
    <draw:gradient draw:name="Gradient_20_13" draw:display-name="Gradient 13" draw:style="linear" draw:start-color="#fefefe" draw:end-color="#cbcbcb" draw:start-intensity="100%" draw:end-intensity="100%" draw:angle="0" draw:border="0%"/>
    <draw:gradient draw:name="Gradient_20_14" draw:display-name="Gradient 14" draw:style="linear" draw:start-color="#f9f9f9" draw:end-color="#cbcbcb" draw:start-intensity="100%" draw:end-intensity="100%" draw:angle="0" draw:border="0%"/>
    <draw:gradient draw:name="Gradient_20_15" draw:display-name="Gradient 15" draw:style="linear" draw:start-color="#c0c0c0" draw:end-color="#eeeeee" draw:start-intensity="100%" draw:end-intensity="100%" draw:angle="0" draw:border="0%"/>
    <draw:gradient draw:name="Gradient_20_16" draw:display-name="Gradient 16" draw:style="axial" draw:start-color="#fefefe" draw:end-color="#ffffff" draw:start-intensity="100%" draw:end-intensity="100%" draw:angle="0" draw:border="0%"/>
    <draw:gradient draw:name="Gradient_20_7" draw:display-name="Gradient 7" draw:style="linear" draw:start-color="#e2d5c7" draw:end-color="#996633" draw:start-intensity="100%" draw:end-intensity="100%" draw:angle="0" draw:border="0%"/>
    <draw:gradient draw:name="Gradient_20_8" draw:display-name="Gradient 8" draw:style="linear" draw:start-color="#996633" draw:end-color="#e2d5c7" draw:start-intensity="100%" draw:end-intensity="100%" draw:angle="0" draw:border="0%"/>
    <draw:gradient draw:name="Gradient_20_9" draw:display-name="Gradient 9" draw:style="linear" draw:start-color="#996633" draw:end-color="#d2bda7" draw:start-intensity="100%" draw:end-intensity="100%" draw:angle="0" draw:border="0%"/>
    <draw:marker draw:name="Arrow" svg:viewBox="0 0 20 30" svg:d="m10 0-10 30h20z"/>
    <draw:marker draw:name="Extrémité_20_de_20_ligne_20_1" draw:display-name="Extrémité de ligne 1" svg:viewBox="0 0 210 210" svg:d="m105 0 105 210h-210z"/>
    <draw:marker draw:name="Extrémité_20_de_20_ligne_20_10" draw:display-name="Extrémité de ligne 10" svg:viewBox="0 0 210 210" svg:d="m105 0 105 210h-210z"/>
    <draw:marker draw:name="Extrémité_20_de_20_ligne_20_11" draw:display-name="Extrémité de ligne 11" svg:viewBox="0 0 210 210" svg:d="m105 0 105 210h-210z"/>
    <draw:marker draw:name="Extrémité_20_de_20_ligne_20_12" draw:display-name="Extrémité de ligne 12" svg:viewBox="0 0 210 210" svg:d="m105 0 105 210h-210z"/>
    <draw:marker draw:name="Extrémité_20_de_20_ligne_20_13" draw:display-name="Extrémité de ligne 13" svg:viewBox="0 0 210 210" svg:d="m105 0 105 210h-210z"/>
    <draw:marker draw:name="Extrémité_20_de_20_ligne_20_14" draw:display-name="Extrémité de ligne 14" svg:viewBox="0 0 210 210" svg:d="m105 0 105 210h-210z"/>
    <draw:marker draw:name="Extrémité_20_de_20_ligne_20_15" draw:display-name="Extrémité de ligne 15" svg:viewBox="0 0 210 210" svg:d="m105 0 105 210h-210z"/>
    <draw:marker draw:name="Extrémité_20_de_20_ligne_20_16" draw:display-name="Extrémité de ligne 16" svg:viewBox="0 0 210 210" svg:d="m105 0 105 210h-210z"/>
    <draw:marker draw:name="Extrémité_20_de_20_ligne_20_17" draw:display-name="Extrémité de ligne 17" svg:viewBox="0 0 636 636" svg:d="m318 0 318 636h-636z"/>
    <draw:marker draw:name="Extrémité_20_de_20_ligne_20_18" draw:display-name="Extrémité de ligne 18" svg:viewBox="0 0 210 210" svg:d="m105 0 105 210h-210z"/>
    <draw:marker draw:name="Extrémité_20_de_20_ligne_20_19" draw:display-name="Extrémité de ligne 19" svg:viewBox="0 0 636 636" svg:d="m318 0 318 636h-636z"/>
    <draw:marker draw:name="Extrémité_20_de_20_ligne_20_2" draw:display-name="Extrémité de ligne 2" svg:viewBox="0 0 210 210" svg:d="m105 0 105 210h-210z"/>
    <draw:marker draw:name="Extrémité_20_de_20_ligne_20_20" draw:display-name="Extrémité de ligne 20" svg:viewBox="0 0 636 636" svg:d="m318 0 318 636h-636z"/>
    <draw:marker draw:name="Extrémité_20_de_20_ligne_20_21" draw:display-name="Extrémité de ligne 21" svg:viewBox="0 0 636 636" svg:d="m318 0 318 636h-636z"/>
    <draw:marker draw:name="Extrémité_20_de_20_ligne_20_22" draw:display-name="Extrémité de ligne 22" svg:viewBox="0 0 636 636" svg:d="m318 0 318 636h-636z"/>
    <draw:marker draw:name="Extrémité_20_de_20_ligne_20_23" draw:display-name="Extrémité de ligne 23" svg:viewBox="0 0 636 636" svg:d="m318 0 318 636h-636z"/>
    <draw:marker draw:name="Extrémité_20_de_20_ligne_20_24" draw:display-name="Extrémité de ligne 24" svg:viewBox="0 0 636 636" svg:d="m318 0 318 636h-636z"/>
    <draw:marker draw:name="Extrémité_20_de_20_ligne_20_25" draw:display-name="Extrémité de ligne 25" svg:viewBox="0 0 636 636" svg:d="m318 0 318 636h-636z"/>
    <draw:marker draw:name="Extrémité_20_de_20_ligne_20_26" draw:display-name="Extrémité de ligne 26" svg:viewBox="0 0 423 423" svg:d="m211 0 212 423h-423z"/>
    <draw:marker draw:name="Extrémité_20_de_20_ligne_20_27" draw:display-name="Extrémité de ligne 27" svg:viewBox="0 0 423 423" svg:d="m211 0 212 423h-423z"/>
    <draw:marker draw:name="Extrémité_20_de_20_ligne_20_28" draw:display-name="Extrémité de ligne 28" svg:viewBox="0 0 423 423" svg:d="m211 0 212 423h-423z"/>
    <draw:marker draw:name="Extrémité_20_de_20_ligne_20_29" draw:display-name="Extrémité de ligne 29" svg:viewBox="0 0 423 423" svg:d="m211 0 212 423h-423z"/>
    <draw:marker draw:name="Extrémité_20_de_20_ligne_20_3" draw:display-name="Extrémité de ligne 3" svg:viewBox="0 0 210 210" svg:d="m105 0 105 210h-210z"/>
    <draw:marker draw:name="Extrémité_20_de_20_ligne_20_30" draw:display-name="Extrémité de ligne 30" svg:viewBox="0 0 423 705" svg:d="m211 0 212 705-212-282-211 282z"/>
    <draw:marker draw:name="Extrémité_20_de_20_ligne_20_4" draw:display-name="Extrémité de ligne 4" svg:viewBox="0 0 210 210" svg:d="m105 0 105 210h-210z"/>
    <draw:marker draw:name="Extrémité_20_de_20_ligne_20_5" draw:display-name="Extrémité de ligne 5" svg:viewBox="0 0 210 210" svg:d="m105 0 105 210h-210z"/>
    <draw:marker draw:name="Extrémité_20_de_20_ligne_20_6" draw:display-name="Extrémité de ligne 6" svg:viewBox="0 0 210 210" svg:d="m105 0 105 210h-210z"/>
    <draw:marker draw:name="Extrémité_20_de_20_ligne_20_7" draw:display-name="Extrémité de ligne 7" svg:viewBox="0 0 210 210" svg:d="m105 0 105 210h-210z"/>
    <draw:marker draw:name="Extrémité_20_de_20_ligne_20_8" draw:display-name="Extrémité de ligne 8" svg:viewBox="0 0 210 210" svg:d="m105 0 105 210h-210z"/>
    <draw:marker draw:name="Extrémité_20_de_20_ligne_20_9" draw:display-name="Extrémité de ligne 9" svg:viewBox="0 0 210 210" svg:d="m105 0 105 210h-210z"/>
    <draw:marker draw:name="msArrowEnd_20_5" draw:display-name="msArrowEnd 5" svg:viewBox="0 0 318 318" svg:d="m159 0 159 318h-318z"/>
    <draw:marker draw:name="msArrowStealthEnd_20_5" draw:display-name="msArrowStealthEnd 5" svg:viewBox="0 0 318 318" svg:d="m159 0 159 318-159-128-159 128z"/>
    <draw:stroke-dash draw:name="Dash_20_1" draw:display-name="Dash 1" draw:style="rect" draw:dots1="1" draw:dots1-length="0.105cm" draw:distance="0.105cm"/>
    <draw:stroke-dash draw:name="Dash_20_2" draw:display-name="Dash 2" draw:style="rect" draw:dots2="1" draw:dots2-length="0.423cm" draw:distance="0.317cm"/>
    <draw:stroke-dash draw:name="Dash_20_3" draw:display-name="Dash 3" draw:style="rect" draw:dots1="1" draw:dots1-length="0.211cm" draw:distance="0.211cm"/>
    <draw:stroke-dash draw:name="Dash_20_4" draw:display-name="Dash 4" draw:style="rect" draw:dots1="1" draw:dots1-length="0.141cm" draw:distance="0.141cm"/>
    <draw:stroke-dash draw:name="Dash_20_5" draw:display-name="Dash 5" draw:style="rect" draw:dots2="1" draw:dots2-length="0.564cm" draw:distance="0.423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0000" fo:font-size="125%"/>
          </text:list-level-style-bullet>
          <text:list-level-style-bullet text:level="2" text:bullet-char="">
            <style:list-level-properties text:space-before="1.27cm" text:min-label-width="0.793cm"/>
            <style:text-properties fo:font-family="Wingdings" style:font-pitch="variable" style:font-charset="x-symbol" fo:color="#5e574e" fo:font-size="100%"/>
          </text:list-level-style-bullet>
          <text:list-level-style-bullet text:level="3" text:bullet-char="•">
            <style:list-level-properties text:space-before="2.54cm" text:min-label-width="0.635cm"/>
            <style:text-properties fo:font-family="Tahoma" style:font-family-generic="swiss" style:font-pitch="variable" fo:color="#996633" fo:font-size="100%"/>
          </text:list-level-style-bullet>
          <text:list-level-style-bullet text:level="4" text:bullet-char="•">
            <style:list-level-properties text:space-before="3.81cm" text:min-label-width="0.635cm"/>
            <style:text-properties fo:font-family="Tahoma" style:font-family-generic="swiss" style:font-pitch="variable" fo:color="#ffcc00" fo:font-size="100%"/>
          </text:list-level-style-bullet>
          <text:list-level-style-bullet text:level="5" text:bullet-char="–">
            <style:list-level-properties text:space-before="5.08cm" text:min-label-width="0.635cm"/>
            <style:text-properties fo:font-family="Tahoma" style:font-family-generic="swiss" style:font-pitch="variable" fo:color="#ffcc00" fo:font-size="100%"/>
          </text:list-level-style-bullet>
          <text:list-level-style-bullet text:level="6" text:bullet-char="–">
            <style:list-level-properties text:space-before="5.08cm" text:min-label-width="0.635cm"/>
            <style:text-properties fo:font-family="Tahoma" style:font-family-generic="swiss" style:font-pitch="variable" fo:color="#ffcc00" fo:font-size="100%"/>
          </text:list-level-style-bullet>
          <text:list-level-style-bullet text:level="7" text:bullet-char="–">
            <style:list-level-properties text:space-before="5.08cm" text:min-label-width="0.635cm"/>
            <style:text-properties fo:font-family="Tahoma" style:font-family-generic="swiss" style:font-pitch="variable" fo:color="#ffcc00" fo:font-size="100%"/>
          </text:list-level-style-bullet>
          <text:list-level-style-bullet text:level="8" text:bullet-char="–">
            <style:list-level-properties text:space-before="5.08cm" text:min-label-width="0.635cm"/>
            <style:text-properties fo:font-family="Tahoma"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99%"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Standard-outline2" style:family="presentation" style:parent-style-name="Standard-outline1">
      <style:paragraph-properties fo:margin-left="0cm" fo:margin-right="0cm" fo:margin-top="0.176cm" fo:margin-bottom="0cm" fo:line-height="99%"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Standard-outline3" style:family="presentation" style:parent-style-name="Standard-outline2">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4" style:family="presentation" style:parent-style-name="Standard-outline3">
      <style:paragraph-properties fo:margin-left="0cm" fo:margin-right="0cm" fo:margin-top="0.158cm" fo:margin-bottom="0cm" fo:line-height="99%"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125%"/>
          </text:list-level-style-bullet>
          <text:list-level-style-bullet text:level="2" text:bullet-char="">
            <style:list-level-properties text:space-before="1.27cm"/>
            <style:text-properties fo:font-family="Wingdings" style:font-pitch="variable" style:font-charset="x-symbol" fo:color="#5e574e" fo:font-size="100%"/>
          </text:list-level-style-bullet>
          <text:list-level-style-bullet text:level="3" text:bullet-char="•">
            <style:list-level-properties text:space-before="2.54cm"/>
            <style:text-properties fo:font-family="Tahoma" style:font-family-generic="swiss" style:font-pitch="variable" fo:color="#996633" fo:font-size="100%"/>
          </text:list-level-style-bullet>
          <text:list-level-style-bullet text:level="4" text:bullet-char="•">
            <style:list-level-properties text:space-before="3.81cm"/>
            <style:text-properties fo:font-family="Tahoma" style:font-family-generic="swiss" style:font-pitch="variable" fo:color="#ffcc00" fo:font-size="100%"/>
          </text:list-level-style-bullet>
          <text:list-level-style-bullet text:level="5" text:bullet-char="–">
            <style:list-level-properties text:space-before="5.08cm"/>
            <style:text-properties fo:font-family="Tahoma" style:font-family-generic="swiss" style:font-pitch="variable" fo:color="#ffcc00" fo:font-size="100%"/>
          </text:list-level-style-bullet>
          <text:list-level-style-bullet text:level="6" text:bullet-char="–">
            <style:list-level-properties text:space-before="5.08cm"/>
            <style:text-properties fo:font-family="Tahoma" style:font-family-generic="swiss" style:font-pitch="variable" fo:color="#ffcc00" fo:font-size="100%"/>
          </text:list-level-style-bullet>
          <text:list-level-style-bullet text:level="7" text:bullet-char="–">
            <style:list-level-properties text:space-before="5.08cm"/>
            <style:text-properties fo:font-family="Tahoma" style:font-family-generic="swiss" style:font-pitch="variable" fo:color="#ffcc00" fo:font-size="100%"/>
          </text:list-level-style-bullet>
          <text:list-level-style-bullet text:level="8" text:bullet-char="–">
            <style:list-level-properties text:space-before="5.08cm"/>
            <style:text-properties fo:font-family="Tahoma" style:font-family-generic="swiss" style:font-pitch="variable" fo:color="#ffcc00" fo:font-size="100%"/>
          </text:list-level-style-bullet>
          <text:list-level-style-bullet text:level="9" text:bullet-char="–">
            <style:list-level-properties text:space-before="5.08cm"/>
            <style:text-properties fo:font-family="Tahoma" style:font-family-generic="swiss" style:font-pitch="variable"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8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Blac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Lucida Sans Unicode'" style:font-pitch-asian="variable" style:font-size-asian="36pt" style:font-style-asian="normal" style:font-weight-asian="normal" style:font-family-complex="Tahoma" style:font-pitch-complex="variable" style:font-size-complex="36pt" style:font-style-complex="normal" style:font-weight-complex="normal" style:font-relief="none"/>
    </style:style>
    <style:style style:name="Titre1-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min-label-width="0.952cm"/>
            <style:text-properties fo:font-family="Wingdings" style:font-pitch="variable" style:font-charset="x-symbol" fo:color="#000000" fo:font-size="125%"/>
          </text:list-level-style-bullet>
          <text:list-level-style-bullet text:level="2" text:bullet-char="">
            <style:list-level-properties text:space-before="1.27cm" text:min-label-width="0.793cm"/>
            <style:text-properties fo:font-family="Wingdings" style:font-pitch="variable" style:font-charset="x-symbol" fo:color="#5e574e" fo:font-size="100%"/>
          </text:list-level-style-bullet>
          <text:list-level-style-bullet text:level="3" text:bullet-char="•">
            <style:list-level-properties text:space-before="2.54cm" text:min-label-width="0.635cm"/>
            <style:text-properties fo:font-family="Tahoma" style:font-family-generic="swiss" style:font-pitch="variable" fo:color="#996633" fo:font-size="100%"/>
          </text:list-level-style-bullet>
          <text:list-level-style-bullet text:level="4" text:bullet-char="•">
            <style:list-level-properties text:space-before="3.81cm" text:min-label-width="0.635cm"/>
            <style:text-properties fo:font-family="Tahoma" style:font-family-generic="swiss" style:font-pitch="variable" fo:color="#ffcc00" fo:font-size="100%"/>
          </text:list-level-style-bullet>
          <text:list-level-style-bullet text:level="5" text:bullet-char="–">
            <style:list-level-properties text:space-before="5.08cm" text:min-label-width="0.635cm"/>
            <style:text-properties fo:font-family="Tahoma" style:font-family-generic="swiss" style:font-pitch="variable" fo:color="#ffcc00" fo:font-size="100%"/>
          </text:list-level-style-bullet>
          <text:list-level-style-bullet text:level="6" text:bullet-char="–">
            <style:list-level-properties text:space-before="5.08cm" text:min-label-width="0.635cm"/>
            <style:text-properties fo:font-family="Tahoma" style:font-family-generic="swiss" style:font-pitch="variable" fo:color="#ffcc00" fo:font-size="100%"/>
          </text:list-level-style-bullet>
          <text:list-level-style-bullet text:level="7" text:bullet-char="–">
            <style:list-level-properties text:space-before="5.08cm" text:min-label-width="0.635cm"/>
            <style:text-properties fo:font-family="Tahoma" style:font-family-generic="swiss" style:font-pitch="variable" fo:color="#ffcc00" fo:font-size="100%"/>
          </text:list-level-style-bullet>
          <text:list-level-style-bullet text:level="8" text:bullet-char="–">
            <style:list-level-properties text:space-before="5.08cm" text:min-label-width="0.635cm"/>
            <style:text-properties fo:font-family="Tahoma" style:font-family-generic="swiss" style:font-pitch="variable"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99%"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re1-outline2" style:family="presentation" style:parent-style-name="Titre1-outline1">
      <style:paragraph-properties fo:margin-left="0cm" fo:margin-right="0cm" fo:margin-top="0.176cm" fo:margin-bottom="0cm" fo:line-height="99%"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Titre1-outline3" style:family="presentation" style:parent-style-name="Titre1-outline2">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4" style:family="presentation" style:parent-style-name="Titre1-outline3">
      <style:paragraph-properties fo:margin-left="0cm" fo:margin-right="0cm" fo:margin-top="0.158cm" fo:margin-bottom="0cm" fo:line-height="99%"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5" style:family="presentation" style:parent-style-name="Titre1-outline4">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6" style:family="presentation" style:parent-style-name="Titre1-outline5">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7" style:family="presentation" style:parent-style-name="Titre1-outline6">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8" style:family="presentation" style:parent-style-name="Titre1-outline7">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outline9" style:family="presentation" style:parent-style-name="Titre1-outline8">
      <style:paragraph-properties fo:margin-left="0cm" fo:margin-right="0cm" fo:margin-top="0.158cm" fo:margin-bottom="0cm" fo:line-height="99%"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style:text-properties fo:font-family="Wingdings" style:font-pitch="variable" style:font-charset="x-symbol" fo:color="#000000" fo:font-size="125%"/>
          </text:list-level-style-bullet>
          <text:list-level-style-bullet text:level="2" text:bullet-char="">
            <style:list-level-properties text:space-before="1.27cm"/>
            <style:text-properties fo:font-family="Wingdings" style:font-pitch="variable" style:font-charset="x-symbol" fo:color="#5e574e" fo:font-size="100%"/>
          </text:list-level-style-bullet>
          <text:list-level-style-bullet text:level="3" text:bullet-char="•">
            <style:list-level-properties text:space-before="2.54cm"/>
            <style:text-properties fo:font-family="Tahoma" style:font-family-generic="swiss" style:font-pitch="variable" fo:color="#996633" fo:font-size="100%"/>
          </text:list-level-style-bullet>
          <text:list-level-style-bullet text:level="4" text:bullet-char="•">
            <style:list-level-properties text:space-before="3.81cm"/>
            <style:text-properties fo:font-family="Tahoma" style:font-family-generic="swiss" style:font-pitch="variable" fo:color="#ffcc00" fo:font-size="100%"/>
          </text:list-level-style-bullet>
          <text:list-level-style-bullet text:level="5" text:bullet-char="–">
            <style:list-level-properties text:space-before="5.08cm"/>
            <style:text-properties fo:font-family="Tahoma" style:font-family-generic="swiss" style:font-pitch="variable" fo:color="#ffcc00" fo:font-size="100%"/>
          </text:list-level-style-bullet>
          <text:list-level-style-bullet text:level="6" text:bullet-char="–">
            <style:list-level-properties text:space-before="5.08cm"/>
            <style:text-properties fo:font-family="Tahoma" style:font-family-generic="swiss" style:font-pitch="variable" fo:color="#ffcc00" fo:font-size="100%"/>
          </text:list-level-style-bullet>
          <text:list-level-style-bullet text:level="7" text:bullet-char="–">
            <style:list-level-properties text:space-before="5.08cm"/>
            <style:text-properties fo:font-family="Tahoma" style:font-family-generic="swiss" style:font-pitch="variable" fo:color="#ffcc00" fo:font-size="100%"/>
          </text:list-level-style-bullet>
          <text:list-level-style-bullet text:level="8" text:bullet-char="–">
            <style:list-level-properties text:space-before="5.08cm"/>
            <style:text-properties fo:font-family="Tahoma" style:font-family-generic="swiss" style:font-pitch="variable" fo:color="#ffcc00" fo:font-size="100%"/>
          </text:list-level-style-bullet>
          <text:list-level-style-bullet text:level="9" text:bullet-char="–">
            <style:list-level-properties text:space-before="5.08cm"/>
            <style:text-properties fo:font-family="Tahoma" style:font-family-generic="swiss" style:font-pitch="variable"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8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Arial Blac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Lucida Sans Unicode'" style:font-pitch-asian="variable" style:font-size-asian="36pt" style:font-style-asian="normal" style:font-weight-asian="normal" style:font-family-complex="Tahoma" style:font-pitch-complex="variable" style:font-size-complex="36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6600" draw:textarea-horizontal-align="right" draw:textarea-vertical-align="bottom" draw:auto-grow-height="true" draw:auto-grow-width="false" fo:min-height="1.01cm" fo:min-width="0cm" fo:padding-top="0.13cm" fo:padding-bottom="0.13cm" fo:padding-left="0.25cm" fo:padding-right="0.25cm" draw:shadow="hidden"/>
    </style:style>
    <style:style style:name="M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none" draw:fill="none" draw:fill-color="#ff6600" draw:textarea-horizontal-align="left" draw:textarea-vertical-align="bottom" draw:auto-grow-height="true" draw:auto-grow-width="false" fo:min-height="3.973cm" fo:min-width="0cm" fo:padding-top="0.13cm" fo:padding-bottom="0.13cm" fo:padding-left="0.25cm" fo:padding-right="0.25cm" draw:shadow="hidden"/>
    </style:style>
    <style:style style:name="Mgr5" style:family="graphic" style:parent-style-name="standard">
      <style:graphic-properties draw:stroke="none" draw:fill="none" draw:fill-color="#ff6600" draw:textarea-horizontal-align="left" draw:textarea-vertical-align="top" draw:auto-grow-height="true" draw:auto-grow-width="false" fo:min-height="4.661cm" fo:min-width="0cm" fo:padding-top="0.13cm" fo:padding-bottom="0.13cm" fo:padding-left="0.25cm" fo:padding-right="0.25cm" draw:shadow="hidden"/>
    </style:style>
    <style:style style:name="Mgr6" style:family="graphic" style:parent-style-name="standard">
      <style:graphic-properties draw:stroke="none" draw:fill="none" draw:fill-color="#ff6600" draw:textarea-horizontal-align="right" draw:textarea-vertical-align="bottom" draw:auto-grow-height="true" draw:auto-grow-width="false" fo:min-height="1.169cm" fo:min-width="0cm" fo:padding-top="0.13cm" fo:padding-bottom="0.13cm" fo:padding-left="0.25cm" fo:padding-right="0.25cm" draw:shadow="hidden"/>
    </style:style>
    <style:style style:name="MP1" style:family="paragraph">
      <style:paragraph-properties fo:margin-left="0cm" fo:margin-right="0cm" fo:margin-top="0.308cm" fo:margin-bottom="0cm" fo:line-height="107%" fo:text-align="end" fo:text-indent="0cm" style:punctuation-wrap="simple" style:line-break="normal"/>
    </style:style>
    <style:style style:name="MP2" style:family="paragraph">
      <style:paragraph-properties style:writing-mode="lr-tb"/>
    </style:style>
    <style:style style:name="MP3" style:family="paragraph">
      <style:paragraph-properties fo:text-align="center"/>
      <style:text-properties fo:font-size="24pt"/>
    </style:style>
    <style:style style:name="MP4" style:family="paragraph">
      <style:paragraph-properties fo:text-align="center"/>
    </style:style>
    <style:style style:name="MP5" style:family="paragraph">
      <style:paragraph-properties fo:margin-left="0cm" fo:margin-right="0cm" fo:line-height="85%" fo:text-indent="0cm" style:punctuation-wrap="simple" style:line-break="normal"/>
    </style:style>
    <style:style style:name="MP6" style:family="paragraph">
      <style:paragraph-properties fo:margin-left="0cm" fo:margin-right="0cm" fo:line-height="99%" fo:text-indent="0cm" style:punctuation-wrap="simple" style:line-break="normal"/>
    </style:style>
    <style:style style:name="MT1" style:family="text">
      <style:text-properties fo:color="#5e574e" fo:font-family="Arial" style:font-family-generic="swiss" style:font-pitch="variable" fo:font-size="14pt" fo:language="fr" fo:country="FR" style:font-size-asian="14pt" style:font-size-complex="14pt"/>
    </style:style>
    <style:style style:name="MT2" style:family="text">
      <style:text-properties fo:color="#000000" fo:font-family="'Arial Black'" style:font-family-generic="swiss" style:font-pitch="variable" fo:font-size="40pt" fo:language="fr" fo:country="FR" style:font-size-asian="40pt" style:font-size-complex="40pt"/>
    </style:style>
    <style:style style:name="MT3" style:family="text">
      <style:text-properties fo:color="#000000" fo:font-family="Tahoma" style:font-family-generic="swiss" style:font-pitch="variable" fo:font-size="32pt" fo:language="fr" fo:country="FR" style:font-size-asian="32pt" style:font-size-complex="3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554cm" svg:height="4.915cm" svg:x="1.873cm" svg:y="5.11cm" draw:page-number="1"/>
      <draw:page-thumbnail draw:layer="backgroundobjects" svg:width="6.554cm" svg:height="4.915cm" svg:x="10.301cm" svg:y="5.11cm"/>
      <draw:page-thumbnail draw:layer="backgroundobjects" svg:width="6.554cm" svg:height="4.915cm" svg:x="1.873cm" svg:y="17.494cm"/>
      <draw:page-thumbnail draw:layer="backgroundobjects" svg:width="6.554cm" svg:height="4.915cm" svg:x="10.301cm" svg:y="17.494cm"/>
    </style:handout-master>
    <style:master-page style:name="Standard" style:page-layout-name="PM1" draw:style-name="Mdp1">
      <draw:frame presentation:style-name="Standard-title" draw:layer="backgroundobjects" svg:width="21.59cm" svg:height="3.574cm" svg:x="1.129cm" svg:y="0.236cm" presentation:class="title" presentation:placeholder="true">
        <draw:text-box/>
      </draw:frame>
      <draw:frame presentation:style-name="Standard-outline1" draw:layer="backgroundobjects" svg:width="22.719cm" svg:height="11.049cm" svg:x="1.27cm" svg:y="5.239cm" presentation:class="outline" presentation:placeholder="true">
        <draw:text-box/>
      </draw:frame>
      <draw:frame draw:style-name="Mgr1" draw:text-style-name="MP2" draw:layer="backgroundobjects" svg:width="5.292cm" svg:height="1.27cm" svg:x="18.697cm" svg:y="17.304cm">
        <draw:text-box>
          <text:p text:style-name="MP1"><text:span text:style-name="MT1"><text:page-number>&lt;numéro&gt;</text:page-number></text:span></text:p>
        </draw:text-box>
      </draw:frame>
      <draw:frame draw:style-name="Mgr2" draw:text-style-name="MP3" draw:layer="backgroundobjects" svg:width="22.86cm" svg:height="1.067cm" svg:x="2.54cm" svg:y="3.651cm">
        <draw:image xlink:href="Pictures/100002000000019000000030DFA708A4.png" xlink:type="simple" xlink:show="embed" xlink:actuate="onLoad">
          <text:p/>
        </draw:image>
      </draw:frame>
      <presentation:notes style:page-layout-name="PM2">
        <draw:rect draw:style-name="Mgr3" draw:text-style-name="MP4" draw:layer="backgroundobjects" svg:width="18.73cm" svg:height="27.52cm" svg:x="0cm" svg:y="0cm">
          <text:p/>
        </draw:rect>
        <draw:page-thumbnail presentation:style-name="Standard-title" draw:layer="backgroundobjects" svg:width="13.758cm" svg:height="10.319cm" svg:x="2.487cm" svg:y="2.064cm" presentation:class="page"/>
        <draw:frame presentation:style-name="Standard-notes" draw:layer="backgroundobjects" svg:width="13.741cm" svg:height="12.383cm" svg:x="2.496cm" svg:y="13.07cm" presentation:class="notes" presentation:placeholder="true">
          <draw:text-box/>
        </draw:frame>
      </presentation:notes>
    </style:master-page>
    <style:master-page style:name="Titre1" style:page-layout-name="PM1" draw:style-name="Mdp1">
      <draw:frame draw:style-name="Mgr4" draw:text-style-name="MP2" draw:layer="backgroundobjects" svg:width="21.449cm" svg:height="4.233cm" svg:x="2.54cm" svg:y="0.847cm">
        <draw:text-box>
          <text:p text:style-name="MP5"><text:span text:style-name="MT2">Cliquez pour modifier le style du titre du masque</text:span></text:p>
        </draw:text-box>
      </draw:frame>
      <draw:frame draw:style-name="Mgr5" draw:text-style-name="MP2" draw:layer="backgroundobjects" svg:width="17.78cm" svg:height="4.921cm" svg:x="5.927cm" svg:y="10.795cm">
        <draw:text-box>
          <text:p text:style-name="MP6"><text:span text:style-name="MT3">Cliquez pour modifier le style des sous-titres du masque</text:span></text:p>
        </draw:text-box>
      </draw:frame>
      <draw:frame draw:style-name="Mgr6" draw:text-style-name="MP2" draw:layer="backgroundobjects" svg:width="5.08cm" svg:height="1.429cm" svg:x="18.344cm" svg:y="17.304cm">
        <draw:text-box>
          <text:p text:style-name="MP1"><text:span text:style-name="MT1"><text:page-number>&lt;numéro&gt;</text:page-number></text:span></text:p>
        </draw:text-box>
      </draw:frame>
      <draw:frame draw:style-name="Mgr2" draw:text-style-name="MP3" draw:layer="backgroundobjects" svg:width="22.86cm" svg:height="1.067cm" svg:x="2.54cm" svg:y="5.08cm">
        <draw:image xlink:href="Pictures/100002000000019000000030DFA708A4.png" xlink:type="simple" xlink:show="embed" xlink:actuate="onLoad">
          <text:p/>
        </draw:image>
      </draw:frame>
      <presentation:notes style:page-layout-name="PM2">
        <draw:rect draw:style-name="Mgr3" draw:text-style-name="MP4" draw:layer="backgroundobjects" svg:width="18.73cm" svg:height="27.52cm" svg:x="0cm" svg:y="0cm">
          <text:p/>
        </draw:rect>
        <draw:page-thumbnail presentation:style-name="Titre1-title" draw:layer="backgroundobjects" svg:width="13.758cm" svg:height="10.319cm" svg:x="2.487cm" svg:y="2.064cm" presentation:class="page"/>
        <draw:frame presentation:style-name="Titre1-notes" draw:layer="backgroundobjects" svg:width="13.741cm" svg:height="12.383cm" svg:x="2.496cm" svg:y="13.0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Modèle client-serveur</dc:title>
    <meta:initial-creator>Hagimont</meta:initial-creator>
    <meta:creation-date>2000-06-21T00:05:07</meta:creation-date>
    <dc:creator>hagimont </dc:creator>
    <dc:date>2016-09-20T00:51:39</dc:date>
    <meta:print-date>2001-10-12T10:06:39</meta:print-date>
    <dc:language>fr-FR</dc:language>
    <meta:editing-cycles>84</meta:editing-cycles>
    <meta:editing-duration>PT7H14M54S</meta:editing-duration>
    <meta:document-statistic meta:object-count="431"/>
    <meta:user-defined meta:name="Info 1"/>
    <meta:user-defined meta:name="Info 2"/>
    <meta:user-defined meta:name="Info 3"/>
    <meta:user-defined meta:name="Info 4"/>
  </office:meta>
</office:document-meta>
</file>